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600000009C4985CE7110064766D.png" manifest:media-type="image/png"/>
  <manifest:file-entry manifest:full-path="Pictures/TablePreview1.svm" manifest:media-type=""/>
  <manifest:file-entry manifest:full-path="Pictures/10000001000002ED000000E7BACDE74141ACE9D3.png" manifest:media-type="image/png"/>
  <manifest:file-entry manifest:full-path="Pictures/1000105600004D72000017E0F4E2FAD780817858.wmf" manifest:media-type="image/x-w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Arimo1" svg:font-family="Arimo" style:font-family-generic="swiss" style:font-pitch="variable"/>
    <style:font-face style:name="Bitstream Vera Sans" svg:font-family="'Bitstream Vera Sans'" style:font-family-generic="swiss" style:font-pitch="variable"/>
    <style:font-face style:name="Bitstream Vera Sans1" svg:font-family="'Bitstream Vera Sans'" style:font-family-generic="modern" style:font-pitch="variable"/>
    <style:font-face style:name="Bitstream Vera Sans2" svg:font-family="'Bitstream Vera Sans'" style:font-adornments="Roman" style:font-family-generic="swiss" style:font-pitch="variable"/>
    <style:font-face style:name="Bitstream Vera Sans3" svg:font-family="'Bitstream Vera Sans'" style:font-adornments="Roman" style:font-family-generic="modern" style:font-pitch="variable"/>
    <style:font-face style:name="Bitstream Vera Sans4" svg:font-family="'Bitstream Vera Sans'" style:font-family-generic="swiss"/>
    <style:font-face style:name="Bitstream Vera Sans5" svg:font-family="'Bitstream Vera Sans'" style:font-adornments="Roman" style:font-pitch="variable"/>
    <style:font-face style:name="Calibri" svg:font-family="Calibri"/>
    <style:font-face style:name="Calibri Light" svg:font-family="'Calibri Light'" style:font-pitch="variable"/>
    <style:font-face style:name="Calibri Light1" svg:font-family="'Calibri Light'" style:font-adornments="Roman" style:font-family-generic="swiss" style:font-pitch="variable"/>
    <style:font-face style:name="Calibri Light2" svg:font-family="'Calibri Light'" style:font-family-generic="modern" style:font-pitch="variable"/>
    <style:font-face style:name="Calibri Light3" svg:font-family="'Calibri Light'" style:font-family-generic="swiss" style:font-pitch="variable"/>
    <style:font-face style:name="Calibri Light4" svg:font-family="'Calibri Light'"/>
    <style:font-face style:name="Calibri Light5" svg:font-family="'Calibri Light'" style:font-adornments="Roman" style:font-pitch="variable"/>
    <style:font-face style:name="Calibri Light6" svg:font-family="'Calibri Light'" style:font-adornments="Roman"/>
    <style:font-face style:name="Calibri1" svg:font-family="Calibri" style:font-family-generic="modern"/>
    <style:font-face style:name="Calibri2" svg:font-family="Calibri" style:font-family-generic="swiss"/>
    <style:font-face style:name="Calibri3" svg:font-family="Calibri" style:font-pitch="variable"/>
    <style:font-face style:name="DejaVu Sans" svg:font-family="'DejaVu Sans'" style:font-adornments="Normal" style:font-family-generic="swiss"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family-generic="modern"/>
    <style:font-face style:name="DejaVu Sans Mono3" svg:font-family="'DejaVu Sans Mono'" style:font-adornments="Roman" style:font-family-generic="modern" style:font-pitch="fixed"/>
    <style:font-face style:name="DejaVu Sans Mono4" svg:font-family="'DejaVu Sans Mono'" style:font-family-generic="modern" style:font-pitch="variable"/>
    <style:font-face style:name="DejaVu Sans1" svg:font-family="'DejaVu Sans'" style:font-family-generic="swiss" style:font-pitch="variable"/>
    <style:font-face style:name="DejaVu Sans2" svg:font-family="'DejaVu Sans'" style:font-family-generic="system" style:font-pitch="variable"/>
    <style:font-face style:name="DejaVu Serif" svg:font-family="'DejaVu Serif'" style:font-family-generic="roman"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35cm" draw:stroke-linejoin="miter" svg:stroke-linecap="butt" draw:fill="solid" draw:fill-color="#ffffff" draw:opacity="80%"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035cm" draw:stroke-linejoin="miter" svg:stroke-linecap="butt" draw:fill="solid" draw:fill-color="#7c2648"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738cm" fo:min-width="9.955cm"/>
      <style:paragraph-properties style:writing-mode="lr-tb"/>
    </style:style>
    <style:style style:name="gr5" style:family="graphic" style:parent-style-name="standard">
      <style:graphic-properties draw:stroke="none" svg:stroke-color="#000000" draw:fill="solid" draw:fill-color="#eeeeee" draw:auto-grow-height="true" draw:auto-grow-width="false" fo:max-height="0cm" fo:min-height="2.55cm"/>
      <style:paragraph-properties style:writing-mode="lr-tb"/>
    </style:style>
    <style:style style:name="gr6" style:family="graphic" style:parent-style-name="standard">
      <style:graphic-properties draw:stroke="none" svg:stroke-color="#000000" draw:fill="solid" draw:fill-color="#eeeeee" draw:auto-grow-height="true" draw:auto-grow-width="false" fo:max-height="0cm" fo:min-height="4.608cm"/>
      <style:paragraph-properties style:writing-mode="lr-tb"/>
    </style:style>
    <style:style style:name="gr7" style:family="graphic" style:parent-style-name="standard">
      <style:graphic-properties draw:stroke="none" svg:stroke-color="#000000" draw:fill="solid" draw:fill-color="#eeeeee" draw:auto-grow-height="false" draw:auto-grow-width="false" draw:fit-to-size="false" style:shrink-to-fit="false" fo:max-height="0cm" fo:min-height="2.321cm"/>
      <style:paragraph-properties style:writing-mode="lr-tb"/>
    </style:style>
    <style:style style:name="gr8" style:family="graphic" style:parent-style-name="standard"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gr9" style:family="graphic" style:parent-style-name="standard"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gr10" style:family="graphic" style:parent-style-name="standard" style:list-style-name="L3">
      <style:graphic-properties draw:stroke="none" svg:stroke-color="#000000" draw:fill="solid" draw:fill-color="#eeeeee" draw:textarea-horizontal-align="left" draw:auto-grow-height="true" draw:auto-grow-width="true" fo:min-height="3.261cm" fo:min-width="8.809cm"/>
      <style:paragraph-properties style:writing-mode="lr-tb"/>
    </style:style>
    <style:style style:name="gr11" style:family="graphic" style:parent-style-name="standard">
      <style:graphic-properties draw:stroke="none" svg:stroke-color="#000000" draw:fill="solid" draw:fill-color="#eeeeee" draw:auto-grow-height="true" draw:auto-grow-width="false" fo:max-height="0cm" fo:min-height="3.481cm"/>
      <style:paragraph-properties style:writing-mode="lr-tb"/>
    </style:style>
    <style:style style:name="gr12" style:family="graphic" style:parent-style-name="standard" style:list-style-name="L1">
      <style:graphic-properties draw:stroke="none" svg:stroke-color="#000000" draw:fill="solid" draw:fill-color="#eeeeee" draw:textarea-horizontal-align="left" draw:auto-grow-height="true" draw:auto-grow-width="false" fo:min-height="0.55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15.657cm"/>
      <style:paragraph-properties style:writing-mode="lr-tb"/>
    </style:style>
    <style:style style:name="gr14" style:family="graphic" style:parent-style-name="standard">
      <style:graphic-properties draw:stroke="none" svg:stroke-color="#000000" draw:fill="solid" draw:fill-color="#eeeeee" draw:auto-grow-height="true" draw:auto-grow-width="false" fo:max-height="0cm" fo:min-height="10.737cm"/>
      <style:paragraph-properties style:writing-mode="lr-tb"/>
    </style:style>
    <style:style style:name="gr15" style:family="graphic" style:parent-style-name="standard">
      <style:graphic-properties draw:stroke="none" svg:stroke-color="#000000" draw:fill="solid" draw:fill-color="#eeeeee" draw:auto-grow-height="true" draw:auto-grow-width="false" fo:max-height="0cm" fo:min-height="6.52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475cm" fo:min-width="3.236cm"/>
      <style:paragraph-properties style:writing-mode="lr-tb"/>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gr18" style:family="graphic" style:parent-style-name="standard" style:list-style-name="L3">
      <style:graphic-properties draw:stroke="none" draw:fill="none" draw:auto-grow-height="false" draw:fit-to-size="false" style:shrink-to-fit="true" fo:min-height="8.4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653cm" fo:min-width="9.955cm"/>
      <style:paragraph-properties style:writing-mode="lr-tb"/>
    </style:style>
    <style:style style:name="gr20" style:family="graphic" style:parent-style-name="standard" style:list-style-name="L1">
      <style:graphic-properties draw:stroke="none" svg:stroke-color="#000000" draw:fill="solid" draw:fill-color="#eeeeee" draw:auto-grow-height="true" draw:auto-grow-width="false" fo:max-height="0cm" fo:min-height="2.75cm"/>
      <style:paragraph-properties style:writing-mode="lr-tb"/>
    </style:style>
    <style:style style:name="gr21" style:family="graphic" style:parent-style-name="standard"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gr22" style:family="graphic" style:parent-style-name="standard">
      <style:graphic-properties draw:textarea-horizontal-align="justify" draw:textarea-vertical-align="middle" draw:auto-grow-height="false" fo:min-height="1.307cm" fo:min-width="4.204cm" fo:wrap-option="wrap"/>
      <style:paragraph-properties style:writing-mode="lr-tb"/>
    </style:style>
    <style:style style:name="gr23" style:family="graphic" style:parent-style-name="objectwithoutfill">
      <style:graphic-properties svg:stroke-width="0.4cm" draw:marker-start-width="0.8cm" draw:marker-end="Triangle" draw:marker-end-width="1.5cm" draw:fill="none" draw:textarea-horizontal-align="right" draw:textarea-vertical-align="middle" draw:fit-to-size="true" style:shrink-to-fit="false" fo:padding-top="0.325cm" fo:padding-bottom="0.325cm" fo:padding-left="0.45cm" fo:padding-right="0.45cm"/>
    </style:style>
    <style:style style:name="gr24" style:family="graphic" style:parent-style-name="standard">
      <style:graphic-properties draw:stroke="none" svg:stroke-color="#000000" draw:fill="none" draw:fill-color="#ffffff" draw:textarea-horizontal-align="left" draw:auto-grow-height="true" draw:auto-grow-width="true" fo:min-height="0.738cm" fo:min-width="3.431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38cm" fo:min-width="4.574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4.511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423cm" fo:min-width="7.537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305cm" fo:min-width="13.827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55cm" fo:min-width="19.173cm"/>
      <style:paragraph-properties style:writing-mode="lr-tb"/>
    </style:style>
    <style:style style:name="gr30" style:family="graphic" style:parent-style-name="standard">
      <style:graphic-properties draw:stroke="none" svg:stroke-color="#000000" draw:fill="solid" draw:fill-color="#eeeeee" draw:auto-grow-height="true" draw:auto-grow-width="false" fo:max-height="0cm" fo:min-height="4.669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1.305cm" fo:min-width="16.664cm"/>
      <style:paragraph-properties style:writing-mode="lr-tb"/>
    </style:style>
    <style:style style:name="pr1" style:family="presentation" style:parent-style-name="Titelfoli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elfoli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elfolie-notes">
      <style:graphic-properties draw:fill-color="#ffffff" fo:min-height="13.364cm"/>
      <style:paragraph-properties style:writing-mode="lr-tb"/>
    </style:style>
    <style:style style:name="pr4"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 style:family="presentation" style:parent-style-name="Nur_20_Titel-outline1">
      <style:graphic-properties/>
      <style:paragraph-properties style:writing-mode="lr-tb"/>
    </style:style>
    <style:style style:name="pr6" style:family="presentation" style:parent-style-name="Nur_20_Titel-notes">
      <style:graphic-properties draw:fill-color="#ffffff" draw:auto-grow-height="true" fo:min-height="13.364cm"/>
      <style:paragraph-properties style:writing-mode="lr-tb"/>
    </style:style>
    <style:style style:name="pr7"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0"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2"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3"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5"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6"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9"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0"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1" style:family="presentation" style:parent-style-name="Nur_20_Titel-outline1" style:list-style-name="L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2"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3" style:family="presentation" style:parent-style-name="Nur_20_Titel-outline1" style:list-style-name="L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Nur_20_Titel-outline1" style:list-style-name="L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26"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7"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8"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0" style:family="presentation" style:parent-style-name="Nur_20_Titel-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co1" style:family="table-column">
      <style:table-column-properties style:column-width="11.931cm" style:use-optimal-column-width="false"/>
    </style:style>
    <style:style style:name="co2" style:family="table-column">
      <style:table-column-properties style:column-width="14.598cm" style:use-optimal-column-width="false"/>
    </style:style>
    <style:style style:name="ro1" style:family="table-row">
      <style:table-row-properties style:row-height="0.053cm" style:use-optimal-row-height="false"/>
    </style:style>
    <style:style style:name="ro2" style:family="table-row">
      <style:table-row-properties style:row-height="1.051cm" style:use-optimal-row-height="false"/>
    </style:style>
    <style:style style:name="ce1" style:family="table-cell">
      <loext:graphic-properties fo:padding-top="0.06cm" fo:padding-bottom="0.06cm"/>
      <style:paragraph-properties fo:margin-left="0cm" fo:margin-right="0cm" fo:margin-top="0cm" fo:margin-bottom="0cm" fo:line-height="115%" fo:text-indent="0cm" fo:border="0.03pt solid #ffffff"/>
      <style:text-properties style:font-name="DejaVu Sans Mono" fo:font-size="18pt" style:font-size-asian="18pt" style:font-size-complex="18pt"/>
    </style:style>
    <style:style style:name="P1" style:family="paragraph">
      <loext:graphic-properties draw:fill="solid" draw:fill-color="#ffffff" draw:opacity="80%"/>
      <style:paragraph-properties fo:text-align="center" style:font-independent-line-spacing="true"/>
      <style:text-properties fo:font-size="18pt" fo:language="zxx" fo:country="none" style:language-asian="zxx" style:country-asian="none" style:language-complex="zxx" style:country-complex="none"/>
    </style:style>
    <style:style style:name="P2" style:family="paragraph">
      <style:paragraph-properties fo:margin-top="0cm" fo:margin-bottom="0cm" fo:line-height="90%" fo:text-align="end" style:punctuation-wrap="hanging" style:writing-mode="lr-tb"/>
      <style:text-properties fo:language="zxx" fo:country="none" style:language-asian="zxx" style:country-asian="none" style:language-complex="zxx" style:country-complex="none" fo:hyphenate="false"/>
    </style:style>
    <style:style style:name="P3" style:family="paragraph">
      <loext:graphic-properties draw:fill="none"/>
      <style:paragraph-properties fo:margin-top="0cm" fo:margin-bottom="0cm" fo:line-height="90%" fo:text-align="end" style:punctuation-wrap="hanging" style:writing-mode="lr-tb" style:font-independent-line-spacing="true"/>
      <style:text-properties fo:font-size="36pt" fo:language="zxx" fo:country="none" style:language-asian="zxx" style:country-asian="none" style:language-complex="zxx" style:country-complex="none" fo:hyphenate="false"/>
    </style:style>
    <style:style style:name="P4"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language="zxx" fo:country="none" style:language-asian="zxx" style:country-asian="none" style:language-complex="zxx" style:country-complex="none" fo:hyphenate="false"/>
    </style:style>
    <style:style style:name="P5" style:family="paragraph">
      <loext:graphic-properties draw:fill="none" draw:fill-color="#ffffff"/>
      <style:paragraph-properties fo:margin-left="0cm" fo:margin-right="0cm" fo:margin-top="0.353cm" fo:margin-bottom="0cm" fo:line-height="90%" fo:text-align="end" fo:text-indent="0cm" style:punctuation-wrap="hanging" style:writing-mode="lr-tb" style:font-independent-line-spacing="true">
        <style:tab-stops>
          <style:tab-stop style:position="0cm"/>
        </style:tab-stops>
      </style:paragraph-properties>
      <style:text-properties style:font-name="Bitstream Vera Sans" fo:font-size="18pt" fo:language="zxx" fo:country="none" style:font-size-asian="18pt" style:language-asian="zxx" style:country-asian="none" style:font-size-complex="18pt" style:language-complex="zxx" style:country-complex="none" fo:hyphenate="false"/>
    </style:style>
    <style:style style:name="P6" style:family="paragraph">
      <loext:graphic-properties draw:fill="solid" draw:fill-color="#7c2648"/>
      <style:paragraph-properties fo:text-align="center" style:font-independent-line-spacing="true"/>
      <style:text-properties fo:font-size="18pt" fo:language="zxx" fo:country="none" style:language-asian="zxx" style:country-asian="none" style:language-complex="zxx" style:country-complex="none"/>
    </style:style>
    <style:style style:name="P7"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8"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language="zxx" fo:country="none" style:language-asian="zxx" style:country-asian="none" style:language-complex="zxx" style:country-complex="none" fo:hyphenate="false"/>
    </style:style>
    <style:style style:name="P9"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898989" loext:opacity="100%" style:text-line-through-style="none" style:text-line-through-type="none" style:text-position="0% 100%" style:font-name="Bitstream Vera Sans" fo:font-size="14pt" fo:letter-spacing="normal" fo:language="zxx" fo:country="none" fo:font-style="normal" style:text-underline-style="none" fo:font-weight="normal" fo:background-color="transparent" style:font-size-asian="14pt" style:language-asian="zxx" style:country-asian="none" style:font-style-asian="normal" style:font-weight-asian="normal" style:font-name-complex="Calibri Light3" style:font-size-complex="14pt" style:language-complex="zxx" style:country-complex="none" style:font-style-complex="normal" style:font-weight-complex="normal" fo:hyphenate="false"/>
    </style:style>
    <style:style style:name="P10" style:family="paragraph">
      <style:text-properties fo:language="zxx" fo:country="none" style:language-asian="zxx" style:country-asian="none" style:language-complex="zxx" style:country-complex="none"/>
    </style:style>
    <style:style style:name="P11" style:family="paragraph">
      <style:paragraph-properties style:writing-mode="lr-tb"/>
      <style:text-properties fo:language="zxx" fo:country="none" style:language-asian="zxx" style:country-asian="none" style:language-complex="zxx" style:country-complex="none"/>
    </style:style>
    <style:style style:name="P12" style:family="paragraph">
      <loext:graphic-properties draw:fill="none" draw:fill-color="#ffffff"/>
      <style:paragraph-properties style:writing-mode="lr-tb"/>
      <style:text-properties fo:color="#333333" loext:opacity="100%" style:font-name="Bitstream Vera Sans" fo:font-size="18pt" fo:language="zxx" fo:country="none" fo:font-weight="normal" fo:background-color="transparent" style:language-asian="zxx" style:country-asian="none" style:language-complex="zxx" style:country-complex="none"/>
    </style:style>
    <style:style style:name="P13"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898989" loext:opacity="100%" style:text-line-through-style="none" style:text-line-through-type="none" style:text-position="0% 100%" style:font-name="Calibri Light3" fo:font-size="14pt" fo:letter-spacing="normal" fo:language="zxx" fo:country="none" fo:font-style="normal" style:text-underline-style="none" fo:font-weight="normal" fo:background-color="transparent" style:font-size-asian="14pt" style:language-asian="zxx" style:country-asian="none" style:font-style-asian="normal" style:font-weight-asian="normal" style:font-name-complex="Calibri Light3" style:font-size-complex="14pt" style:language-complex="zxx" style:country-complex="none" style:font-style-complex="normal" style:font-weight-complex="normal" fo:hyphenate="false"/>
    </style:style>
    <style:style style:name="P14" style:family="paragraph">
      <loext:graphic-properties draw:fill="none" draw:fill-color="#ffffff"/>
      <style:paragraph-properties style:writing-mode="lr-tb"/>
      <style:text-properties fo:color="#333333" loext:opacity="100%" style:font-name="DejaVu Sans" fo:font-size="18pt" fo:language="zxx" fo:country="none" fo:font-weight="normal" fo:background-color="transparent" style:language-asian="zxx" style:country-asian="none" style:language-complex="zxx" style:country-complex="none"/>
    </style:style>
    <style:style style:name="P15" style:family="paragraph">
      <style:text-properties fo:font-size="16pt" fo:language="zxx" fo:country="none" style:font-size-asian="16pt" style:language-asian="zxx" style:country-asian="none" style:font-size-complex="16pt" style:language-complex="zxx" style:country-complex="none"/>
    </style:style>
    <style:style style:name="P16" style:family="paragraph">
      <loext:graphic-properties draw:fill="solid" draw:fill-color="#eeeeee"/>
      <style:paragraph-properties style:writing-mode="lr-tb"/>
      <style:text-properties style:font-name="DejaVu Sans Mono" fo:font-size="16pt" fo:language="zxx" fo:country="none" style:font-size-asian="16pt" style:language-asian="zxx" style:country-asian="none" style:font-size-complex="16pt" style:language-complex="zxx" style:country-complex="none"/>
    </style:style>
    <style:style style:name="P17" style:family="paragraph">
      <style:paragraph-properties>
        <style:tab-stops>
          <style:tab-stop style:position="0cm"/>
        </style:tab-stops>
      </style:paragraph-properties>
      <style:text-properties fo:language="zxx" fo:country="none" style:language-asian="zxx" style:country-asian="none" style:language-complex="zxx" style:country-complex="none"/>
    </style:style>
    <style:style style:name="P1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 Light3" fo:font-size="14pt" fo:letter-spacing="normal" fo:language="zxx" fo:country="none" fo:font-style="normal" style:text-underline-style="none" fo:font-weight="normal" fo:background-color="transparent" style:font-size-asian="14pt" style:language-asian="zxx" style:country-asian="none" style:font-style-asian="normal" style:font-weight-asian="normal" style:font-name-complex="Calibri Light3" style:font-size-complex="14pt" style:language-complex="zxx" style:country-complex="none" style:font-style-complex="normal" style:font-weight-complex="normal" fo:hyphenate="false"/>
    </style:style>
    <style:style style:name="P19"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 Light3" fo:font-size="16pt" fo:letter-spacing="normal" fo:language="zxx" fo:country="none" fo:font-style="normal" style:text-underline-style="none" fo:font-weight="normal" fo:background-color="transparent" style:font-size-asian="16pt" style:language-asian="zxx" style:country-asian="none" style:font-style-asian="normal" style:font-weight-asian="normal" style:font-name-complex="Calibri Light3" style:font-size-complex="16pt" style:language-complex="zxx" style:country-complex="none" style:font-style-complex="normal" style:font-weight-complex="normal" fo:hyphenate="false"/>
    </style:style>
    <style:style style:name="P20" style:family="paragraph">
      <style:paragraph-properties fo:margin-left="0cm" fo:margin-right="0cm" fo:margin-top="0.257cm" fo:margin-bottom="0cm" fo:line-height="100%" fo:text-align="start" fo:text-indent="0cm" style:punctuation-wrap="hanging" style:writing-mode="lr-tb"/>
      <style:text-properties fo:language="zxx" fo:country="none" style:language-asian="zxx" style:country-asian="none" style:language-complex="zxx" style:country-complex="none" fo:hyphenate="false"/>
    </style:style>
    <style:style style:name="P21" style:family="paragraph">
      <loext:graphic-properties draw:fill="solid" draw:fill-color="#eeeeee"/>
      <style:paragraph-properties fo:margin-left="0cm" fo:margin-right="0cm" fo:margin-top="0.257cm" fo:margin-bottom="0cm" fo:line-height="100%" fo:text-align="start" fo:text-indent="0cm" style:punctuation-wrap="hanging" style:writing-mode="lr-tb"/>
      <style:text-properties style:font-name="DejaVu Sans Mono" fo:language="zxx" fo:country="none" style:language-asian="zxx" style:country-asian="none" style:language-complex="zxx" style:country-complex="none" fo:hyphenate="false"/>
    </style:style>
    <style:style style:name="P22" style:family="paragraph">
      <loext:graphic-properties draw:fill="solid" draw:fill-color="#eeeeee"/>
      <style:paragraph-properties style:writing-mode="lr-tb"/>
      <style:text-properties style:font-name="DejaVu Sans Mono" fo:font-size="14pt" fo:language="zxx" fo:country="none" style:font-size-asian="14pt" style:language-asian="zxx" style:country-asian="none" style:font-size-complex="14pt" style:language-complex="zxx" style:country-complex="none"/>
    </style:style>
    <style:style style:name="P23" style:family="paragraph">
      <loext:graphic-properties draw:fill="solid" draw:fill-color="#eeeeee"/>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style:font-name="DejaVu Sans Mono" fo:font-size="14pt" fo:language="zxx" fo:country="none" style:font-size-asian="14pt" style:language-asian="zxx" style:country-asian="none" style:font-size-complex="14pt" style:language-complex="zxx" style:country-complex="none" fo:hyphenate="false"/>
    </style:style>
    <style:style style:name="P24" style:family="paragraph">
      <style:paragraph-properties fo:margin-left="0cm" fo:margin-right="0cm" fo:margin-top="0cm" fo:margin-bottom="0cm" fo:line-height="100%" fo:text-indent="0cm"/>
      <style:text-properties fo:language="zxx" fo:country="none" style:language-asian="zxx" style:country-asian="none" style:language-complex="zxx" style:country-complex="none"/>
    </style:style>
    <style:style style:name="P25" style:family="paragraph">
      <loext:graphic-properties draw:fill="solid" draw:fill-color="#eeeeee"/>
      <style:paragraph-properties style:writing-mode="lr-tb"/>
      <style:text-properties fo:color="#666666" loext:opacity="100%" style:font-name="DejaVu Sans Mono" fo:font-size="16pt" fo:language="zxx" fo:country="none" style:font-size-asian="16pt" style:language-asian="zxx" style:country-asian="none" style:font-size-complex="16pt" style:language-complex="zxx" style:country-complex="none"/>
    </style:style>
    <style:style style:name="P26" style:family="paragraph">
      <style:text-properties fo:font-size="15pt" fo:language="zxx" fo:country="none" style:font-size-asian="15pt" style:language-asian="zxx" style:country-asian="none" style:font-size-complex="15pt" style:language-complex="zxx" style:country-complex="none"/>
    </style:style>
    <style:style style:name="P27" style:family="paragraph">
      <loext:graphic-properties draw:fill="none" draw:fill-color="#ffffff"/>
      <style:paragraph-properties style:writing-mode="lr-tb"/>
      <style:text-properties fo:font-size="15pt" fo:language="zxx" fo:country="none" style:font-size-asian="15pt" style:language-asian="zxx" style:country-asian="none" style:font-size-complex="15pt" style:language-complex="zxx" style:country-complex="none"/>
    </style:style>
    <style:style style:name="P28" style:family="paragraph">
      <loext:graphic-properties draw:fill-color="#ffffff"/>
      <style:paragraph-properties style:writing-mode="lr-tb"/>
      <style:text-properties fo:font-size="20pt" fo:language="zxx" fo:country="none" style:language-asian="zxx" style:country-asian="none" style:language-complex="zxx" style:country-complex="none"/>
    </style:style>
    <style:style style:name="P29" style:family="paragraph">
      <loext:graphic-properties draw:fill="none"/>
      <style:paragraph-properties style:writing-mode="lr-tb"/>
      <style:text-properties fo:language="zxx" fo:country="none" style:language-asian="zxx" style:country-asian="none" style:language-complex="zxx" style:country-complex="none"/>
    </style:style>
    <style:style style:name="P30" style:family="paragraph">
      <style:text-properties fo:font-size="18pt" fo:language="zxx" fo:country="none" style:language-asian="zxx" style:country-asian="none" style:language-complex="zxx" style:country-complex="none"/>
    </style:style>
    <style:style style:name="P31"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18pt" fo:language="zxx" fo:country="none" style:font-size-asian="18pt" style:language-asian="zxx" style:country-asian="none" style:font-size-complex="18pt" style:language-complex="zxx" style:country-complex="none" fo:hyphenate="false"/>
    </style:style>
    <style:style style:name="P32" style:family="paragraph">
      <loext:graphic-properties draw:fill="solid" draw:fill-color="#eeeeee"/>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style:font-name="DejaVu Sans Mono" fo:font-size="18pt" fo:language="zxx" fo:country="none" style:font-size-asian="18pt" style:language-asian="zxx" style:country-asian="none" style:font-size-complex="18pt" style:language-complex="zxx" style:country-complex="none" fo:hyphenate="false"/>
    </style:style>
    <style:style style:name="P33" style:family="paragraph">
      <style:paragraph-properties fo:margin-left="0cm" fo:margin-right="0cm" fo:margin-top="0cm" fo:margin-bottom="0cm" fo:line-height="115%" fo:text-indent="0cm"/>
      <style:text-properties fo:font-size="18pt" fo:language="zxx" fo:country="none" style:font-size-asian="18pt" style:language-asian="zxx" style:country-asian="none" style:font-size-complex="18pt" style:language-complex="zxx" style:country-complex="none"/>
    </style:style>
    <style:style style:name="P34" style:family="paragraph">
      <style:paragraph-properties fo:margin-left="0cm" fo:margin-right="0cm" fo:margin-top="0cm" fo:margin-bottom="0cm" fo:line-height="115%" fo:text-indent="0cm"/>
      <style:text-properties style:font-name="DejaVu Sans Mono" fo:font-size="18pt" fo:language="zxx" fo:country="none" style:font-size-asian="18pt" style:language-asian="zxx" style:country-asian="none" style:font-size-complex="18pt" style:language-complex="zxx" style:country-complex="none"/>
    </style:style>
    <style:style style:name="P35" style:family="paragraph">
      <style:paragraph-properties fo:text-align="center" style:writing-mode="lr-tb"/>
      <style:text-properties fo:language="zxx" fo:country="none" style:language-asian="zxx" style:country-asian="none" style:language-complex="zxx" style:country-complex="none"/>
    </style:style>
    <style:style style:name="P36" style:family="paragraph">
      <loext:graphic-properties draw:fill="none"/>
      <style:paragraph-properties fo:text-align="center" style:writing-mode="lr-tb"/>
      <style:text-properties fo:language="zxx" fo:country="none" style:language-asian="zxx" style:country-asian="none" style:language-complex="zxx" style:country-complex="none"/>
    </style:style>
    <style:style style:name="P37" style:family="paragraph">
      <loext:graphic-properties draw:fill="none" draw:fill-color="#ffffff"/>
      <style:paragraph-properties style:writing-mode="lr-tb"/>
      <style:text-properties style:font-name="DejaVu Sans Mono" fo:language="zxx" fo:country="none" style:language-asian="zxx" style:country-asian="none" style:language-complex="zxx" style:country-complex="none"/>
    </style:style>
    <style:style style:name="P38" style:family="paragraph">
      <loext:graphic-properties draw:fill="none" draw:fill-color="#ffffff"/>
      <style:paragraph-properties style:writing-mode="lr-tb"/>
      <style:text-properties fo:language="zxx" fo:country="none" style:language-asian="zxx" style:country-asian="none" style:language-complex="zxx" style:country-complex="none"/>
    </style:style>
    <style:style style:name="P39" style:family="paragraph">
      <style:text-properties fo:color="#b2b2b2" loext:opacity="100%" style:font-name="Bitstream Vera Sans" fo:language="zxx" fo:country="none" style:language-asian="zxx" style:country-asian="none" style:language-complex="zxx" style:country-complex="none"/>
    </style:style>
    <style:style style:name="P40" style:family="paragraph">
      <loext:graphic-properties draw:fill="none" draw:fill-color="#ffffff"/>
      <style:paragraph-properties style:writing-mode="lr-tb"/>
      <style:text-properties fo:color="#b2b2b2" loext:opacity="100%" style:font-name="Bitstream Vera Sans" fo:language="zxx" fo:country="none" style:language-asian="zxx" style:country-asian="none" style:language-complex="zxx" style:country-complex="none"/>
    </style:style>
    <style:style style:name="P41" style:family="paragraph">
      <style:text-properties style:font-name="Bitstream Vera Sans" fo:language="zxx" fo:country="none" style:language-asian="zxx" style:country-asian="none" style:language-complex="zxx" style:country-complex="none"/>
    </style:style>
    <style:style style:name="P42" style:family="paragraph">
      <loext:graphic-properties draw:fill="none" draw:fill-color="#ffffff"/>
      <style:paragraph-properties style:writing-mode="lr-tb"/>
      <style:text-properties style:font-name="Bitstream Vera Sans" fo:language="zxx" fo:country="none" style:language-asian="zxx" style:country-asian="none" style:language-complex="zxx" style:country-complex="none"/>
    </style:style>
    <style:style style:name="P43"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 Light3" fo:font-size="18pt" fo:letter-spacing="normal" fo:language="zxx" fo:country="none" fo:font-style="normal" style:text-underline-style="none" fo:font-weight="normal" fo:background-color="transparent" style:font-size-asian="18pt" style:language-asian="zxx" style:country-asian="none" style:font-style-asian="normal" style:font-weight-asian="normal" style:font-name-complex="Calibri Light3" style:font-size-complex="18pt" style:language-complex="zxx" style:country-complex="none" style:font-style-complex="normal" style:font-weight-complex="normal" fo:hyphenate="false"/>
    </style:style>
    <style:style style:name="P44" style:family="paragraph">
      <style:paragraph-properties fo:margin-left="0cm" fo:margin-right="0cm" fo:margin-top="0cm" fo:margin-bottom="0cm" fo:line-height="100%" fo:text-indent="0cm"/>
      <style:text-properties fo:font-size="16pt" fo:language="zxx" fo:country="none" style:font-size-asian="16pt" style:language-asian="zxx" style:country-asian="none" style:font-size-complex="16pt" style:language-complex="zxx" style:country-complex="none"/>
    </style:style>
    <style:style style:name="T1" style:family="text">
      <style:text-properties fo:font-variant="normal" fo:text-transform="none" fo:color="#7c2648" loext:opacity="100%" style:text-line-through-style="none" style:text-line-through-type="none" style:text-position="0% 100%" style:font-name="Bitstream Vera Sans" fo:font-size="36pt" fo:letter-spacing="normal" fo:language="de" fo:country="DE"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2" style:family="text">
      <style:text-properties fo:font-variant="normal" fo:text-transform="none" fo:color="#7c2648" loext:opacity="100%" style:text-line-through-style="none" style:text-line-through-type="none" style:text-position="0% 100%" style:font-name="DejaVu Sans Mono" fo:font-size="36pt" fo:letter-spacing="normal" fo:language="de" fo:country="DE"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3" style:family="text">
      <style:text-properties fo:font-variant="normal" fo:text-transform="none" fo:color="#898989" loext:opacity="100%" style:text-line-through-style="none" style:text-line-through-type="none" style:text-position="0% 100%" style:font-name="Bitstream Vera Sans" fo:font-size="18pt" fo:letter-spacing="normal" fo:language="de" fo:country="DE" fo:font-style="normal" style:text-underline-style="none" fo:font-weight="normal" fo:background-color="transparent" style:font-size-asian="18pt" style:font-style-asian="normal" style:font-weight-asian="normal" style:font-name-complex="Calibri Light3" style:font-size-complex="18pt" style:font-style-complex="normal" style:font-weight-complex="normal"/>
    </style:style>
    <style:style style:name="T4" style:family="text">
      <style:text-properties fo:font-variant="normal" fo:text-transform="none" fo:color="#898989" loext:opacity="100%" style:text-line-through-style="none" style:text-line-through-type="none" style:text-position="0% 100%" style:font-name="Bitstream Vera Sans" fo:font-size="14pt" fo:letter-spacing="normal" fo:font-style="normal" style:text-underline-style="none" fo:font-weight="normal" fo:background-color="transparent" style:font-size-asian="14pt" style:font-style-asian="normal" style:font-weight-asian="normal" style:font-name-complex="Calibri Light3" style:font-size-complex="14pt" style:font-style-complex="normal" style:font-weight-complex="normal"/>
    </style:style>
    <style:style style:name="T5" style:family="text">
      <style:text-properties fo:font-variant="normal" fo:text-transform="none" fo:color="#898989" loext:opacity="100%" style:text-line-through-style="none" style:text-line-through-type="none" style:text-position="0% 100%" style:font-name="DejaVu Sans Mono" fo:font-size="14pt" fo:letter-spacing="normal" fo:font-style="normal" style:text-underline-style="none" fo:font-weight="normal" fo:background-color="transparent" style:font-size-asian="14pt" style:font-style-asian="normal" style:font-weight-asian="normal" style:font-name-complex="Calibri Light3" style:font-size-complex="14pt" style:font-style-complex="normal" style:font-weight-complex="normal"/>
    </style:style>
    <style:style style:name="T6" style:family="text">
      <style:text-properties fo:color="#333333" loext:opacity="100%" style:font-name="Bitstream Vera Sans" fo:font-size="18pt" fo:font-weight="normal" fo:background-color="transparent"/>
    </style:style>
    <style:style style:name="T7" style:family="text">
      <style:text-properties fo:font-variant="normal" fo:text-transform="none" fo:color="#898989" loext:opacity="100%" style:text-line-through-style="none" style:text-line-through-type="none" style:text-position="0% 100%" style:font-name="Calibri Light3" fo:font-size="14pt" fo:letter-spacing="normal" fo:font-style="normal" style:text-underline-style="none" fo:font-weight="normal" fo:background-color="transparent" style:font-size-asian="14pt" style:font-style-asian="normal" style:font-weight-asian="normal" style:font-name-complex="Calibri Light3" style:font-size-complex="14pt" style:font-style-complex="normal" style:font-weight-complex="normal"/>
    </style:style>
    <style:style style:name="T8" style:family="text">
      <style:text-properties style:font-name="DejaVu Sans Mono"/>
    </style:style>
    <style:style style:name="T9" style:family="text">
      <style:text-properties fo:color="#333333" loext:opacity="100%" style:font-name="DejaVu Sans" fo:font-size="18pt" fo:font-weight="normal" fo:background-color="transparent"/>
    </style:style>
    <style:style style:name="T10" style:family="text">
      <style:text-properties fo:color="#333333" loext:opacity="100%" style:font-name="DejaVu Sans Mono" fo:font-size="18pt" fo:font-weight="normal" fo:background-color="transparent"/>
    </style:style>
    <style:style style:name="T11" style:family="text">
      <style:text-properties fo:color="#008000" loext:opacity="100%" style:font-name="DejaVu Sans Mono" fo:font-size="16pt" style:font-size-asian="16pt" style:font-size-complex="16pt"/>
    </style:style>
    <style:style style:name="T12" style:family="text">
      <style:text-properties fo:color="#bbbbbb" loext:opacity="100%" style:font-name="DejaVu Sans Mono" fo:font-size="16pt" style:font-size-asian="16pt" style:font-size-complex="16pt"/>
    </style:style>
    <style:style style:name="T13" style:family="text">
      <style:text-properties fo:color="#000000" loext:opacity="100%" style:font-name="DejaVu Sans Mono" fo:font-size="16pt" style:font-size-asian="16pt" style:font-size-complex="16pt"/>
    </style:style>
    <style:style style:name="T14" style:family="text">
      <style:text-properties fo:color="#b00040" loext:opacity="100%" style:font-name="DejaVu Sans Mono" fo:font-size="16pt" style:font-size-asian="16pt" style:font-size-complex="16pt"/>
    </style:style>
    <style:style style:name="T15" style:family="text">
      <style:text-properties fo:color="#aa22ff" loext:opacity="100%" style:font-name="DejaVu Sans Mono" fo:font-size="16pt" style:font-size-asian="16pt" style:font-size-complex="16pt"/>
    </style:style>
    <style:style style:name="T16" style:family="text">
      <style:text-properties fo:font-variant="normal" fo:text-transform="none" fo:color="#c9211e" loext:opacity="100%" style:text-line-through-style="none" style:text-line-through-type="none" style:text-position="0% 100%" style:font-name="DejaVu Sans Mono" fo:font-size="14pt" fo:letter-spacing="normal" fo:font-style="normal" style:text-underline-style="none" fo:font-weight="normal" fo:background-color="transparent" style:font-size-asian="14pt" style:font-style-asian="normal" style:font-weight-asian="normal" style:font-name-complex="Calibri Light3" style:font-size-complex="14pt" style:font-style-complex="normal" style:font-weight-complex="normal"/>
    </style:style>
    <style:style style:name="T17" style:family="text">
      <style:text-properties fo:font-variant="normal" fo:text-transform="none" fo:color="#c9211e" loext:opacity="100%" style:text-line-through-style="none" style:text-line-through-type="none" style:text-position="0% 100%" style:font-name="DejaVu Sans Mono" fo:font-size="16pt" fo:letter-spacing="normal" fo:font-style="normal" style:text-underline-style="none" fo:font-weight="normal" fo:background-color="transparent" style:font-size-asian="16pt" style:font-style-asian="normal" style:font-weight-asian="normal" style:font-name-complex="Calibri Light3" style:font-size-complex="16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DejaVu Sans Mono" fo:font-size="16pt" fo:letter-spacing="normal" fo:font-style="normal" style:text-underline-style="none" fo:font-weight="normal" fo:background-color="transparent" style:font-size-asian="16pt" style:font-style-asian="normal" style:font-weight-asian="normal" style:font-name-complex="Calibri Light3" style:font-size-complex="16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DejaVu Sans Mono" fo:font-size="16pt" fo:letter-spacing="normal" fo:font-style="normal" style:text-underline-style="none" fo:font-weight="bold" fo:background-color="transparent" style:font-size-asian="16pt" style:font-style-asian="normal" style:font-weight-asian="bold" style:font-name-complex="Calibri Light3" style:font-size-complex="16pt" style:font-style-complex="normal" style:font-weight-complex="bold"/>
    </style:style>
    <style:style style:name="T20" style:family="text">
      <style:text-properties fo:color="#666666" loext:opacity="100%" style:font-name="DejaVu Sans Mono" fo:font-size="16pt" style:font-size-asian="16pt" style:font-size-complex="16pt"/>
    </style:style>
    <style:style style:name="T21" style:family="text">
      <style:text-properties fo:font-size="16pt" style:font-size-asian="16pt" style:font-size-complex="16pt"/>
    </style:style>
    <style:style style:name="T22" style:family="text">
      <style:text-properties fo:font-variant="normal" fo:text-transform="none" fo:color="#bbbbbb" loext:opacity="100%" style:text-line-through-style="none" style:text-line-through-type="none" style:text-position="0% 100%" style:font-name="DejaVu Sans Mono" fo:font-size="16pt" fo:letter-spacing="normal" fo:font-style="normal" style:text-underline-style="none" fo:font-weight="normal" fo:background-color="transparent" style:font-size-asian="16pt" style:font-style-asian="normal" style:font-weight-asian="normal" style:font-name-complex="Calibri Light3" style:font-size-complex="16pt" style:font-style-complex="normal" style:font-weight-complex="normal"/>
    </style:style>
    <style:style style:name="T23" style:family="text">
      <style:text-properties fo:font-variant="normal" fo:text-transform="none" fo:color="#008000" loext:opacity="100%" style:text-line-through-style="none" style:text-line-through-type="none" style:text-position="0% 100%" style:font-name="DejaVu Sans Mono" fo:font-size="16pt" fo:letter-spacing="normal" fo:font-style="normal" style:text-underline-style="none" fo:font-weight="normal" fo:background-color="transparent" style:font-size-asian="16pt" style:font-style-asian="normal" style:font-weight-asian="normal" style:font-name-complex="Calibri Light3" style:font-size-complex="16pt" style:font-style-complex="normal" style:font-weight-complex="normal"/>
    </style:style>
    <style:style style:name="T24" style:family="text">
      <style:text-properties fo:font-variant="normal" fo:text-transform="none" fo:color="#c9211e" loext:opacity="100%" style:text-line-through-style="none" style:text-line-through-type="none" style:text-position="0% 100%" style:font-name="DejaVu Sans Mono" fo:font-size="18pt" fo:letter-spacing="normal" fo:font-style="normal" style:text-underline-style="none" fo:font-weight="normal" fo:background-color="transparent" style:font-size-asian="18pt" style:font-style-asian="normal" style:font-weight-asian="normal" style:font-name-complex="Calibri Light3" style:font-size-complex="18pt" style:font-style-complex="normal" style:font-weight-complex="normal"/>
    </style:style>
    <style:style style:name="T25" style:family="text">
      <style:text-properties fo:color="#008000" loext:opacity="100%" style:font-name="DejaVu Sans Mono" fo:font-size="14pt" style:font-size-asian="14pt" style:font-size-complex="14pt"/>
    </style:style>
    <style:style style:name="T26" style:family="text">
      <style:text-properties fo:color="#bbbbbb" loext:opacity="100%" style:font-name="DejaVu Sans Mono" fo:font-size="14pt" style:font-size-asian="14pt" style:font-size-complex="14pt"/>
    </style:style>
    <style:style style:name="T27" style:family="text">
      <style:text-properties fo:color="#000000" loext:opacity="100%" style:font-name="DejaVu Sans Mono" fo:font-size="14pt" style:font-size-asian="14pt" style:font-size-complex="14pt"/>
    </style:style>
    <style:style style:name="T28" style:family="text">
      <style:text-properties fo:color="#b00040" loext:opacity="100%" style:font-name="DejaVu Sans Mono" fo:font-size="14pt" style:font-size-asian="14pt" style:font-size-complex="14pt"/>
    </style:style>
    <style:style style:name="T29" style:family="text">
      <style:text-properties fo:color="#666666" loext:opacity="100%" style:font-name="DejaVu Sans Mono" fo:font-size="14pt" style:font-size-asian="14pt" style:font-size-complex="14pt"/>
    </style:style>
    <style:style style:name="T30" style:family="text">
      <style:text-properties fo:font-variant="normal" fo:text-transform="none" fo:color="#000000" loext:opacity="100%" style:text-line-through-style="none" style:text-line-through-type="none" style:text-position="0% 100%" style:font-name="DejaVu Sans Mono" fo:font-size="14pt" fo:letter-spacing="normal" fo:font-style="normal" style:text-underline-style="none" fo:font-weight="normal" fo:background-color="transparent" style:font-size-asian="14pt" style:font-style-asian="normal" style:font-weight-asian="normal" style:font-name-complex="Calibri Light3" style:font-size-complex="14pt" style:font-style-complex="normal" style:font-weight-complex="normal"/>
    </style:style>
    <style:style style:name="T31" style:family="text">
      <style:text-properties fo:font-variant="normal" fo:text-transform="none" fo:color="#bbbbbb" loext:opacity="100%" style:text-line-through-style="none" style:text-line-through-type="none" style:text-position="0% 100%" style:font-name="DejaVu Sans Mono" fo:font-size="14pt" fo:letter-spacing="normal" fo:font-style="normal" style:text-underline-style="none" fo:font-weight="normal" fo:background-color="transparent" style:font-size-asian="14pt" style:font-style-asian="normal" style:font-weight-asian="normal" style:font-name-complex="Calibri Light3" style:font-size-complex="14pt" style:font-style-complex="normal" style:font-weight-complex="normal"/>
    </style:style>
    <style:style style:name="T32" style:family="text">
      <style:text-properties fo:font-variant="normal" fo:text-transform="none" fo:color="#008000" loext:opacity="100%" style:text-line-through-style="none" style:text-line-through-type="none" style:text-position="0% 100%" style:font-name="DejaVu Sans Mono" fo:font-size="14pt" fo:letter-spacing="normal" fo:font-style="normal" style:text-underline-style="none" fo:font-weight="normal" fo:background-color="transparent" style:font-size-asian="14pt" style:font-style-asian="normal" style:font-weight-asian="normal" style:font-name-complex="Calibri Light3" style:font-size-complex="14pt" style:font-style-complex="normal" style:font-weight-complex="normal"/>
    </style:style>
    <style:style style:name="T33" style:family="text">
      <style:text-properties fo:font-weight="bold" style:font-weight-asian="bold" style:font-weight-complex="bold"/>
    </style:style>
    <style:style style:name="T34" style:family="text">
      <style:text-properties fo:color="#333333" loext:opacity="100%" fo:font-size="18pt" fo:font-weight="normal" fo:background-color="transparent"/>
    </style:style>
    <style:style style:name="T35" style:family="text">
      <style:text-properties fo:color="#3d7b7b" loext:opacity="100%" style:font-name="DejaVu Sans Mono" fo:font-size="16pt" style:font-size-asian="16pt" style:font-size-complex="16pt"/>
    </style:style>
    <style:style style:name="T36" style:family="text">
      <style:text-properties fo:font-variant="normal" fo:text-transform="none" fo:color="#000000" loext:opacity="100%" style:text-outline="false" style:text-line-through-style="none" style:text-line-through-type="none" style:font-name="DejaVu Sans Mono" fo:font-size="16pt"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37" style:family="text">
      <style:text-properties fo:font-size="15pt" style:font-size-asian="15pt" style:font-size-complex="15pt"/>
    </style:style>
    <style:style style:name="T38" style:family="text">
      <style:text-properties style:font-name="Bitstream Vera Sans"/>
    </style:style>
    <style:style style:name="T39" style:family="text">
      <style:text-properties fo:color="#333333" loext:opacity="100%" style:font-name="DejaVu Sans" fo:font-weight="normal" fo:background-color="transparent"/>
    </style:style>
    <style:style style:name="T40" style:family="text">
      <style:text-properties fo:font-variant="normal" fo:text-transform="none" fo:color="#008000" loext:opacity="100%" style:text-line-through-style="none" style:text-line-through-type="none" style:text-position="0% 100%" style:font-name="DejaVu Sans Mono" fo:font-size="18pt" fo:letter-spacing="normal" fo:font-style="normal" style:text-underline-style="none" fo:font-weight="normal" fo:background-color="transparent" style:font-size-asian="18pt" style:font-style-asian="normal" style:font-weight-asian="normal" style:font-name-complex="Calibri Light3" style:font-size-complex="18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DejaVu Sans Mono" fo:font-size="18pt" fo:letter-spacing="normal" fo:font-style="normal" style:text-underline-style="none" fo:font-weight="normal" fo:background-color="transparent" style:font-size-asian="18pt" style:font-style-asian="normal" style:font-weight-asian="normal" style:font-name-complex="Calibri Light3" style:font-size-complex="18pt" style:font-style-complex="normal" style:font-weight-complex="normal"/>
    </style:style>
    <style:style style:name="T42" style:family="text">
      <style:text-properties fo:font-variant="normal" fo:text-transform="none" fo:color="#bbbbbb" loext:opacity="100%" style:text-line-through-style="none" style:text-line-through-type="none" style:text-position="0% 100%" style:font-name="DejaVu Sans Mono" fo:font-size="18pt" fo:letter-spacing="normal" fo:font-style="normal" style:text-underline-style="none" fo:font-weight="normal" fo:background-color="transparent" style:font-size-asian="18pt" style:font-style-asian="normal" style:font-weight-asian="normal" style:font-name-complex="Calibri Light3" style:font-size-complex="18pt" style:font-style-complex="normal" style:font-weight-complex="normal"/>
    </style:style>
    <style:style style:name="T43" style:family="text">
      <style:text-properties fo:font-variant="normal" fo:text-transform="none" fo:color="#b00040" loext:opacity="100%" style:text-line-through-style="none" style:text-line-through-type="none" style:text-position="0% 100%" style:font-name="DejaVu Sans Mono" fo:font-size="18pt" fo:letter-spacing="normal" fo:font-style="normal" style:text-underline-style="none" fo:font-weight="normal" fo:background-color="transparent" style:font-size-asian="18pt" style:font-style-asian="normal" style:font-weight-asian="normal" style:font-name-complex="Calibri Light3" style:font-size-complex="18pt" style:font-style-complex="normal" style:font-weight-complex="normal"/>
    </style:style>
    <style:style style:name="T44" style:family="text">
      <style:text-properties fo:color="#b2b2b2" loext:opacity="100%"/>
    </style:style>
    <style:style style:name="T45" style:family="text">
      <style:text-properties style:use-window-font-color="true" loext:opacity="0%"/>
    </style:style>
    <style:style style:name="T46" style:family="text">
      <style:text-properties fo:color="#b2b2b2" loext:opacity="100%" style:font-name="Bitstream Vera Sans"/>
    </style:style>
    <style:style style:name="T47" style:family="text">
      <style:text-properties style:use-window-font-color="true" loext:opacity="0%" style:font-name="DejaVu Sans Mono"/>
    </style:style>
    <style:style style:name="T48" style:family="text">
      <style:text-properties fo:color="#000000" loext:opacity="100%" style:font-name="DejaVu Sans Mono"/>
    </style:style>
    <style:style style:name="T49" style:family="text">
      <style:text-properties fo:color="#666666" loext:opacity="100%" style:font-name="DejaVu Sans Mono"/>
    </style:style>
    <style:style style:name="T50" style:family="text">
      <style:text-properties fo:color="#008000" loext:opacity="100%" style:font-name="DejaVu Sans Mono"/>
    </style:style>
    <style:style style:name="T51" style:family="text">
      <style:text-properties fo:color="#bbbbbb" loext:opacity="100%" style:font-name="DejaVu Sans Mono"/>
    </style:style>
    <style:style style:name="T52" style:family="text">
      <style:text-properties fo:color="#000000" loext:opacity="100%" style:font-name="Bitstream Vera Sans"/>
    </style:style>
    <style:style style:name="T53" style:family="text">
      <style:text-properties fo:color="#000000" loext:opacity="100%" style:font-name="Calibri Light4"/>
    </style:style>
    <style:style style:name="T54" style:family="text">
      <style:text-properties fo:color="#000000" loext:opacity="100%" style:font-name="Calibri Light4" fo:font-size="20pt" fo:font-weight="bold" style:font-size-asian="20pt" style:font-weight-asian="bold" style:font-size-complex="20pt" style:font-weight-complex="bold"/>
    </style:style>
    <style:style style:name="T55" style:family="text">
      <style:text-properties style:font-name="DejaVu Sans Mono" style:text-underline-style="solid" style:text-underline-width="auto" style:text-underline-color="font-color"/>
    </style:style>
    <style:style style:name="T56" style:family="text">
      <style:text-properties style:text-underline-style="solid" style:text-underline-width="auto" style:text-underline-color="font-color"/>
    </style:style>
    <style:style style:name="T57" style:family="text">
      <style:text-properties style:text-underline-style="none"/>
    </style:style>
    <style:style style:name="T58" style:family="text">
      <style:text-properties style:font-name="DejaVu Sans Mono" style:text-underline-style="none"/>
    </style:style>
    <style:style style:name="T59" style:family="text">
      <style:text-properties fo:font-variant="normal" fo:text-transform="none" fo:color="#000000" loext:opacity="100%" style:text-line-through-style="none" style:text-line-through-type="none" style:text-position="0% 100%" style:font-name="Bitstream Vera Sans" fo:font-size="18pt" fo:letter-spacing="normal" fo:font-style="normal" style:text-underline-style="none" fo:font-weight="normal" fo:background-color="transparent" style:font-size-asian="18pt" style:font-style-asian="normal" style:font-weight-asian="normal" style:font-name-complex="Calibri Light3" style:font-size-complex="18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alibri Light4" fo:font-size="18pt" fo:letter-spacing="normal" fo:font-style="normal" style:text-underline-style="none" fo:font-weight="normal" fo:background-color="transparent" style:font-size-asian="18pt" style:font-style-asian="normal" style:font-weight-asian="normal" style:font-name-complex="Calibri Light3" style:font-size-complex="18pt" style:font-style-complex="normal" style:font-weight-complex="normal"/>
    </style:style>
    <style:style style:name="T61" style:family="text">
      <style:text-properties fo:font-variant="normal" fo:text-transform="none" fo:color="#666666" loext:opacity="100%" style:text-line-through-style="none" style:text-line-through-type="none" style:text-position="0% 100%" style:font-name="DejaVu Sans Mono" fo:font-size="18pt" fo:letter-spacing="normal" fo:font-style="normal" style:text-underline-style="none" fo:font-weight="normal" fo:background-color="transparent" style:font-size-asian="18pt" style:font-style-asian="normal" style:font-weight-asian="normal" style:font-name-complex="Calibri Light3" style:font-size-complex="18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Calibri Light3" fo:font-size="18pt" fo:letter-spacing="normal" fo:font-style="normal" style:text-underline-style="none" fo:font-weight="normal" fo:background-color="transparent" style:font-size-asian="18pt" style:font-style-asian="normal" style:font-weight-asian="normal" style:font-name-complex="Calibri Light3" style:font-size-complex="18pt" style:font-style-complex="normal" style:font-weight-complex="normal"/>
    </style:style>
    <style:style style:name="T63" style:family="text">
      <style:text-properties fo:color="#333333" loext:opacity="100%" style:font-name="DejaVu Sans Mono" fo:font-weight="normal" fo:background-color="transparent"/>
    </style:style>
    <style:style style:name="T64" style:family="text">
      <style:text-properties fo:font-style="italic" style:font-style-asian="italic" style:font-style-complex="italic"/>
    </style:style>
    <style:style style:name="T65" style:family="text">
      <style:text-properties fo:color="#333333" loext:opacity="100%" fo:font-weight="normal" fo:background-color="transparent"/>
    </style:style>
    <style:style style:name="T66" style:family="text">
      <style:text-properties fo:color="#333333" loext:opacity="100%" fo:font-weight="normal" fo:background-color="transparent" style:font-weight-asian="normal" style:font-weight-complex="normal"/>
    </style:style>
    <style:style style:name="T67" style:family="text">
      <style:text-properties fo:color="#333333" loext:opacity="100%" style:font-name="DejaVu Sans Mono" fo:font-weight="normal" fo:background-color="transparent"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INE GELUNGENE ÜBERSCHRIFT" draw:style-name="dp1" draw:master-page-name="Titelfolie" presentation:presentation-page-layout-name="AL1T0">
        <office:forms form:automatic-focus="false" form:apply-design-mode="false"/>
        <draw:custom-shape draw:name="Rechteck 15" draw:style-name="gr1" draw:text-style-name="P1" draw:layer="layout" svg:width="22.278cm" svg:height="2.863cm" svg:x="0.671cm" svg:y="9.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2" presentation:style-name="pr1" draw:text-style-name="P3" draw:layer="layout" svg:width="25.729cm" svg:height="1.714cm" svg:x="0.671cm" svg:y="10.417cm" presentation:class="title" presentation:user-transformed="true">
          <draw:text-box>
            <text:p text:style-name="P2"><text:span text:style-name="T1">Taming </text:span><text:span text:style-name="T2">immutable</text:span><text:span text:style-name="T1"> with librebindable</text:span></text:p>
          </draw:text-box>
        </draw:frame>
        <draw:frame draw:name="Untertitel 3" presentation:style-name="pr2" draw:text-style-name="P5" draw:layer="layout" svg:width="21.999cm" svg:height="1.009cm" svg:x="3.401cm" svg:y="9.408cm" presentation:class="subtitle" presentation:user-transformed="true">
          <draw:text-box>
            <text:p text:style-name="P4"><text:span text:style-name="T3">Have you ever tried using immutable structs in D? Have you ever succeeded?</text:span></text:p>
          </draw:text-box>
        </draw:frame>
        <draw:custom-shape draw:name="Rechteck 13" draw:style-name="gr2" draw:text-style-name="P6" draw:layer="layout" svg:width="13.294cm" svg:height="0.428cm" svg:x="20.572cm" svg:y="13.7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3" draw:master-page-name="Nur_20_Titel">
        <office:forms form:automatic-focus="false" form:apply-design-mode="false"/>
        <draw:frame draw:name="Textplatzhalter 2" presentation:style-name="pr4" draw:text-style-name="P9" draw:layer="layout" svg:width="28.999cm" svg:height="0.88cm" svg:x="2.327cm" svg:y="1.709cm" presentation:class="outline" presentation:user-transformed="true">
          <draw:text-box>
            <text:list text:style-name="L2">
              <text:list-item>
                <text:p text:style-name="P8"><text:span text:style-name="T4">Taming </text:span><text:span text:style-name="T5">immutable</text:span><text:span text:style-name="T4"> with librebindable</text:span></text:p>
              </text:list-item>
            </text:list>
          </draw:text-box>
        </draw:frame>
        <draw:frame draw:name="Textplatzhalter 3" presentation:style-name="pr5" draw:text-style-name="P11" draw:layer="layout" svg:width="28.999cm" svg:height="10.799cm" svg:x="2.327cm" svg:y="5.2cm" presentation:class="outline" presentation:user-transformed="true">
          <draw:text-box>
            <text:list text:style-name="L3">
              <text:list-item>
                <text:p text:style-name="P10">Refresher:</text:p>
              </text:list-item>
              <text:list-item>
                <text:p text:style-name="P10">We write software following Domain-Driven Design.</text:p>
                <text:list>
                  <text:list-item>
                    <text:p text:style-name="P10">"Treat the value object as immutable. Make all operations side-effect-free functions<text:line-break/>that don’t depend on any mutable state.<text:line-break/>...<text:line-break/>Domain events are ordinarily immutable, as they are a record of something in the past."<text:line-break/> <text:s/>– Domain-Driven Design Reference</text:p>
                  </text:list-item>
                </text:list>
              </text:list-item>
              <text:list-item>
                <text:p text:style-name="P10">Data being manipulated by domain code should never be mutated!</text:p>
                <text:list>
                  <text:list-item>
                    <text:p text:style-name="P10">Instead, always return new data.</text:p>
                  </text:list-item>
                  <text:list-item>
                    <text:p text:style-name="P10">Makes code testable, predictable, avoids spooky action at a distance.</text:p>
                  </text:list-item>
                  <text:list-item>
                    <text:p text:style-name="P10">Heavy use of UFCS chains of ranges to keep memory usage limited.</text:p>
                  </text:list-item>
                </text:list>
              </text:list-item>
              <text:list-item>
                <text:p text:style-name="P10">If possible, we want to guarantee this statically.</text:p>
              </text:list-item>
            </text:list>
          </draw:text-box>
        </draw:frame>
        <draw:frame draw:style-name="gr4" draw:text-style-name="P12" draw:layer="layout" svg:width="10.455cm" svg:height="0.988cm" svg:x="2.327cm" svg:y="2.4cm">
          <draw:text-box>
            <text:p text:style-name="P10"><text:span text:style-name="T6">Domain-Driven Design</text:span></text:p>
          </draw:text-box>
        </draw:frame>
        <presentation:notes draw:style-name="dp2">
          <draw:page-thumbnail draw:style-name="gr3" draw:layer="layout" svg:width="19.798cm" svg:height="11.136cm" svg:x="0.6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3" draw:master-page-name="Nur_20_Titel">
        <office:forms form:automatic-focus="false" form:apply-design-mode="false"/>
        <draw:frame draw:name="Textplatzhalter 4" presentation:style-name="pr7" draw:text-style-name="P13" draw:layer="layout" svg:width="28.999cm" svg:height="0.88cm" svg:x="2.327cm" svg:y="1.709cm" presentation:class="outline" presentation:user-transformed="true">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5" presentation:style-name="pr5" draw:text-style-name="P11" draw:layer="layout" svg:width="14.273cm" svg:height="10.799cm" svg:x="2.327cm" svg:y="5.2cm" presentation:class="outline" presentation:user-transformed="true">
          <draw:text-box>
            <text:list text:style-name="L3">
              <text:list-item>
                <text:p text:style-name="P10">Our traditional code:</text:p>
                <text:p text:style-name="P10"/>
                <text:p text:style-name="P10"/>
                <text:p text:style-name="P10"/>
                <text:p text:style-name="P10"/>
                <text:p text:style-name="P10"/>
              </text:list-item>
              <text:list-item>
                <text:p text:style-name="P10">template based:</text:p>
                <text:list>
                  <text:list-item>
                    <text:p text:style-name="P10">slow to build, high memory usage</text:p>
                  </text:list-item>
                  <text:list-item>
                    <text:p text:style-name="P10">brittle, sensitive to compiler changes</text:p>
                  </text:list-item>
                </text:list>
              </text:list-item>
              <text:list-item>
                <text:p text:style-name="P10">nontransitive: potential copy of <text:span text:style-name="T8">array_</text:span> needed</text:p>
              </text:list-item>
            </text:list>
          </draw:text-box>
        </draw:frame>
        <draw:frame draw:style-name="gr4" draw:text-style-name="P14" draw:layer="layout" svg:width="10.455cm" svg:height="0.988cm" svg:x="2.327cm" svg:y="2.4cm">
          <draw:text-box>
            <text:p text:style-name="P10"><text:span text:style-name="T9">We want to use </text:span><text:span text:style-name="T10">immutable</text:span><text:span text:style-name="T9">.</text:span></text:p>
          </draw:text-box>
        </draw:frame>
        <draw:frame draw:name="Textplatzhalter 1" presentation:style-name="pr5" draw:text-style-name="P11" draw:layer="layout" svg:width="14.273cm" svg:height="10.799cm" svg:x="17.127cm" svg:y="5.201cm" presentation:class="outline" presentation:user-transformed="true">
          <draw:text-box>
            <text:list text:style-name="L3">
              <text:list-item>
                <text:p text:style-name="P10">What we would like:</text:p>
                <text:p text:style-name="P10"/>
                <text:p text:style-name="P10"/>
                <text:p text:style-name="P10"/>
              </text:list-item>
              <text:list-item>
                <text:p text:style-name="P10">simple</text:p>
              </text:list-item>
              <text:list-item>
                <text:p text:style-name="P10">fast</text:p>
              </text:list-item>
              <text:list-item>
                <text:p text:style-name="P10">readable</text:p>
              </text:list-item>
              <text:list-item>
                <text:p text:style-name="P10">cheap invariant checks: only in the constructor</text:p>
              </text:list-item>
              <text:list-item>
                <text:p text:style-name="P10">transitive: no <text:span text:style-name="T8">dup</text:span> on get </text:p>
              </text:list-item>
            </text:list>
          </draw:text-box>
        </draw:frame>
        <draw:frame draw:style-name="gr5" draw:text-style-name="P16" draw:layer="layout" svg:width="11.2cm" svg:height="2.859cm" svg:x="18.4cm" svg:y="6.141cm">
          <draw:text-box>
            <text:p text:style-name="P15"><text:span text:style-name="T11">immutable</text:span><text:span text:style-name="T12"> </text:span><text:span text:style-name="T11">struct</text:span><text:span text:style-name="T12"> </text:span><text:span text:style-name="T13">ArrayContainer</text:span></text:p>
            <text:p text:style-name="P15"><text:span text:style-name="T13">{</text:span></text:p>
            <text:p text:style-name="P15"><text:span text:style-name="T12"><text:s text:c="4"/></text:span><text:span text:style-name="T14">int</text:span><text:span text:style-name="T13">[]</text:span><text:span text:style-name="T12"> </text:span><text:span text:style-name="T13">array;</text:span></text:p>
            <text:p text:style-name="P15"><text:span text:style-name="T13">}</text:span></text:p>
          </draw:text-box>
        </draw:frame>
        <draw:frame draw:style-name="gr6" draw:text-style-name="P16" draw:layer="layout" svg:width="12.2cm" svg:height="4.858cm" svg:x="3.6cm" svg:y="6.342cm">
          <draw:text-box>
            <text:p text:style-name="P15"><text:span text:style-name="T11">struct</text:span><text:span text:style-name="T12"> </text:span><text:span text:style-name="T13">ArrayContainer</text:span></text:p>
            <text:p text:style-name="P15"><text:span text:style-name="T13">{</text:span></text:p>
            <text:p text:style-name="P15"><text:span text:style-name="T12"><text:s text:c="4"/></text:span><text:span text:style-name="T15">@ConstRead</text:span></text:p>
            <text:p text:style-name="P15"><text:span text:style-name="T12"><text:s text:c="4"/></text:span><text:span text:style-name="T11">private</text:span><text:span text:style-name="T12"> </text:span><text:span text:style-name="T14">int</text:span><text:span text:style-name="T13">[]</text:span><text:span text:style-name="T12"> </text:span><text:span text:style-name="T13">array_;</text:span></text:p>
            <text:p text:style-name="P15"><text:span text:style-name="T12"><text:s text:c="4"/></text:span><text:span text:style-name="T13">…</text:span></text:p>
            <text:p text:style-name="P15"><text:span text:style-name="T12"><text:s text:c="4"/></text:span><text:span text:style-name="T11">mixin</text:span><text:span text:style-name="T13">(GenerateFieldAccessors);</text:span></text:p>
            <text:p text:style-name="P15"><text:span text:style-name="T13">}</text:span></text:p>
          </draw:text-box>
        </draw:frame>
        <presentation:notes draw:style-name="dp2">
          <draw:page-thumbnail draw:style-name="gr3" draw:layer="layout" svg:width="19.798cm" svg:height="11.136cm" svg:x="0.6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3" draw:master-page-name="Nur_20_Titel">
        <office:forms form:automatic-focus="false" form:apply-design-mode="false"/>
        <draw:frame draw:name="Textplatzhalter 6" presentation:style-name="pr8" draw:text-style-name="P13" draw:layer="layout" svg:width="28.999cm" svg:height="0.88cm" svg:x="2.327cm" svg:y="1.709cm" presentation:class="outline" presentation:user-transformed="true">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7" presentation:style-name="pr9" draw:text-style-name="P18" draw:layer="layout" svg:width="28.999cm" svg:height="10.799cm" svg:x="2.327cm" svg:y="5.2cm" presentation:class="outline" presentation:user-transformed="true">
          <draw:text-box>
            <text:list text:style-name="L3">
              <text:list-item>
                <text:p text:style-name="P10">We want to use immutable data types.</text:p>
              </text:list-item>
              <text:list-item>
                <text:p text:style-name="P10">We want to use ranges.</text:p>
              </text:list-item>
              <text:list-item>
                <text:p text:style-name="P10">We also use a lot of associative arrays.</text:p>
              </text:list-item>
              <text:list-item>
                <text:p text:style-name="P10">But immutable data types break many ranges, and don’t work with associative arrays!</text:p>
              </text:list-item>
            </text:list>
            <text:list text:style-name="L1">
              <text:list-header>
                <text:p text:style-name="P8"><text:span text:style-name="T16"/></text:p>
                <text:p text:style-name="P8"><text:span text:style-name="T16"/></text:p>
                <text:p text:style-name="P8"><text:span text:style-name="T16"/></text:p>
                <text:list>
                  <text:list-header>
                    <text:p text:style-name="P17"><text:span text:style-name="T17">Error:</text:span><text:span text:style-name="T18"> cannot modify struct instance `</text:span><text:span text:style-name="T19">extremeElement</text:span><text:span text:style-name="T18">` of type `</text:span><text:span text:style-name="T19">S</text:span><text:span text:style-name="T18">` because it contains `</text:span><text:span text:style-name="T19">const</text:span><text:span text:style-name="T18">` or `</text:span><text:span text:style-name="T19">immutable</text:span><text:span text:style-name="T18">` members</text:span></text:p>
                  </text:list-header>
                </text:list>
              </text:list-header>
            </text:list>
          </draw:text-box>
        </draw:frame>
        <draw:frame draw:style-name="gr4" draw:text-style-name="P14" draw:layer="layout" svg:width="10.455cm" svg:height="0.988cm" svg:x="2.327cm" svg:y="2.4cm">
          <draw:text-box>
            <text:p text:style-name="P10"><text:span text:style-name="T9">But we can’t use </text:span><text:span text:style-name="T10">immutable</text:span><text:span text:style-name="T9">!</text:span></text:p>
          </draw:text-box>
        </draw:frame>
        <draw:frame draw:style-name="gr7" draw:text-style-name="P16" draw:layer="layout" svg:width="13.4cm" svg:height="2.8cm" svg:x="3.6cm" svg:y="10cm">
          <draw:text-box>
            <text:p text:style-name="P10"><text:span text:style-name="T11">immutable</text:span><text:span text:style-name="T12"> </text:span><text:span text:style-name="T11">struct</text:span><text:span text:style-name="T12"> </text:span><text:span text:style-name="T13">S</text:span><text:span text:style-name="T12"> </text:span><text:span text:style-name="T13">{</text:span><text:span text:style-name="T12"> </text:span><text:span text:style-name="T14">int</text:span><text:span text:style-name="T12"> </text:span><text:span text:style-name="T13">i;</text:span><text:span text:style-name="T12"> </text:span><text:span text:style-name="T13">}</text:span></text:p>
            <text:p text:style-name="P10"><text:span text:style-name="T13">…</text:span></text:p>
            <text:p text:style-name="P10"><text:span text:style-name="T11">auto</text:span><text:span text:style-name="T12"> </text:span><text:span text:style-name="T13">list</text:span><text:span text:style-name="T12"> </text:span><text:span text:style-name="T13">=</text:span><text:span text:style-name="T12"> </text:span><text:span text:style-name="T13">[S(</text:span><text:span text:style-name="T20">2</text:span><text:span text:style-name="T13">),</text:span><text:span text:style-name="T12"> </text:span><text:span text:style-name="T13">S(</text:span><text:span text:style-name="T20">4</text:span><text:span text:style-name="T13">),</text:span><text:span text:style-name="T12"> </text:span><text:span text:style-name="T13">S(</text:span><text:span text:style-name="T20">3</text:span><text:span text:style-name="T13">)];</text:span></text:p>
            <text:p text:style-name="P10"><text:span text:style-name="T11">assert</text:span><text:span text:style-name="T13">(list.maxElement!“a.i“</text:span><text:span text:style-name="T12"> </text:span><text:span text:style-name="T13">==</text:span><text:span text:style-name="T12"> </text:span><text:span text:style-name="T13">S(</text:span><text:span text:style-name="T20">4</text:span><text:span text:style-name="T13">);</text:span></text:p>
          </draw:text-box>
        </draw:frame>
        <presentation:notes draw:style-name="dp2">
          <draw:page-thumbnail draw:style-name="gr3" draw:layer="layout" svg:width="19.798cm" svg:height="11.136cm" svg:x="0.6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3" draw:master-page-name="Nur_20_Titel">
        <office:forms form:automatic-focus="false" form:apply-design-mode="false"/>
        <draw:frame draw:name="Textplatzhalter 28" draw:style-name="gr8" draw:text-style-name="P13" draw:layer="layout" svg:width="28.999cm" svg:height="0.88cm" svg:x="2.327cm" svg:y="1.709cm">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29" draw:style-name="gr9" draw:text-style-name="P19" draw:layer="layout" svg:width="28.999cm" svg:height="10.799cm" svg:x="2.327cm" svg:y="5.2cm">
          <draw:text-box>
            <text:list text:style-name="L3">
              <text:list-header>
                <text:p text:style-name="P10"><text:span text:style-name="T21"/></text:p>
              </text:list-header>
            </text:list>
            <text:list text:style-name="L1">
              <text:list-header>
                <text:p text:style-name="P8"><text:span text:style-name="T17"/></text:p>
                <text:p text:style-name="P8"><text:span text:style-name="T17"/></text:p>
                <text:list>
                  <text:list-header>
                    <text:p text:style-name="P17"><text:span text:style-name="T17"/></text:p>
                    <text:p text:style-name="P17"><text:span text:style-name="T17">Error:</text:span><text:span text:style-name="T18"> cannot modify struct instance `</text:span><text:span text:style-name="T19">extremeElement</text:span><text:span text:style-name="T18">` of type `</text:span><text:span text:style-name="T19">S</text:span><text:span text:style-name="T18">` because it contains `</text:span><text:span text:style-name="T19">const</text:span><text:span text:style-name="T18">` or `</text:span><text:span text:style-name="T19">immutable</text:span><text:span text:style-name="T18">` members</text:span></text:p>
                  </text:list-header>
                </text:list>
              </text:list-header>
            </text:list>
            <text:list text:style-name="L3">
              <text:list-item>
                <text:p text:style-name="P10">This keeps happening, and it will keep happening.</text:p>
              </text:list-item>
              <text:list-item>
                <text:p text:style-name="P10">Why?</text:p>
              </text:list-item>
              <text:list-item>
                <text:p text:style-name="P10">It is extremely intuitive that this should work:</text:p>
                <text:p text:style-name="P10"><text:span text:style-name="T18"/></text:p>
              </text:list-item>
            </text:list>
          </draw:text-box>
        </draw:frame>
        <draw:frame draw:style-name="gr4" draw:text-style-name="P14" draw:layer="layout" svg:width="10.455cm" svg:height="0.988cm" svg:x="2.327cm" svg:y="2.4cm">
          <draw:text-box>
            <text:p text:style-name="P10"><text:span text:style-name="T9">But we can’t use </text:span><text:span text:style-name="T10">immutable</text:span><text:span text:style-name="T9">!</text:span></text:p>
          </draw:text-box>
        </draw:frame>
        <draw:frame draw:style-name="gr7" draw:text-style-name="P16" draw:layer="layout" svg:width="13.4cm" svg:height="2.971cm" svg:x="3.4cm" svg:y="5.6cm">
          <draw:text-box>
            <text:p text:style-name="P10"><text:span text:style-name="T11">immutable</text:span><text:span text:style-name="T12"> </text:span><text:span text:style-name="T11">struct</text:span><text:span text:style-name="T12"> </text:span><text:span text:style-name="T13">S</text:span><text:span text:style-name="T12"> </text:span><text:span text:style-name="T13">{</text:span><text:span text:style-name="T12"> </text:span><text:span text:style-name="T14">int</text:span><text:span text:style-name="T12"> </text:span><text:span text:style-name="T13">i;</text:span><text:span text:style-name="T12"> </text:span><text:span text:style-name="T13">}</text:span></text:p>
            <text:p text:style-name="P10"><text:span text:style-name="T13">…</text:span></text:p>
            <text:p text:style-name="P10"><text:span text:style-name="T11">auto</text:span><text:span text:style-name="T12"> </text:span><text:span text:style-name="T13">list</text:span><text:span text:style-name="T12"> </text:span><text:span text:style-name="T13">=</text:span><text:span text:style-name="T12"> </text:span><text:span text:style-name="T13">[S(</text:span><text:span text:style-name="T20">2</text:span><text:span text:style-name="T13">),</text:span><text:span text:style-name="T12"> </text:span><text:span text:style-name="T13">S(</text:span><text:span text:style-name="T20">4</text:span><text:span text:style-name="T13">),</text:span><text:span text:style-name="T12"> </text:span><text:span text:style-name="T13">S(</text:span><text:span text:style-name="T20">3</text:span><text:span text:style-name="T13">)];</text:span></text:p>
            <text:p text:style-name="P10"><text:span text:style-name="T11">assert</text:span><text:span text:style-name="T13">(list.maxElement!“a.i“</text:span><text:span text:style-name="T12"> </text:span><text:span text:style-name="T13">==</text:span><text:span text:style-name="T12"> </text:span><text:span text:style-name="T13">S(</text:span><text:span text:style-name="T20">4</text:span><text:span text:style-name="T13">);</text:span></text:p>
          </draw:text-box>
        </draw:frame>
        <draw:frame draw:style-name="gr10" draw:text-style-name="P21" draw:layer="layout" svg:width="9.309cm" svg:height="3.511cm" svg:x="3.6cm" svg:y="12.4cm">
          <draw:text-box>
            <text:p text:style-name="P20"><text:span text:style-name="T18">T</text:span><text:span text:style-name="T22"> </text:span><text:span text:style-name="T18">fun(T)(T</text:span><text:span text:style-name="T22"> </text:span><text:span text:style-name="T18">arg1,</text:span><text:span text:style-name="T22"> </text:span><text:span text:style-name="T18">T</text:span><text:span text:style-name="T22"> </text:span><text:span text:style-name="T18">arg2)</text:span><text:span text:style-name="T22"> </text:span><text:span text:style-name="T18">{</text:span><text:span text:style-name="T22"><text:line-break/></text:span><text:span text:style-name="T22"> <text:s text:c="3"/></text:span><text:span text:style-name="T18">T</text:span><text:span text:style-name="T22"> </text:span><text:span text:style-name="T18">result</text:span><text:span text:style-name="T22"> </text:span><text:span text:style-name="T18">=</text:span><text:span text:style-name="T22"> </text:span><text:span text:style-name="T18">arg1;</text:span><text:span text:style-name="T22"><text:line-break/></text:span><text:span text:style-name="T22"> <text:s text:c="3"/></text:span><text:span text:style-name="T18">result</text:span><text:span text:style-name="T22"> </text:span><text:span text:style-name="T18">=</text:span><text:span text:style-name="T22"> </text:span><text:span text:style-name="T18">arg2;</text:span><text:span text:style-name="T22"><text:line-break/></text:span><text:span text:style-name="T22"> <text:s text:c="3"/></text:span><text:span text:style-name="T23">return</text:span><text:span text:style-name="T22"> </text:span><text:span text:style-name="T18">result;</text:span><text:span text:style-name="T22"><text:line-break/></text:span><text:span text:style-name="T18">}</text:span></text:p>
          </draw:text-box>
        </draw:frame>
        <presentation:notes draw:style-name="dp2">
          <draw:page-thumbnail draw:style-name="gr3" draw:layer="layout" svg:width="19.798cm" svg:height="11.136cm" svg:x="0.6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3" draw:master-page-name="Nur_20_Titel">
        <office:forms form:automatic-focus="false" form:apply-design-mode="false"/>
        <draw:frame draw:name="Textplatzhalter 10" presentation:style-name="pr10" draw:text-style-name="P13" draw:layer="layout" svg:width="28.999cm" svg:height="0.88cm" svg:x="2.327cm" svg:y="1.709cm" presentation:class="outline" presentation:user-transformed="true">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11" presentation:style-name="pr11" draw:text-style-name="P18" draw:layer="layout" svg:width="28.999cm" svg:height="10.799cm" svg:x="2.327cm" svg:y="5.2cm" presentation:class="outline" presentation:user-transformed="true">
          <draw:text-box>
            <text:list text:style-name="L3">
              <text:list-item>
                <text:p text:style-name="P10">Maybe we can just do this?</text:p>
                <text:p text:style-name="P10"/>
              </text:list-item>
              <text:list-item>
                <text:p text:style-name="P10">Unqual strips <text:span text:style-name="T8">immutable</text:span> from <text:span text:style-name="T8">immutable struct</text:span>, but the fields are still <text:span text:style-name="T8">immutable</text:span>!</text:p>
              </text:list-item>
              <text:list-item>
                <text:p text:style-name="P10">This was a surprise to me:</text:p>
                <text:p text:style-name="P10"/>
              </text:list-item>
            </text:list>
            <text:list text:style-name="L1">
              <text:list-header>
                <text:p text:style-name="P8"><text:span text:style-name="T16"/></text:p>
                <text:p text:style-name="P8"><text:span text:style-name="T16"/></text:p>
                <text:p text:style-name="P8"><text:span text:style-name="T24"/></text:p>
                <text:list>
                  <text:list-item>
                    <text:p text:style-name="P17"><text:span text:style-name="T17">Error:</text:span><text:span text:style-name="T18"> cannot modify struct instance `</text:span><text:span text:style-name="T19">s</text:span><text:span text:style-name="T18">` of type `</text:span><text:span text:style-name="T19">S</text:span><text:span text:style-name="T18">` because it contains `</text:span><text:span text:style-name="T19">const</text:span><text:span text:style-name="T18">` or `</text:span><text:span text:style-name="T19">immutable</text:span><text:span text:style-name="T18">` members</text:span></text:p>
                  </text:list-item>
                </text:list>
              </text:list-header>
            </text:list>
            <text:list text:style-name="L3">
              <text:list-item>
                <text:p text:style-name="P10"><text:span text:style-name="T8">s.i</text:span> is still <text:span text:style-name="T8">immutable int</text:span>! The Unqual, it does nothing!</text:p>
              </text:list-item>
            </text:list>
          </draw:text-box>
        </draw:frame>
        <draw:frame draw:style-name="gr4" draw:text-style-name="P14" draw:layer="layout" svg:width="10.455cm" svg:height="0.988cm" svg:x="2.327cm" svg:y="2.4cm">
          <draw:text-box>
            <text:p text:style-name="P10"><text:span text:style-name="T9">The solution is not </text:span><text:span text:style-name="T10">Unqual!</text:span></text:p>
          </draw:text-box>
        </draw:frame>
        <draw:frame draw:style-name="gr11" draw:text-style-name="P22" draw:layer="layout" svg:width="12.2cm" svg:height="3.731cm" svg:x="3.6cm" svg:y="9.269cm">
          <draw:text-box>
            <text:p text:style-name="P10"><text:span text:style-name="T25">immutable</text:span><text:span text:style-name="T26"> </text:span><text:span text:style-name="T25">struct</text:span><text:span text:style-name="T26"> </text:span><text:span text:style-name="T27">S</text:span><text:span text:style-name="T26"> </text:span><text:span text:style-name="T27">{</text:span><text:span text:style-name="T26"> </text:span><text:span text:style-name="T28">int</text:span><text:span text:style-name="T26"> </text:span><text:span text:style-name="T27">i;</text:span><text:span text:style-name="T26"> </text:span><text:span text:style-name="T27">}</text:span></text:p>
            <text:p text:style-name="P10"><text:span text:style-name="T28">void</text:span><text:span text:style-name="T26"> </text:span><text:span text:style-name="T27">main()</text:span><text:span text:style-name="T26"> </text:span><text:span text:style-name="T27">{</text:span></text:p>
            <text:p text:style-name="P10"><text:span text:style-name="T26"><text:s text:c="4"/></text:span><text:span text:style-name="T27">Unqual!S</text:span><text:span text:style-name="T26"> </text:span><text:span text:style-name="T27">s;</text:span></text:p>
            <text:p text:style-name="P10"><text:span text:style-name="T26"><text:s text:c="4"/></text:span><text:span text:style-name="T25">static</text:span><text:span text:style-name="T26"> </text:span><text:span text:style-name="T25">assert</text:span><text:span text:style-name="T27">(!</text:span><text:span text:style-name="T25">is</text:span><text:span text:style-name="T27">(</text:span><text:span text:style-name="T25">typeof</text:span><text:span text:style-name="T27">(s)</text:span><text:span text:style-name="T26"> </text:span><text:span text:style-name="T27">==</text:span><text:span text:style-name="T26"> </text:span><text:span text:style-name="T27">S));</text:span></text:p>
            <text:p text:style-name="P10"><text:span text:style-name="T26"><text:s text:c="4"/></text:span><text:span text:style-name="T27">s</text:span><text:span text:style-name="T26"> </text:span><text:span text:style-name="T27">=</text:span><text:span text:style-name="T26"> </text:span><text:span text:style-name="T27">S(</text:span><text:span text:style-name="T29">5</text:span><text:span text:style-name="T27">);</text:span></text:p>
            <text:p text:style-name="P10"><text:span text:style-name="T27">}</text:span></text:p>
          </draw:text-box>
        </draw:frame>
        <draw:frame draw:style-name="gr12" draw:text-style-name="P23" draw:layer="layout" svg:width="24.4cm" svg:height="0.8cm" svg:x="3.6cm" svg:y="6.4cm">
          <draw:text-box>
            <text:p text:style-name="P8"><text:span text:style-name="T30">T</text:span><text:span text:style-name="T31"> </text:span><text:span text:style-name="T30">fun(T)(T</text:span><text:span text:style-name="T31"> </text:span><text:span text:style-name="T30">foo,</text:span><text:span text:style-name="T31"> </text:span><text:span text:style-name="T30">T</text:span><text:span text:style-name="T31"> </text:span><text:span text:style-name="T30">bar)</text:span><text:span text:style-name="T31"> </text:span><text:span text:style-name="T30">{</text:span><text:span text:style-name="T31"> </text:span><text:span text:style-name="T30">Unqual!T</text:span><text:span text:style-name="T31"> </text:span><text:span text:style-name="T30">result</text:span><text:span text:style-name="T31"> </text:span><text:span text:style-name="T30">=</text:span><text:span text:style-name="T31"> </text:span><text:span text:style-name="T30">foo;</text:span><text:span text:style-name="T31"> </text:span><text:span text:style-name="T30">result</text:span><text:span text:style-name="T31"> </text:span><text:span text:style-name="T30">=</text:span><text:span text:style-name="T31"> </text:span><text:span text:style-name="T30">bar;</text:span><text:span text:style-name="T31"> </text:span><text:span text:style-name="T32">return</text:span><text:span text:style-name="T31"> </text:span><text:span text:style-name="T30">result;</text:span><text:span text:style-name="T31"> </text:span><text:span text:style-name="T30">}</text:span></text:p>
          </draw:text-box>
        </draw:frame>
        <presentation:notes draw:style-name="dp2">
          <draw:page-thumbnail draw:style-name="gr3" draw:layer="layout" svg:width="19.798cm" svg:height="11.136cm" svg:x="0.6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3" draw:master-page-name="Nur_20_Titel">
        <office:forms form:automatic-focus="false" form:apply-design-mode="false"/>
        <draw:frame draw:name="Textplatzhalter 26" presentation:style-name="pr12" draw:text-style-name="P13" draw:layer="layout" svg:width="28.999cm" svg:height="0.88cm" svg:x="2.327cm" svg:y="1.709cm" presentation:class="outline" presentation:user-transformed="true">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27" presentation:style-name="pr5" draw:text-style-name="P11" draw:layer="layout" svg:width="10.673cm" svg:height="10.799cm" svg:x="2.327cm" svg:y="5.2cm" presentation:class="outline" presentation:user-transformed="true">
          <draw:text-box>
            <text:list text:style-name="L3">
              <text:list-item>
                <text:p text:style-name="P10">Important to understand the actual danger!</text:p>
              </text:list-item>
              <text:list-item>
                <text:p text:style-name="P10">The problem is not mutating an immutable field.</text:p>
              </text:list-item>
              <text:list-item>
                <text:p text:style-name="P10">The problem is <text:span text:style-name="T33">observing an immutable reference change its value.</text:span></text:p>
              </text:list-item>
            </text:list>
          </draw:text-box>
        </draw:frame>
        <draw:frame draw:style-name="gr13" draw:text-style-name="P14" draw:layer="layout" svg:width="16.157cm" svg:height="0.988cm" svg:x="2.327cm" svg:y="2.4cm">
          <draw:text-box>
            <text:p text:style-name="P10"><text:span text:style-name="T34">What actually goes wrong if you overwrite </text:span><text:span text:style-name="T10">immutable</text:span><text:span text:style-name="T34">?</text:span></text:p>
          </draw:text-box>
        </draw:frame>
        <draw:frame draw:style-name="gr14" draw:text-style-name="P16" draw:layer="layout" svg:width="16cm" svg:height="10.987cm" svg:x="13.6cm" svg:y="5.213cm">
          <draw:text-box>
            <text:p text:style-name="P10"><text:span text:style-name="T11">immutable</text:span><text:span text:style-name="T12"> </text:span><text:span text:style-name="T11">struct</text:span><text:span text:style-name="T12"> </text:span><text:span text:style-name="T13">S</text:span><text:span text:style-name="T12"> </text:span><text:span text:style-name="T13">{</text:span></text:p>
            <text:p text:style-name="P10"><text:span text:style-name="T12"><text:s text:c="4"/></text:span><text:span text:style-name="T14">int</text:span><text:span text:style-name="T12"> </text:span><text:span text:style-name="T13">field;</text:span></text:p>
            <text:p text:style-name="P10"><text:span text:style-name="T13">}</text:span></text:p>
            <text:p text:style-name="P10"><text:span text:style-name="T13"/></text:p>
            <text:p text:style-name="P10"><text:span text:style-name="T14">void</text:span><text:span text:style-name="T12"> </text:span><text:span text:style-name="T13">genericFun(T)(T</text:span><text:span text:style-name="T12"> </text:span><text:span text:style-name="T13">first,</text:span><text:span text:style-name="T12"> </text:span><text:span text:style-name="T13">T</text:span><text:span text:style-name="T12"> </text:span><text:span text:style-name="T13">second)</text:span><text:span text:style-name="T12"> </text:span><text:span text:style-name="T13">{</text:span></text:p>
            <text:p text:style-name="P10"><text:span text:style-name="T12"><text:s text:c="4"/></text:span><text:span text:style-name="T11">auto</text:span><text:span text:style-name="T12"> </text:span><text:span text:style-name="T13">store</text:span><text:span text:style-name="T12"> </text:span><text:span text:style-name="T13">=</text:span><text:span text:style-name="T12"> </text:span><text:span text:style-name="T13">first;</text:span></text:p>
            <text:p text:style-name="P10"><text:span text:style-name="T12"><text:s text:c="4"/></text:span><text:span text:style-name="T11">immutable</text:span><text:span text:style-name="T12"> </text:span><text:span text:style-name="T14">int</text:span><text:span text:style-name="T13">*</text:span><text:span text:style-name="T12"> </text:span><text:span text:style-name="T13">ptr</text:span><text:span text:style-name="T12"> </text:span><text:span text:style-name="T13">=</text:span><text:span text:style-name="T12"> </text:span><text:span text:style-name="T13">&amp;store.field;</text:span></text:p>
            <text:p text:style-name="P10"><text:span text:style-name="T12"><text:s text:c="4"/></text:span><text:span text:style-name="T14">int</text:span><text:span text:style-name="T12"> </text:span><text:span text:style-name="T13">firstField</text:span><text:span text:style-name="T12"> </text:span><text:span text:style-name="T13">=</text:span><text:span text:style-name="T12"> </text:span><text:span text:style-name="T13">*ptr;</text:span></text:p>
            <text:p text:style-name="P10"><text:span text:style-name="T12"><text:s text:c="4"/></text:span><text:span text:style-name="T13">store</text:span><text:span text:style-name="T12"> </text:span><text:span text:style-name="T13">=</text:span><text:span text:style-name="T12"> </text:span><text:span text:style-name="T13">second;</text:span><text:span text:style-name="T12"> </text:span><text:span text:style-name="T35">// danger!</text:span></text:p>
            <text:p text:style-name="P10"><text:span text:style-name="T12"><text:s text:c="4"/></text:span><text:span text:style-name="T14">int</text:span><text:span text:style-name="T12"> </text:span><text:span text:style-name="T13">secondField</text:span><text:span text:style-name="T12"> </text:span><text:span text:style-name="T13">=</text:span><text:span text:style-name="T12"> </text:span><text:span text:style-name="T13">*ptr;</text:span></text:p>
            <text:p text:style-name="P24"><text:span text:style-name="T36"><text:s text:c="4"/></text:span><text:span text:style-name="T35">// This fails!</text:span></text:p>
            <text:p text:style-name="P10"><text:span text:style-name="T12"><text:s text:c="4"/></text:span><text:span text:style-name="T11">assert</text:span><text:span text:style-name="T13">(firstField</text:span><text:span text:style-name="T12"> </text:span><text:span text:style-name="T13">==</text:span><text:span text:style-name="T12"> </text:span><text:span text:style-name="T13">secondField);</text:span><text:span text:style-name="T12"> </text:span></text:p>
            <text:p text:style-name="P10"><text:span text:style-name="T12"><text:s text:c="4"/></text:span><text:span text:style-name="T35">// We have observed an immutable pointer</text:span></text:p>
            <text:p text:style-name="P10"><text:span text:style-name="T12"><text:s text:c="4"/></text:span><text:span text:style-name="T35">// change its value.</text:span></text:p>
            <text:p text:style-name="P10"><text:span text:style-name="T12"><text:s text:c="4"/></text:span><text:span text:style-name="T35">// All is lost, etc.</text:span></text:p>
            <text:p text:style-name="P10"><text:span text:style-name="T35">}</text:span></text:p>
          </draw:text-box>
        </draw:frame>
        <presentation:notes draw:style-name="dp2">
          <draw:page-thumbnail draw:style-name="gr3" draw:layer="layout" svg:width="19.798cm" svg:height="11.136cm" svg:x="0.6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3" draw:master-page-name="Nur_20_Titel">
        <office:forms form:automatic-focus="false" form:apply-design-mode="false"/>
        <draw:frame draw:name="Textplatzhalter 12" presentation:style-name="pr13" draw:text-style-name="P13" draw:layer="layout" svg:width="28.999cm" svg:height="0.88cm" svg:x="2.327cm" svg:y="1.709cm" presentation:class="outline" presentation:user-transformed="true">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13" presentation:style-name="pr14" draw:text-style-name="P18" draw:layer="layout" svg:width="28.999cm" svg:height="10.799cm" svg:x="2.327cm" svg:y="5.2cm" presentation:class="outline" presentation:user-transformed="true">
          <draw:text-box>
            <text:list text:style-name="L3">
              <text:list-item>
                <text:p text:style-name="P10">Maybe we can relax the const system with <text:span text:style-name="T8">headmut</text:span>?</text:p>
                <text:list>
                  <text:list-item>
                    <text:p text:style-name="P10">We cannot wait for possible future features!</text:p>
                  </text:list-item>
                </text:list>
              </text:list-item>
              <text:list-item>
                <text:p text:style-name="P10">Can we do <text:span text:style-name="T8">headmut</text:span> in a library?</text:p>
              </text:list-item>
              <text:list-item>
                <text:p text:style-name="P10">First attempt: Turducken types.</text:p>
              </text:list-item>
              <text:list-item>
                <text:p text:style-name="P10">Our type T, packed in a struct, packed in a union. ¹</text:p>
              </text:list-item>
              <text:list-item>
                <text:p text:style-name="P10">Because it’s a struct, we’re allowed to use<text:line-break/><text:span text:style-name="T8">std.algorithm.mutation.moveEmplace()</text:span><text:span text:style-name="T8"><text:line-break/></text:span>even though T has immutable members</text:p>
              </text:list-item>
              <text:list-item>
                <text:p text:style-name="P10">Because it’s a union, the destructor is not called!</text:p>
              </text:list-item>
            </text:list>
          </draw:text-box>
        </draw:frame>
        <draw:frame draw:style-name="gr4" draw:text-style-name="P14" draw:layer="layout" svg:width="10.455cm" svg:height="0.988cm" svg:x="2.327cm" svg:y="2.4cm">
          <draw:text-box>
            <text:p text:style-name="P10"><text:span text:style-name="T9">Possibilities that we discarded</text:span></text:p>
          </draw:text-box>
        </draw:frame>
        <draw:frame draw:style-name="gr15" draw:text-style-name="P25" draw:layer="layout" svg:width="12cm" svg:height="6.771cm" svg:x="20.2cm" svg:y="6.2cm">
          <draw:text-box>
            <text:p text:style-name="P10"><text:span text:style-name="T11">struct</text:span><text:span text:style-name="T12"> </text:span><text:span text:style-name="T13">Turducken(T)</text:span><text:span text:style-name="T12"> </text:span><text:span text:style-name="T13">{</text:span></text:p>
            <text:p text:style-name="P10"><text:span text:style-name="T12"><text:s text:c="4"/></text:span><text:span text:style-name="T13">Turkey</text:span><text:span text:style-name="T12"> </text:span><text:span text:style-name="T13">store;</text:span></text:p>
            <text:p text:style-name="P10"><text:span text:style-name="T12"><text:s text:c="4"/></text:span><text:span text:style-name="T11">struct</text:span><text:span text:style-name="T12"> </text:span><text:span text:style-name="T13">Turkey</text:span><text:span text:style-name="T12"> </text:span><text:span text:style-name="T13">{</text:span></text:p>
            <text:p text:style-name="P10"><text:span text:style-name="T12"><text:s text:c="8"/></text:span><text:span text:style-name="T13">Duck</text:span><text:span text:style-name="T12"> </text:span><text:span text:style-name="T13">duck;</text:span></text:p>
            <text:p text:style-name="P10"><text:span text:style-name="T12"><text:s text:c="4"/></text:span><text:span text:style-name="T13">}</text:span></text:p>
            <text:p text:style-name="P24"><text:span text:style-name="T12"><text:s text:c="4"/></text:span><text:span text:style-name="T11">union</text:span><text:span text:style-name="T12"> </text:span><text:span text:style-name="T13">Duck</text:span><text:span text:style-name="T12"> </text:span><text:span text:style-name="T13">{</text:span></text:p>
            <text:p text:style-name="P24"><text:span text:style-name="T12"><text:s text:c="8"/></text:span><text:span text:style-name="T13">Chicken</text:span><text:span text:style-name="T12"> </text:span><text:span text:style-name="T13">chicken;</text:span></text:p>
            <text:p text:style-name="P24"><text:span text:style-name="T12"><text:s text:c="4"/></text:span><text:span text:style-name="T13">}</text:span></text:p>
            <text:p text:style-name="P24"><text:span text:style-name="T12"><text:s text:c="4"/></text:span><text:span text:style-name="T11">alias</text:span><text:span text:style-name="T12"> </text:span><text:span text:style-name="T13">Chicken</text:span><text:span text:style-name="T12"> </text:span><text:span text:style-name="T13">=</text:span><text:span text:style-name="T12"> </text:span><text:span text:style-name="T13">T;</text:span></text:p>
            <text:p text:style-name="P10"><text:span text:style-name="T13">}</text:span></text:p>
          </draw:text-box>
        </draw:frame>
        <draw:frame draw:style-name="gr16" draw:text-style-name="P27" draw:layer="layout" svg:width="4.549cm" svg:height="0.839cm" svg:x="4.8cm" svg:y="16.2cm">
          <draw:text-box>
            <text:p text:style-name="P26"><text:span text:style-name="T37">¹ Thanks @n8sh!</text:span></text:p>
          </draw:text-box>
        </draw:frame>
        <presentation:notes draw:style-name="dp2">
          <draw:page-thumbnail draw:style-name="gr3" draw:layer="layout" svg:width="19.798cm" svg:height="11.136cm" svg:x="0.6cm" svg:y="2.257cm" draw:page-number="8" presentation:class="page"/>
          <draw:frame presentation:style-name="pr6" draw:text-style-name="P28" draw:layer="layout" svg:width="16.799cm" svg:height="13.364cm" svg:x="2.1cm" svg:y="14.107cm" presentation:class="notes" presentation:placeholder="true">
            <draw:text-box/>
          </draw:frame>
        </presentation:notes>
      </draw:page>
      <draw:page draw:name="page9" draw:style-name="dp3" draw:master-page-name="Nur_20_Titel">
        <office:forms form:automatic-focus="false" form:apply-design-mode="false"/>
        <draw:frame draw:name="Textplatzhalter 30" draw:style-name="gr17" draw:text-style-name="P13" draw:layer="layout" svg:width="28.999cm" svg:height="0.88cm" svg:x="2.327cm" svg:y="1.709cm">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31" draw:style-name="gr18" draw:text-style-name="P29" draw:layer="layout" svg:width="17.473cm" svg:height="11.2cm" svg:x="2.327cm" svg:y="5.2cm">
          <draw:text-box>
            <text:list text:style-name="L3">
              <text:list-item>
                <text:p text:style-name="P10"><text:span text:style-name="T38">Because it’s a struct, we’re allowed to use</text:span><text:line-break/><text:span text:style-name="T8">std.algorithm.mutation.moveEmplace()</text:span><text:line-break/><text:span text:style-name="T38">even though T has </text:span><text:span text:style-name="T8">immutable</text:span><text:span text:style-name="T38"> members</text:span></text:p>
              </text:list-item>
              <text:list-item>
                <text:p text:style-name="P10"><text:span text:style-name="T38">Because it’s a union, the destructor is not called!</text:span></text:p>
                <text:list>
                  <text:list-item>
                    <text:p text:style-name="P10"><text:span text:style-name="T38">We can control the lifetime!</text:span></text:p>
                  </text:list-item>
                  <text:list-item>
                    <text:p text:style-name="P10"><text:span text:style-name="T38">Yes, this is intentional!</text:span></text:p>
                  </text:list-item>
                  <text:list-item>
                    <text:p text:style-name="P10"><text:span text:style-name="T38">Why do we need to control the lifetime? </text:span><text:span text:style-name="T8">headmut</text:span><text:span text:style-name="T38">: we want to overwrite an already stored value.</text:span></text:p>
                  </text:list-item>
                </text:list>
              </text:list-item>
              <text:list-item>
                <text:p text:style-name="P10"><text:span text:style-name="T38">Downsides: founded on quicksand, undefined features, and bugs.</text:span></text:p>
              </text:list-item>
              <text:list-item>
                <text:p text:style-name="P10"><text:span text:style-name="T38">Can break any day, or if you look at it wrong.</text:span></text:p>
              </text:list-item>
              <text:list-item>
                <text:p text:style-name="P10"><text:span text:style-name="T38">Not a good solution.</text:span></text:p>
              </text:list-item>
            </text:list>
          </draw:text-box>
        </draw:frame>
        <draw:frame draw:style-name="gr4" draw:text-style-name="P14" draw:layer="layout" svg:width="10.455cm" svg:height="0.988cm" svg:x="2.327cm" svg:y="2.4cm">
          <draw:text-box>
            <text:p text:style-name="P10"><text:span text:style-name="T9">Turducken Types</text:span></text:p>
          </draw:text-box>
        </draw:frame>
        <draw:frame draw:style-name="gr15" draw:text-style-name="P25" draw:layer="layout" svg:width="12cm" svg:height="6.771cm" svg:x="20.2cm" svg:y="6.229cm">
          <draw:text-box>
            <text:p text:style-name="P10"><text:span text:style-name="T11">struct</text:span><text:span text:style-name="T12"> </text:span><text:span text:style-name="T13">Turducken(T)</text:span><text:span text:style-name="T12"> </text:span><text:span text:style-name="T13">{</text:span></text:p>
            <text:p text:style-name="P10"><text:span text:style-name="T12"><text:s text:c="4"/></text:span><text:span text:style-name="T13">Turkey</text:span><text:span text:style-name="T12"> </text:span><text:span text:style-name="T13">store;</text:span></text:p>
            <text:p text:style-name="P10"><text:span text:style-name="T12"><text:s text:c="4"/></text:span><text:span text:style-name="T11">struct</text:span><text:span text:style-name="T12"> </text:span><text:span text:style-name="T13">Turkey</text:span><text:span text:style-name="T12"> </text:span><text:span text:style-name="T13">{</text:span></text:p>
            <text:p text:style-name="P10"><text:span text:style-name="T12"><text:s text:c="8"/></text:span><text:span text:style-name="T13">Duck</text:span><text:span text:style-name="T12"> </text:span><text:span text:style-name="T13">duck;</text:span></text:p>
            <text:p text:style-name="P10"><text:span text:style-name="T12"><text:s text:c="4"/></text:span><text:span text:style-name="T13">}</text:span></text:p>
            <text:p text:style-name="P24"><text:span text:style-name="T12"><text:s text:c="4"/></text:span><text:span text:style-name="T11">union</text:span><text:span text:style-name="T12"> </text:span><text:span text:style-name="T13">Duck</text:span><text:span text:style-name="T12"> </text:span><text:span text:style-name="T13">{</text:span></text:p>
            <text:p text:style-name="P24"><text:span text:style-name="T12"><text:s text:c="8"/></text:span><text:span text:style-name="T13">Chicken</text:span><text:span text:style-name="T12"> </text:span><text:span text:style-name="T13">chicken;</text:span></text:p>
            <text:p text:style-name="P24"><text:span text:style-name="T12"><text:s text:c="4"/></text:span><text:span text:style-name="T13">}</text:span></text:p>
            <text:p text:style-name="P24"><text:span text:style-name="T12"><text:s text:c="4"/></text:span><text:span text:style-name="T11">alias</text:span><text:span text:style-name="T12"> </text:span><text:span text:style-name="T13">Chicken</text:span><text:span text:style-name="T12"> </text:span><text:span text:style-name="T13">=</text:span><text:span text:style-name="T12"> </text:span><text:span text:style-name="T13">T;</text:span></text:p>
            <text:p text:style-name="P10"><text:span text:style-name="T13">}</text:span></text:p>
          </draw:text-box>
        </draw:frame>
        <presentation:notes draw:style-name="dp2">
          <draw:page-thumbnail draw:style-name="gr3" draw:layer="layout" svg:width="19.798cm" svg:height="11.136cm" svg:x="0.6cm" svg:y="2.257cm" draw:page-number="9" presentation:class="page"/>
          <draw:frame presentation:style-name="pr6" draw:text-style-name="P28" draw:layer="layout" svg:width="16.799cm" svg:height="13.364cm" svg:x="2.1cm" svg:y="14.107cm" presentation:class="notes" presentation:placeholder="true">
            <draw:text-box/>
          </draw:frame>
        </presentation:notes>
      </draw:page>
      <draw:page draw:name="page10" draw:style-name="dp3" draw:master-page-name="Nur_20_Titel">
        <office:forms form:automatic-focus="false" form:apply-design-mode="false"/>
        <draw:frame draw:name="Textplatzhalter 8" presentation:style-name="pr15" draw:text-style-name="P13" draw:layer="layout" svg:width="28.999cm" svg:height="0.88cm" svg:x="2.327cm" svg:y="1.709cm" presentation:class="outline" presentation:user-transformed="true">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9" presentation:style-name="pr5" draw:text-style-name="P11" draw:layer="layout" svg:width="28.999cm" svg:height="10.799cm" svg:x="2.327cm" svg:y="5.2cm" presentation:class="outline" presentation:user-transformed="true">
          <draw:text-box>
            <text:list text:style-name="L3">
              <text:list-item>
                <text:p text:style-name="P10">What’s the simplest thing that could work?</text:p>
                <text:p text:style-name="P10"/>
                <text:p text:style-name="P10"/>
                <text:p text:style-name="P10"/>
                <text:p text:style-name="P10"/>
              </text:list-item>
              <text:list-item>
                <text:p text:style-name="P10">GC issue with precise scan:</text:p>
                <text:list>
                  <text:list-item>
                    <text:p text:style-name="P10"><text:span text:style-name="T8">void[n]</text:span> is always treated as pointers.</text:p>
                  </text:list-item>
                </text:list>
              </text:list-item>
              <text:list-item>
                <text:p text:style-name="P10">What we want is a type "like T, but mutable": <text:span text:style-name="T8">DeepUnqual</text:span>!</text:p>
              </text:list-item>
            </text:list>
          </draw:text-box>
        </draw:frame>
        <draw:frame draw:style-name="gr19" draw:text-style-name="P14" draw:layer="layout" svg:width="10.455cm" svg:height="0.988cm" svg:x="2.327cm" svg:y="2.4cm">
          <draw:text-box>
            <text:p text:style-name="P30"><text:span text:style-name="T39">How to write a headmut</text:span></text:p>
          </draw:text-box>
        </draw:frame>
        <draw:frame draw:style-name="gr20" draw:text-style-name="P32" draw:layer="layout" svg:width="10.2cm" svg:height="3cm" svg:x="3.2cm" svg:y="6.6cm">
          <draw:text-box>
            <text:p text:style-name="P31"><text:span text:style-name="T40">align</text:span><text:span text:style-name="T41">(T.alignof)</text:span><text:span text:style-name="T42"><text:line-break/></text:span><text:span text:style-name="T40">struct</text:span><text:span text:style-name="T42"> </text:span><text:span text:style-name="T41">HeadMut(T)</text:span><text:span text:style-name="T42"> </text:span><text:span text:style-name="T41">{</text:span><text:span text:style-name="T42"><text:line-break/></text:span><text:span text:style-name="T42"> <text:s text:c="3"/></text:span><text:span text:style-name="T43">void</text:span><text:span text:style-name="T41">[T.sizeof]</text:span><text:span text:style-name="T42"> </text:span><text:span text:style-name="T41">data;</text:span><text:span text:style-name="T42"><text:line-break/></text:span><text:span text:style-name="T41">}</text:span></text:p>
          </draw:text-box>
        </draw:frame>
        <presentation:notes draw:style-name="dp2">
          <draw:page-thumbnail draw:style-name="gr3" draw:layer="layout" svg:width="19.798cm" svg:height="11.136cm" svg:x="0.6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3" draw:master-page-name="Nur_20_Titel">
        <office:forms form:automatic-focus="false" form:apply-design-mode="false"/>
        <draw:frame draw:name="Textplatzhalter 32" draw:style-name="gr21" draw:text-style-name="P13" draw:layer="layout" svg:width="28.999cm" svg:height="0.88cm" svg:x="2.327cm" svg:y="1.709cm">
          <draw:text-box>
            <text:list text:style-name="L2">
              <text:list-item>
                <text:p text:style-name="P8"><text:span text:style-name="T7">Taming </text:span><text:span text:style-name="T5">immutable</text:span><text:span text:style-name="T7"> with librebindable</text:span></text:p>
              </text:list-item>
            </text:list>
          </draw:text-box>
        </draw:frame>
        <draw:frame draw:style-name="gr19" draw:text-style-name="P14" draw:layer="layout" svg:width="10.455cm" svg:height="0.988cm" svg:x="2.327cm" svg:y="2.4cm">
          <draw:text-box>
            <text:p text:style-name="P30"><text:span text:style-name="T39">DeepUnqual to the rescue!</text:span></text:p>
          </draw:text-box>
        </draw:frame>
        <draw:frame draw:style-name="standard" draw:layer="layout" svg:width="26.528cm" svg:height="7.273cm" svg:x="2.819cm" svg:y="8.564cm">
          <table:table table:template-name="default" table:use-first-row-styles="true" table:use-banding-rows-styles="true">
            <table:table-column table:style-name="co1"/>
            <table:table-column table:style-name="co2"/>
            <table:table-row table:style-name="ro1" table:default-cell-style-name="ce1">
              <table:table-cell>
                <text:p text:style-name="P33"><text:span text:style-name="T8">struct {}</text:span></text:p>
              </table:table-cell>
              <table:table-cell>
                <text:p text:style-name="P34"><text:span text:style-name="T8">{ DeepUnqual!member for each member }</text:span></text:p>
              </table:table-cell>
            </table:table-row>
            <table:table-row table:style-name="ro2" table:default-cell-style-name="ce1">
              <table:table-cell>
                <text:p text:style-name="P34"><text:span text:style-name="T8">union, K[V]</text:span></text:p>
              </table:table-cell>
              <table:table-cell>
                <text:p text:style-name="P34"><text:span text:style-name="T8">void[T.sizeof]</text:span></text:p>
              </table:table-cell>
            </table:table-row>
            <table:table-row table:style-name="ro2" table:default-cell-style-name="ce1">
              <table:table-cell>
                <text:p text:style-name="P34"><text:span text:style-name="T8">class, interface, function, T*</text:span></text:p>
              </table:table-cell>
              <table:table-cell>
                <text:p text:style-name="P34"><text:span text:style-name="T8">void*</text:span></text:p>
              </table:table-cell>
            </table:table-row>
            <table:table-row table:style-name="ro2" table:default-cell-style-name="ce1">
              <table:table-cell>
                <text:p text:style-name="P34"><text:span text:style-name="T8">T[]</text:span></text:p>
              </table:table-cell>
              <table:table-cell>
                <text:p text:style-name="P34"><text:span text:style-name="T8">{ length, ptr }</text:span></text:p>
              </table:table-cell>
            </table:table-row>
            <table:table-row table:style-name="ro2" table:default-cell-style-name="ce1">
              <table:table-cell>
                <text:p text:style-name="P34"><text:span text:style-name="T8">delegate</text:span></text:p>
              </table:table-cell>
              <table:table-cell>
                <text:p text:style-name="P34"><text:span text:style-name="T8">{ void*, void* }</text:span></text:p>
              </table:table-cell>
            </table:table-row>
            <table:table-row table:style-name="ro2" table:default-cell-style-name="ce1">
              <table:table-cell>
                <text:p text:style-name="P34"><text:span text:style-name="T8">basic type T</text:span></text:p>
              </table:table-cell>
              <table:table-cell>
                <text:p text:style-name="P34"><text:span text:style-name="T8">Unqual!T</text:span></text:p>
              </table:table-cell>
            </table:table-row>
            <table:table-row table:style-name="ro2" table:default-cell-style-name="ce1">
              <table:table-cell>
                <text:p text:style-name="P34"><text:span text:style-name="T8">T[5]</text:span></text:p>
              </table:table-cell>
              <table:table-cell>
                <text:p text:style-name="P34"><text:span text:style-name="T8">DeepUnqual!T[5]</text:span></text:p>
              </table:table-cell>
            </table:table-row>
          </table:table>
          <draw:image xlink:href="Pictures/TablePreview1.svm" xlink:type="simple" xlink:show="embed" xlink:actuate="onLoad"/>
        </draw:frame>
        <draw:frame draw:name="Textplatzhalter 33" presentation:style-name="pr5" draw:text-style-name="P10" draw:layer="layout" svg:width="28.999cm" svg:height="10.799cm" svg:x="2.328cm" svg:y="5.201cm" presentation:class="outline" presentation:user-transformed="true">
          <draw:text-box>
            <text:list text:style-name="L3">
              <text:list-item>
                <text:p text:style-name="P10"><text:span text:style-name="T8">rebindable.DeepUnqual</text:span> defines equivalent types for <text:span text:style-name="T33">every</text:span> D data type.</text:p>
              </text:list-item>
              <text:list-item>
                <text:p text:style-name="P10">Mutable pointers in the same place, mutable nonpointers in the same place.</text:p>
              </text:list-item>
              <text:list-item>
                <text:p text:style-name="P10">Otherwise, nothing in common.</text:p>
              </text:list-item>
            </text:list>
          </draw:text-box>
        </draw:frame>
        <presentation:notes draw:style-name="dp2">
          <office:forms form:automatic-focus="false" form:apply-design-mode="false"/>
          <draw:page-thumbnail draw:style-name="gr3" draw:layer="layout" svg:width="19.798cm" svg:height="11.136cm" svg:x="0.6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3" draw:master-page-name="Nur_20_Titel">
        <office:forms form:automatic-focus="false" form:apply-design-mode="false"/>
        <draw:frame draw:name="Textplatzhalter 14" presentation:style-name="pr16" draw:text-style-name="P13" draw:layer="layout" svg:width="28.999cm" svg:height="0.88cm" svg:x="2.327cm" svg:y="1.709cm" presentation:class="outline" presentation:user-transformed="true">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15" presentation:style-name="pr17" draw:text-style-name="P18" draw:layer="layout" svg:width="28.999cm" svg:height="10.799cm" svg:x="2.327cm" svg:y="5.2cm" presentation:class="outline" presentation:user-transformed="true">
          <draw:text-box>
            <text:list text:style-name="L3">
              <text:list-item>
                <text:p text:style-name="P10">DeepUnqual!T will be scanned by a precise GC at exactly the fields that T will be scanned</text:p>
              </text:list-item>
              <text:list-item>
                <text:p text:style-name="P10">Same size</text:p>
              </text:list-item>
              <text:list-item>
                <text:p text:style-name="P10">Same alignment<text:span text:style-name="T44"> (chaotic neutral)</text:span></text:p>
              </text:list-item>
              <text:list-item>
                <text:p text:style-name="P10"><text:span text:style-name="T45">Working with it is deeply unsafe.</text:span></text:p>
              </text:list-item>
              <text:list-item>
                <text:p text:style-name="P10"><text:span text:style-name="T45">You have to cast everything.</text:span></text:p>
              </text:list-item>
            </text:list>
          </draw:text-box>
        </draw:frame>
        <draw:frame draw:style-name="gr19" draw:text-style-name="P14" draw:layer="layout" svg:width="10.455cm" svg:height="0.988cm" svg:x="2.327cm" svg:y="2.4cm">
          <draw:text-box>
            <text:p text:style-name="P30"><text:span text:style-name="T39">DeepUnqual to the rescue!</text:span></text:p>
          </draw:text-box>
        </draw:frame>
        <draw:custom-shape draw:style-name="gr22" draw:text-style-name="P35" draw:layer="layout" svg:width="7.2cm" svg:height="2.4cm" svg:x="18.4cm" svg:y="9.2cm">
          <text:p text:style-name="P35">Rebindabl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text-style-name="P36" draw:layer="layout" svg:x1="22cm" svg:y1="11.6cm" svg:x2="22cm" svg:y2="14.4cm">
          <text:p/>
        </draw:line>
        <draw:frame draw:style-name="gr24" draw:text-style-name="P37" draw:layer="layout" svg:width="3.931cm" svg:height="0.988cm" svg:x="22.8cm" svg:y="12.438cm">
          <draw:text-box>
            <text:p text:style-name="P10"><text:span text:style-name="T8"><text:s/></text:span><text:span text:style-name="T8">T get():</text:span></text:p>
          </draw:text-box>
        </draw:frame>
        <draw:line draw:style-name="gr23" draw:text-style-name="P36" draw:layer="layout" svg:x1="22.2cm" svg:y1="6.6cm" svg:x2="22.2cm" svg:y2="9.4cm">
          <text:p/>
        </draw:line>
        <draw:frame draw:style-name="gr25" draw:text-style-name="P37" draw:layer="layout" svg:width="5.074cm" svg:height="0.988cm" svg:x="23.2cm" svg:y="7.4cm">
          <draw:text-box>
            <text:p text:style-name="P10"><text:span text:style-name="T8">void set(T);</text:span></text:p>
          </draw:text-box>
        </draw:frame>
        <draw:frame draw:style-name="gr26" draw:text-style-name="P38" draw:layer="layout" svg:width="5.011cm" svg:height="0.962cm" svg:x="26.4cm" svg:y="9.8cm">
          <draw:text-box>
            <text:p text:style-name="P10">??? mystery???</text:p>
          </draw:text-box>
        </draw:frame>
        <draw:frame draw:style-name="gr27" draw:text-style-name="P40" draw:layer="layout" svg:width="9.155cm" svg:height="1.725cm" svg:x="18.563cm" svg:y="14.527cm">
          <draw:text-box>
            <text:p text:style-name="P39"><text:span text:style-name="T46">T goes in, T comes out</text:span></text:p>
            <text:p text:style-name="P39"><text:span text:style-name="T46">never a miscommunication</text:span></text:p>
          </draw:text-box>
        </draw:frame>
        <presentation:notes draw:style-name="dp2">
          <draw:page-thumbnail draw:style-name="gr3" draw:layer="layout" svg:width="19.798cm" svg:height="11.136cm" svg:x="0.6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3" draw:master-page-name="Nur_20_Titel">
        <office:forms form:automatic-focus="false" form:apply-design-mode="false"/>
        <draw:frame draw:name="Textplatzhalter 34" presentation:style-name="pr18" draw:text-style-name="P13" draw:layer="layout" svg:width="28.999cm" svg:height="0.88cm" svg:x="2.327cm" svg:y="1.709cm" presentation:class="outline" presentation:user-transformed="true">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35" presentation:style-name="pr19" draw:text-style-name="P18" draw:layer="layout" svg:width="28.999cm" svg:height="10.799cm" svg:x="2.327cm" svg:y="5.2cm" presentation:class="outline" presentation:user-transformed="true">
          <draw:text-box>
            <text:list text:style-name="L3">
              <text:list-item>
                <text:p text:style-name="P10"><text:span text:style-name="T45">How do I store a T in it? How do I get a T back out?</text:span></text:p>
              </text:list-item>
              <text:list-item>
                <text:p text:style-name="P10"><text:span text:style-name="T47">rebindable.Rebindable</text:span><text:span text:style-name="T45"> wrapper!</text:span></text:p>
                <text:list>
                  <text:list-item>
                    <text:p text:style-name="P10"><text:span text:style-name="T47">Rebindable value;</text:span></text:p>
                  </text:list-item>
                  <text:list-item>
                    <text:p text:style-name="P10"><text:span text:style-name="T48">value.set(S(</text:span><text:span text:style-name="T49">5</text:span><text:span text:style-name="T48">));</text:span></text:p>
                  </text:list-item>
                  <text:list-item>
                    <text:p text:style-name="P10"><text:span text:style-name="T50">assert</text:span><text:span text:style-name="T48">(value.get</text:span><text:span text:style-name="T51"> </text:span><text:span text:style-name="T48">==</text:span><text:span text:style-name="T51"> </text:span><text:span text:style-name="T48">S(</text:span><text:span text:style-name="T49">5</text:span><text:span text:style-name="T48">));</text:span></text:p>
                  </text:list-item>
                  <text:list-item>
                    <text:p text:style-name="P10"><text:span text:style-name="T52">Even if S is </text:span><text:span text:style-name="T48">immutable</text:span><text:span text:style-name="T53">.</text:span></text:p>
                  </text:list-item>
                </text:list>
                <text:p text:style-name="P10"><text:span text:style-name="T53"/></text:p>
                <text:p text:style-name="P10"><text:span text:style-name="T54">But is this safe?</text:span></text:p>
              </text:list-item>
            </text:list>
          </draw:text-box>
        </draw:frame>
        <draw:frame draw:style-name="gr19" draw:text-style-name="P14" draw:layer="layout" svg:width="10.455cm" svg:height="0.988cm" svg:x="2.327cm" svg:y="2.4cm">
          <draw:text-box>
            <text:p text:style-name="P30"><text:span text:style-name="T39">DeepUnqual to the rescue!</text:span></text:p>
          </draw:text-box>
        </draw:frame>
        <draw:custom-shape draw:style-name="gr22" draw:text-style-name="P35" draw:layer="layout" svg:width="7.2cm" svg:height="2.4cm" svg:x="18.4cm" svg:y="9.2cm">
          <text:p text:style-name="P35">Rebindabl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text-style-name="P36" draw:layer="layout" svg:x1="22cm" svg:y1="11.6cm" svg:x2="22cm" svg:y2="14.4cm">
          <text:p/>
        </draw:line>
        <draw:frame draw:style-name="gr24" draw:text-style-name="P37" draw:layer="layout" svg:width="3.931cm" svg:height="0.988cm" svg:x="22.8cm" svg:y="12.438cm">
          <draw:text-box>
            <text:p text:style-name="P10"><text:span text:style-name="T8"><text:s/></text:span><text:span text:style-name="T8">T get():</text:span></text:p>
          </draw:text-box>
        </draw:frame>
        <draw:line draw:style-name="gr23" draw:text-style-name="P36" draw:layer="layout" svg:x1="22.2cm" svg:y1="6.6cm" svg:x2="22.2cm" svg:y2="9.4cm">
          <text:p/>
        </draw:line>
        <draw:frame draw:style-name="gr25" draw:text-style-name="P37" draw:layer="layout" svg:width="5.074cm" svg:height="0.988cm" svg:x="23.2cm" svg:y="7.4cm">
          <draw:text-box>
            <text:p text:style-name="P10"><text:span text:style-name="T8">void set(T);</text:span></text:p>
          </draw:text-box>
        </draw:frame>
        <draw:frame draw:style-name="gr26" draw:text-style-name="P42" draw:layer="layout" svg:width="5.341cm" svg:height="0.988cm" svg:x="26.4cm" svg:y="9.8cm">
          <draw:text-box>
            <text:p text:style-name="P41"><text:span text:style-name="T38">??? mystery???</text:span></text:p>
          </draw:text-box>
        </draw:frame>
        <draw:frame draw:style-name="gr27" draw:text-style-name="P40" draw:layer="layout" svg:width="9.155cm" svg:height="1.725cm" svg:x="18.563cm" svg:y="14.527cm">
          <draw:text-box>
            <text:p text:style-name="P39"><text:span text:style-name="T46">T goes in, T comes out</text:span></text:p>
            <text:p text:style-name="P39"><text:span text:style-name="T46">never a miscommunication</text:span></text:p>
          </draw:text-box>
        </draw:frame>
        <presentation:notes draw:style-name="dp4">
          <office:forms form:automatic-focus="false" form:apply-design-mode="false"/>
          <draw:page-thumbnail draw:style-name="gr3" draw:layer="layout" svg:width="19.798cm" svg:height="11.136cm" svg:x="0.6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3" draw:master-page-name="Nur_20_Titel">
        <office:forms form:automatic-focus="false" form:apply-design-mode="false"/>
        <draw:frame draw:name="Textplatzhalter 17" presentation:style-name="pr20" draw:text-style-name="P13" draw:layer="layout" svg:width="28.999cm" svg:height="0.88cm" svg:x="2.327cm" svg:y="1.709cm" presentation:class="outline" presentation:user-transformed="true">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18" presentation:style-name="pr21" draw:text-style-name="P18" draw:layer="layout" svg:width="28.999cm" svg:height="10.799cm" svg:x="2.327cm" svg:y="5.2cm" presentation:class="outline" presentation:user-transformed="true">
          <draw:text-box>
            <text:list text:style-name="L1">
              <text:list-item>
                <text:p text:style-name="P17">It’s safe precisely so long as <text:span text:style-name="T8">T</text:span> is secret.</text:p>
              </text:list-item>
              <text:list-item>
                <text:p text:style-name="P17">D <text:span text:style-name="T8">immutable</text:span> mashes together memory immutability and observability.</text:p>
              </text:list-item>
              <text:list-item>
                <text:p text:style-name="P17">We don’t care if a value changes, so long as we can <text:span text:style-name="T33">never observe</text:span> it changing.</text:p>
              </text:list-item>
              <text:list-item>
                <text:p text:style-name="P17"><text:span text:style-name="T8">Rebindable!T</text:span> is a boxed T.</text:p>
              </text:list-item>
              <text:list-item>
                <text:p text:style-name="P17">It is never possible to get a reference to the contained data in T form, because <text:span text:style-name="T55">get</text:span><text:span text:style-name="T56"> returns by value.</text:span></text:p>
              </text:list-item>
              <text:list-item>
                <text:p text:style-name="P17"><text:span text:style-name="T57">The stored data is mutable thanks to </text:span><text:span text:style-name="T58">DeepUnqual</text:span><text:span text:style-name="T57">, so mutating it is arguably correct: </text:span><text:span text:style-name="T58">Rebindable!T</text:span><text:span text:style-name="T57"> never mutates memory that was not declared as mutable.</text:span></text:p>
              </text:list-item>
              <text:list-item>
                <text:p text:style-name="P17"><text:span text:style-name="T57">And the memory itself is not exposed as </text:span><text:span text:style-name="T58">immutable</text:span><text:span text:style-name="T57">, but get returns an </text:span><text:span text:style-name="T58">immutable</text:span><text:span text:style-name="T57"> value copy.</text:span></text:p>
              </text:list-item>
            </text:list>
          </draw:text-box>
        </draw:frame>
        <draw:frame draw:style-name="gr19" draw:text-style-name="P14" draw:layer="layout" svg:width="10.455cm" svg:height="0.988cm" svg:x="2.327cm" svg:y="2.4cm">
          <draw:text-box>
            <text:p text:style-name="P30"><text:span text:style-name="T39">Is it secret? Is it safe?</text:span></text:p>
          </draw:text-box>
        </draw:frame>
        <presentation:notes draw:style-name="dp2">
          <draw:page-thumbnail draw:style-name="gr3" draw:layer="layout" svg:width="19.798cm" svg:height="11.136cm" svg:x="0.6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3" draw:master-page-name="Nur_20_Titel">
        <office:forms form:automatic-focus="false" form:apply-design-mode="false"/>
        <draw:frame draw:name="Textplatzhalter 36" presentation:style-name="pr22" draw:text-style-name="P13" draw:layer="layout" svg:width="28.999cm" svg:height="0.88cm" svg:x="2.327cm" svg:y="1.709cm" presentation:class="outline" presentation:user-transformed="true">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37" presentation:style-name="pr23" draw:text-style-name="P18" draw:layer="layout" svg:width="28.999cm" svg:height="10.799cm" svg:x="2.327cm" svg:y="5.2cm" presentation:class="outline" presentation:user-transformed="true">
          <draw:text-box>
            <text:list text:style-name="L1">
              <text:list-item>
                <text:p text:style-name="P17"><text:span text:style-name="T57">The stored data is mutable thanks to </text:span><text:span text:style-name="T58">DeepUnqual</text:span><text:span text:style-name="T57">, so mutating it is arguably correct: </text:span><text:span text:style-name="T58">Rebindable!T</text:span><text:span text:style-name="T57"> never mutates memory that was not declared as mutable.</text:span></text:p>
              </text:list-item>
              <text:list-item>
                <text:p text:style-name="P17"><text:span text:style-name="T57">And the memory itself is not exposed as </text:span><text:span text:style-name="T58">immutable</text:span><text:span text:style-name="T57">, but get returns an immutable value copy.</text:span></text:p>
              </text:list-item>
              <text:list-item>
                <text:p text:style-name="P17"><text:span text:style-name="T57">While the data is stored in </text:span><text:span text:style-name="T58">Rebindable</text:span><text:span text:style-name="T57">, it can change, but every change must be from a valid state to a valid state, and we can never catch it in mid-change.</text:span></text:p>
              </text:list-item>
              <text:list-item>
                <text:p text:style-name="P17"><text:span text:style-name="T57">Weakness: </text:span><text:span text:style-name="T58">T</text:span><text:span text:style-name="T57"> cannot rely on the fact that every address it lives at was created by a constructor or copy constructor call.</text:span></text:p>
                <text:list>
                  <text:list-item>
                    <text:p text:style-name="P17"><text:span text:style-name="T57">If the copy constructor monkeys around with field addresses, it will break.</text:span></text:p>
                  </text:list-item>
                </text:list>
              </text:list-item>
            </text:list>
          </draw:text-box>
        </draw:frame>
        <draw:frame draw:style-name="gr19" draw:text-style-name="P14" draw:layer="layout" svg:width="10.455cm" svg:height="0.988cm" svg:x="2.327cm" svg:y="2.4cm">
          <draw:text-box>
            <text:p text:style-name="P30"><text:span text:style-name="T39">Is it secret? Is it safe?</text:span></text:p>
          </draw:text-box>
        </draw:frame>
        <presentation:notes draw:style-name="dp4">
          <office:forms form:automatic-focus="false" form:apply-design-mode="false"/>
          <draw:page-thumbnail draw:style-name="gr3" draw:layer="layout" svg:width="19.798cm" svg:height="11.136cm" svg:x="0.6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3" draw:master-page-name="Nur_20_Titel">
        <office:forms form:automatic-focus="false" form:apply-design-mode="false"/>
        <draw:frame draw:name="Textplatzhalter 16" presentation:style-name="pr24" draw:text-style-name="P13" draw:layer="layout" svg:width="28.999cm" svg:height="0.88cm" svg:x="2.327cm" svg:y="1.709cm" presentation:class="outline" presentation:user-transformed="true">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19" presentation:style-name="pr25" draw:text-style-name="P43" draw:layer="layout" svg:width="28.999cm" svg:height="10.799cm" svg:x="2.327cm" svg:y="5.2cm" presentation:class="outline" presentation:user-transformed="true">
          <draw:text-box>
            <text:list text:style-name="L1">
              <text:list-item>
                <text:p text:style-name="P31"><text:span text:style-name="T59">librebindable ships with:</text:span></text:p>
              </text:list-item>
              <text:list-item>
                <text:p text:style-name="P31"><text:span text:style-name="T59">immutable-safe </text:span><text:span text:style-name="T41">Nullable</text:span><text:span text:style-name="T60">, </text:span><text:span text:style-name="T41">rebindable.Nullable</text:span><text:span text:style-name="T60">:</text:span></text:p>
                <text:p text:style-name="P31"><text:span text:style-name="T41">Nullable!(</text:span><text:span text:style-name="T40">const</text:span><text:span text:style-name="T42"> </text:span><text:span text:style-name="T43">int</text:span><text:span text:style-name="T41">)</text:span><text:span text:style-name="T42"> </text:span><text:span text:style-name="T41">ni;</text:span><text:span text:style-name="T42"><text:line-break/></text:span><text:span text:style-name="T40">assert</text:span><text:span text:style-name="T41">(ni.isNull);</text:span><text:span text:style-name="T42"><text:line-break/></text:span><text:span text:style-name="T41">ni</text:span><text:span text:style-name="T42"> </text:span><text:span text:style-name="T41">=</text:span><text:span text:style-name="T42"> </text:span><text:span text:style-name="T61">5</text:span><text:span text:style-name="T41">;</text:span><text:span text:style-name="T42"><text:line-break/></text:span><text:span text:style-name="T40">assert</text:span><text:span text:style-name="T41">(!ni.isNull</text:span><text:span text:style-name="T42"> </text:span><text:span text:style-name="T41">&amp;&amp;</text:span><text:span text:style-name="T42"> </text:span><text:span text:style-name="T41">ni.get</text:span><text:span text:style-name="T42"> </text:span><text:span text:style-name="T41">==</text:span><text:span text:style-name="T42"> </text:span><text:span text:style-name="T61">5</text:span><text:span text:style-name="T41">);</text:span><text:span text:style-name="T42"><text:line-break/></text:span><text:span text:style-name="T41">ni.nullify;</text:span><text:span text:style-name="T42"><text:line-break/></text:span><text:span text:style-name="T40">assert</text:span><text:span text:style-name="T41">(ni.isNull);</text:span></text:p>
              </text:list-item>
              <text:list-item>
                <text:p text:style-name="P31"><text:span text:style-name="T59">immutable-safe associative arrays, </text:span><text:span text:style-name="T41">rebindable.AssocArray</text:span><text:span text:style-name="T62">:</text:span></text:p>
                <text:p text:style-name="P31"><text:span text:style-name="T41">AssocArray!(</text:span><text:span text:style-name="T43">int</text:span><text:span text:style-name="T41">,</text:span><text:span text:style-name="T42"> </text:span><text:span text:style-name="T41">S)</text:span><text:span text:style-name="T42"> </text:span><text:span text:style-name="T41">assocArray;</text:span><text:span text:style-name="T42"><text:line-break/></text:span><text:span text:style-name="T41">assocArray[</text:span><text:span text:style-name="T61">0</text:span><text:span text:style-name="T41">]</text:span><text:span text:style-name="T42"> </text:span><text:span text:style-name="T41">=</text:span><text:span text:style-name="T42"> </text:span><text:span text:style-name="T41">S([</text:span><text:span text:style-name="T61">5</text:span><text:span text:style-name="T41">]);</text:span><text:span text:style-name="T42"><text:line-break/></text:span><text:span text:style-name="T41">assocArray[</text:span><text:span text:style-name="T61">0</text:span><text:span text:style-name="T41">]</text:span><text:span text:style-name="T42"> </text:span><text:span text:style-name="T41">=</text:span><text:span text:style-name="T42"> </text:span><text:span text:style-name="T41">S([</text:span><text:span text:style-name="T61">6</text:span><text:span text:style-name="T41">]);</text:span><text:span text:style-name="T42"><text:line-break/></text:span><text:span text:style-name="T40">assert</text:span><text:span text:style-name="T41">(assocArray[</text:span><text:span text:style-name="T61">0</text:span><text:span text:style-name="T41">]</text:span><text:span text:style-name="T42"> </text:span><text:span text:style-name="T41">==</text:span><text:span text:style-name="T42"> </text:span><text:span text:style-name="T41">S([</text:span><text:span text:style-name="T61">6</text:span><text:span text:style-name="T41">]));</text:span></text:p>
              </text:list-item>
            </text:list>
          </draw:text-box>
        </draw:frame>
        <draw:frame draw:style-name="gr19" draw:text-style-name="P14" draw:layer="layout" svg:width="10.455cm" svg:height="0.988cm" svg:x="2.327cm" svg:y="2.4cm">
          <draw:text-box>
            <text:p text:style-name="P30"><text:span text:style-name="T39">What can we do with this?</text:span></text:p>
          </draw:text-box>
        </draw:frame>
        <presentation:notes draw:style-name="dp2">
          <office:forms form:automatic-focus="false" form:apply-design-mode="false"/>
          <draw:page-thumbnail draw:style-name="gr3" draw:layer="layout" svg:width="19.798cm" svg:height="11.136cm" svg:x="0.6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3" draw:master-page-name="Nur_20_Titel">
        <office:forms form:automatic-focus="false" form:apply-design-mode="false"/>
        <draw:frame draw:name="Textplatzhalter 20" presentation:style-name="pr26" draw:text-style-name="P13" draw:layer="layout" svg:width="28.999cm" svg:height="0.88cm" svg:x="2.327cm" svg:y="1.709cm" presentation:class="outline" presentation:user-transformed="true">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21" presentation:style-name="pr5" draw:text-style-name="P10" draw:layer="layout" svg:width="28.999cm" svg:height="10.799cm" svg:x="2.327cm" svg:y="5.2cm" presentation:class="outline" presentation:user-transformed="true">
          <draw:text-box>
            <text:list text:style-name="L3">
              <text:list-item>
                <text:p text:style-name="P10">Is <text:span text:style-name="T8">immutable</text:span> too strong? Should we be able to overwrite immutable fields?</text:p>
              </text:list-item>
              <text:list-item>
                <text:p text:style-name="P10">No: <text:span text:style-name="T8">immutable</text:span> is too weak!</text:p>
              </text:list-item>
              <text:list-item>
                <text:p text:style-name="P10">The problem is that we can observe <text:span text:style-name="T8">immutable</text:span> fields changing.</text:p>
              </text:list-item>
              <text:list-item>
                <text:p text:style-name="P10">By default, we can just do <text:span text:style-name="T8">&amp;i</text:span> and get a permanent view at <text:span text:style-name="T8">i</text:span>: <text:span text:style-name="T8">&amp;i</text:span> is <text:span text:style-name="T8">immutable(int)*</text:span>, but may change value!</text:p>
              </text:list-item>
              <text:list-item>
                <text:p text:style-name="P10">What’s stronger than <text:span text:style-name="T8">immutable</text:span>? <text:span text:style-name="T8">rvalue</text:span>!</text:p>
              </text:list-item>
              <text:list-item>
                <text:p text:style-name="P10">For the non-compiler developers: An assignment has the form:</text:p>
                <text:list>
                  <text:list-item>
                    <text:p text:style-name="P10">left value = right value;</text:p>
                  </text:list-item>
                  <text:list-item>
                    <text:p text:style-name="P10">So "lvalue" = "anything that can appear on the left of an assignment operator."</text:p>
                  </text:list-item>
                  <text:list-item>
                    <text:p text:style-name="P10">And "rvalue" = "anything that can only appear on the right side of an assignment operator."</text:p>
                  </text:list-item>
                </text:list>
              </text:list-item>
            </text:list>
          </draw:text-box>
        </draw:frame>
        <draw:frame draw:style-name="gr28" draw:text-style-name="P14" draw:layer="layout" svg:width="16.115cm" svg:height="1.555cm" svg:x="2.327cm" svg:y="2.4cm">
          <draw:text-box>
            <text:p text:style-name="P30"><text:span text:style-name="T39">Proposal: Referenceability is the </text:span><text:span text:style-name="T63">&amp;root</text:span><text:span text:style-name="T39"> of all evil.</text:span></text:p>
          </draw:text-box>
        </draw:frame>
        <presentation:notes draw:style-name="dp2">
          <draw:page-thumbnail draw:style-name="gr3" draw:layer="layout" svg:width="19.798cm" svg:height="11.136cm" svg:x="0.6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3" draw:master-page-name="Nur_20_Titel">
        <office:forms form:automatic-focus="false" form:apply-design-mode="false"/>
        <draw:frame draw:name="Textplatzhalter 38" presentation:style-name="pr27" draw:text-style-name="P13" draw:layer="layout" svg:width="28.999cm" svg:height="0.88cm" svg:x="2.327cm" svg:y="1.709cm" presentation:class="outline" presentation:user-transformed="true">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39" presentation:style-name="pr5" draw:text-style-name="P10" draw:layer="layout" svg:width="28.999cm" svg:height="10.799cm" svg:x="2.327cm" svg:y="5.2cm" presentation:class="outline" presentation:user-transformed="true">
          <draw:text-box>
            <text:list text:style-name="L3">
              <text:list-item>
                <text:p text:style-name="P10"><text:span text:style-name="T8">lvalue = rvalue;</text:span></text:p>
              </text:list-item>
              <text:list-item>
                <text:p text:style-name="P10">A hypothetical <text:span text:style-name="T8">rvalue struct {}</text:span> can be stronger than immutable and still be overwritten by assigning a new value!</text:p>
              </text:list-item>
              <text:list-item>
                <text:p text:style-name="P10"><text:span text:style-name="T8">rvalue struct</text:span> is a pure data struct: no taking the address of fields, no referencing fields, no assigning fields directly.</text:p>
              </text:list-item>
              <text:list-item>
                <text:p text:style-name="P10">Why? We need not fear mutation because nobody can catch us in the act.</text:p>
              </text:list-item>
              <text:list-item>
                <text:p text:style-name="P10">And if we only assign newly constructed values of <text:span text:style-name="T8">T</text:span>, we never break <text:span text:style-name="T8">invariant</text:span> either.</text:p>
              </text:list-item>
              <text:list-item>
                <text:p text:style-name="P10">A pure, <text:span text:style-name="T8">rvalue</text:span> variable is stronger than <text:span text:style-name="T8">immutable</text:span>: it is unreferenceable, and hence, unobservable.</text:p>
              </text:list-item>
              <text:list-item>
                <text:p text:style-name="P10">In fact, it is <text:span text:style-name="T33">memoryless</text:span>: it cannot be thought of as "data stored at an address in memory", but only as "data in itself".</text:p>
              </text:list-item>
              <text:list-item>
                <text:p text:style-name="P10">Its value may be read, but its fields are not remotely observable – because they are Plain Old Values.</text:p>
              </text:list-item>
            </text:list>
          </draw:text-box>
        </draw:frame>
        <draw:frame draw:style-name="gr28" draw:text-style-name="P14" draw:layer="layout" svg:width="16.115cm" svg:height="1.555cm" svg:x="2.327cm" svg:y="2.4cm">
          <draw:text-box>
            <text:p text:style-name="P30"><text:span text:style-name="T39">Proposal: Referenceability is the </text:span><text:span text:style-name="T63">&amp;root</text:span><text:span text:style-name="T39"> of all evil.</text:span></text:p>
          </draw:text-box>
        </draw:frame>
        <presentation:notes draw:style-name="dp4">
          <office:forms form:automatic-focus="false" form:apply-design-mode="false"/>
          <draw:page-thumbnail draw:style-name="gr3" draw:layer="layout" svg:width="19.798cm" svg:height="11.136cm" svg:x="0.6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3" draw:master-page-name="Nur_20_Titel">
        <office:forms form:automatic-focus="false" form:apply-design-mode="false"/>
        <draw:frame draw:name="Textplatzhalter 24" presentation:style-name="pr28" draw:text-style-name="P13" draw:layer="layout" svg:width="28.999cm" svg:height="0.88cm" svg:x="2.327cm" svg:y="1.709cm" presentation:class="outline" presentation:user-transformed="true">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25" presentation:style-name="pr5" draw:text-style-name="P10" draw:layer="layout" svg:width="16.873cm" svg:height="10.799cm" svg:x="2.327cm" svg:y="5.2cm" presentation:class="outline" presentation:user-transformed="true">
          <draw:text-box>
            <text:list text:style-name="L3">
              <text:list-item>
                <text:p text:style-name="P10">Why doesn’t <text:span text:style-name="T8">Unqual!T</text:span> work? Why shouldn’t <text:span text:style-name="T8">Unqual!T</text:span> work?</text:p>
              </text:list-item>
              <text:list-item>
                <text:p text:style-name="P10">Lots of code, even in Phobos, already assumes that <text:span text:style-name="T8">Unqual!T</text:span> makes a head-mutable <text:span text:style-name="T8">T</text:span>.</text:p>
              </text:list-item>
              <text:list-item>
                <text:p text:style-name="P10">Structs can have <text:span text:style-name="T8">immutable</text:span> fields hidden inside, creating isolated patches of immutability.</text:p>
              </text:list-item>
              <text:list-item>
                <text:p text:style-name="P10"><text:span text:style-name="T8">Unqual</text:span> already creates head-mutable values for every type other than structs.</text:p>
              </text:list-item>
              <text:list-item>
                <text:p text:style-name="P10">Instead we should do this:</text:p>
                <text:list>
                  <text:list-item>
                    <text:p text:style-name="P10">fields are <text:span text:style-name="T64">always</text:span> actually head-mutable, <text:span text:style-name="T8">immutable(T)</text:span> only sets the default for T var;</text:p>
                  </text:list-item>
                </text:list>
              </text:list-item>
            </text:list>
          </draw:text-box>
        </draw:frame>
        <draw:frame draw:style-name="gr29" draw:text-style-name="P14" draw:layer="layout" svg:width="19.673cm" svg:height="0.988cm" svg:x="2.327cm" svg:y="2.4cm">
          <draw:text-box>
            <text:p text:style-name="P30"><text:span text:style-name="T65">Actually viable proposal: O</text:span><text:span text:style-name="T66">utright remove </text:span><text:span text:style-name="T67">immutable</text:span><text:span text:style-name="T66"> struct fields.</text:span></text:p>
          </draw:text-box>
        </draw:frame>
        <draw:frame draw:style-name="gr30" draw:text-style-name="P16" draw:layer="layout" svg:width="11.4cm" svg:height="4.919cm" svg:x="20.8cm" svg:y="10cm">
          <draw:text-box>
            <text:p text:style-name="P15"><text:span text:style-name="T11">immutable</text:span><text:span text:style-name="T12"> </text:span><text:span text:style-name="T11">struct</text:span><text:span text:style-name="T12"> </text:span><text:span text:style-name="T13">S</text:span></text:p>
            <text:p text:style-name="P15"><text:span text:style-name="T13">{</text:span></text:p>
            <text:p text:style-name="P44"><text:span text:style-name="T12"><text:s text:c="2"/></text:span><text:span text:style-name="T35">// actually immutable(int)[] a</text:span></text:p>
            <text:p text:style-name="P44"><text:span text:style-name="T12"><text:s text:c="2"/></text:span><text:span text:style-name="T35">// but can only be accessed</text:span></text:p>
            <text:p text:style-name="P44"><text:span text:style-name="T12"><text:s text:c="2"/></text:span><text:span text:style-name="T35">// via immutable this</text:span></text:p>
            <text:p text:style-name="P15"><text:span text:style-name="T12"><text:s text:c="2"/></text:span><text:span text:style-name="T14">int</text:span><text:span text:style-name="T13">[]</text:span><text:span text:style-name="T12"> </text:span><text:span text:style-name="T13">a;</text:span></text:p>
            <text:p text:style-name="P15"><text:span text:style-name="T13">}</text:span></text:p>
          </draw:text-box>
        </draw:frame>
        <presentation:notes draw:style-name="dp2">
          <office:forms form:automatic-focus="false" form:apply-design-mode="false"/>
          <draw:page-thumbnail draw:style-name="gr3" draw:layer="layout" svg:width="19.798cm" svg:height="11.136cm" svg:x="0.6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3" draw:master-page-name="Nur_20_Titel">
        <office:forms form:automatic-focus="false" form:apply-design-mode="false"/>
        <draw:frame draw:name="Textplatzhalter 40" presentation:style-name="pr29" draw:text-style-name="P13" draw:layer="layout" svg:width="28.999cm" svg:height="0.88cm" svg:x="2.327cm" svg:y="1.709cm" presentation:class="outline" presentation:user-transformed="true">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41" presentation:style-name="pr5" draw:text-style-name="P10" draw:layer="layout" svg:width="22.273cm" svg:height="10.799cm" svg:x="2.327cm" svg:y="5.2cm" presentation:class="outline" presentation:user-transformed="true">
          <draw:text-box>
            <text:list text:style-name="L3">
              <text:list-item>
                <text:p>In effect, <text:span text:style-name="T8">immutable struct</text:span> makes each field <text:span text:style-name="T8">Unqual!(immutable T)</text:span>.</text:p>
              </text:list-item>
              <text:list-item>
                <text:p>But: direct field access (<text:span text:style-name="T8">T.field</text:span>) on non-immutable <text:span text:style-name="T8">T</text:span> implconvs <text:span text:style-name="T8">T</text:span> to <text:span text:style-name="T8">immutable</text:span> first</text:p>
                <text:list>
                  <text:list-item>
                    <text:p>If this is impossible, just error.</text:p>
                  </text:list-item>
                </text:list>
              </text:list-item>
              <text:list-item>
                <text:p>This preserves constness guarantees, preserves invariants, no accessors needed</text:p>
              </text:list-item>
              <text:list-item>
                <text:p>But allows usage of any <text:span text:style-name="T8">T</text:span> in data structures via <text:span text:style-name="T8">Unqual!T</text:span>.</text:p>
              </text:list-item>
              <text:list-item>
                <text:p><text:span text:style-name="T33">Effect: Unqual!T == HeadMutable!T, always.</text:span></text:p>
              </text:list-item>
              <text:list-item>
                <text:p>Doesn’t fully solve the headmut problem for classes. (<text:span text:style-name="T8">immutable(Object)</text:span> will never implconv to <text:span text:style-name="T8">Object</text:span>.)</text:p>
                <text:list>
                  <text:list-item>
                    <text:p>But we don’t use classes in domain code anyways. :-)</text:p>
                  </text:list-item>
                  <text:list-item>
                    <text:p>Anyways, <text:span text:style-name="T8">std.typecons.Rebindable</text:span> exists.</text:p>
                  </text:list-item>
                </text:list>
              </text:list-item>
            </text:list>
          </draw:text-box>
        </draw:frame>
        <draw:frame draw:style-name="gr31" draw:text-style-name="P14" draw:layer="layout" svg:width="19.225cm" svg:height="1.555cm" svg:x="2.327cm" svg:y="2.4cm">
          <draw:text-box>
            <text:p text:style-name="P30"><text:span text:style-name="T65">Actually viable proposal: O</text:span><text:span text:style-name="T66">utright remove </text:span><text:span text:style-name="T67">immutable</text:span><text:span text:style-name="T66"> struct fields.</text:span></text:p>
          </draw:text-box>
        </draw:frame>
        <draw:frame draw:style-name="gr30" draw:text-style-name="P16" draw:layer="layout" svg:width="11.4cm" svg:height="4.919cm" svg:x="20.8cm" svg:y="10cm">
          <draw:text-box>
            <text:p text:style-name="P15"><text:span text:style-name="T11">immutable</text:span><text:span text:style-name="T12"> </text:span><text:span text:style-name="T11">struct</text:span><text:span text:style-name="T12"> </text:span><text:span text:style-name="T13">S</text:span></text:p>
            <text:p text:style-name="P15"><text:span text:style-name="T13">{</text:span></text:p>
            <text:p text:style-name="P44"><text:span text:style-name="T12"><text:s text:c="2"/></text:span><text:span text:style-name="T35">// actually immutable(int)[] a</text:span></text:p>
            <text:p text:style-name="P44"><text:span text:style-name="T12"><text:s text:c="2"/></text:span><text:span text:style-name="T35">// but can only be accessed</text:span></text:p>
            <text:p text:style-name="P44"><text:span text:style-name="T12"><text:s text:c="2"/></text:span><text:span text:style-name="T35">// via immutable this</text:span></text:p>
            <text:p text:style-name="P15"><text:span text:style-name="T12"><text:s text:c="2"/></text:span><text:span text:style-name="T14">int</text:span><text:span text:style-name="T13">[]</text:span><text:span text:style-name="T12"> </text:span><text:span text:style-name="T13">a;</text:span></text:p>
            <text:p text:style-name="P15"><text:span text:style-name="T13">}</text:span></text:p>
          </draw:text-box>
        </draw:frame>
        <presentation:notes draw:style-name="dp4">
          <office:forms form:automatic-focus="false" form:apply-design-mode="false"/>
          <draw:page-thumbnail draw:style-name="gr3" draw:layer="layout" svg:width="19.798cm" svg:height="11.136cm" svg:x="0.6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3" draw:master-page-name="Nur_20_Titel">
        <office:forms form:automatic-focus="false" form:apply-design-mode="false"/>
        <draw:frame draw:name="Textplatzhalter 22" presentation:style-name="pr30" draw:text-style-name="P13" draw:layer="layout" svg:width="28.999cm" svg:height="0.88cm" svg:x="2.327cm" svg:y="1.709cm" presentation:class="outline" presentation:user-transformed="true">
          <draw:text-box>
            <text:list text:style-name="L2">
              <text:list-item>
                <text:p text:style-name="P8"><text:span text:style-name="T7">Taming </text:span><text:span text:style-name="T5">immutable</text:span><text:span text:style-name="T7"> with librebindable</text:span></text:p>
              </text:list-item>
            </text:list>
          </draw:text-box>
        </draw:frame>
        <draw:frame draw:name="Textplatzhalter 23" presentation:style-name="pr5" draw:text-style-name="P10" draw:layer="layout" svg:width="28.999cm" svg:height="10.799cm" svg:x="2.327cm" svg:y="5.2cm" presentation:class="outline" presentation:user-transformed="true">
          <draw:text-box>
            <text:list text:style-name="L3">
              <text:list-item>
                <text:p text:style-name="P10">Package is available at <text:a xlink:href="https://code.dlang.org/packages/rebindable" xlink:type="simple">https://code.dlang.org/packages/rebindable</text:a></text:p>
              </text:list-item>
              <text:list-item>
                <text:p text:style-name="P10">Code is hosted on <text:a xlink:href="https://github.com/FeepingCreature/rebindable/" xlink:type="simple">https://github.com/FeepingCreature/rebindable/</text:a></text:p>
              </text:list-item>
              <text:list-item>
                <text:p text:style-name="P10">Tested and working in production code.</text:p>
              </text:list-item>
              <text:list-item>
                <text:p text:style-name="P10">Thanks to my employer, Funkwerk, for letting me work on this!</text:p>
              </text:list-item>
              <text:list-item>
                <text:p text:style-name="P10">Questions?</text:p>
              </text:list-item>
            </text:list>
          </draw:text-box>
        </draw:frame>
        <draw:frame draw:style-name="gr19" draw:text-style-name="P14" draw:layer="layout" svg:width="11.17cm" svg:height="0.988cm" svg:x="2.327cm" svg:y="2.4cm">
          <draw:text-box>
            <text:p text:style-name="P30"><text:span text:style-name="T39">But for now, librebindable will do.</text:span></text:p>
          </draw:text-box>
        </draw:frame>
        <presentation:notes draw:style-name="dp2">
          <draw:page-thumbnail draw:style-name="gr3" draw:layer="layout" svg:width="19.798cm" svg:height="11.136cm" svg:x="0.6cm" svg:y="2.257cm" draw:page-number="21"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Arimo1" svg:font-family="Arimo" style:font-family-generic="swiss" style:font-pitch="variable"/>
    <style:font-face style:name="Bitstream Vera Sans" svg:font-family="'Bitstream Vera Sans'" style:font-family-generic="swiss" style:font-pitch="variable"/>
    <style:font-face style:name="Bitstream Vera Sans1" svg:font-family="'Bitstream Vera Sans'" style:font-family-generic="modern" style:font-pitch="variable"/>
    <style:font-face style:name="Bitstream Vera Sans2" svg:font-family="'Bitstream Vera Sans'" style:font-adornments="Roman" style:font-family-generic="swiss" style:font-pitch="variable"/>
    <style:font-face style:name="Bitstream Vera Sans3" svg:font-family="'Bitstream Vera Sans'" style:font-adornments="Roman" style:font-family-generic="modern" style:font-pitch="variable"/>
    <style:font-face style:name="Bitstream Vera Sans4" svg:font-family="'Bitstream Vera Sans'" style:font-family-generic="swiss"/>
    <style:font-face style:name="Bitstream Vera Sans5" svg:font-family="'Bitstream Vera Sans'" style:font-adornments="Roman" style:font-pitch="variable"/>
    <style:font-face style:name="Calibri" svg:font-family="Calibri"/>
    <style:font-face style:name="Calibri Light" svg:font-family="'Calibri Light'" style:font-pitch="variable"/>
    <style:font-face style:name="Calibri Light1" svg:font-family="'Calibri Light'" style:font-adornments="Roman" style:font-family-generic="swiss" style:font-pitch="variable"/>
    <style:font-face style:name="Calibri Light2" svg:font-family="'Calibri Light'" style:font-family-generic="modern" style:font-pitch="variable"/>
    <style:font-face style:name="Calibri Light3" svg:font-family="'Calibri Light'" style:font-family-generic="swiss" style:font-pitch="variable"/>
    <style:font-face style:name="Calibri Light4" svg:font-family="'Calibri Light'"/>
    <style:font-face style:name="Calibri Light5" svg:font-family="'Calibri Light'" style:font-adornments="Roman" style:font-pitch="variable"/>
    <style:font-face style:name="Calibri Light6" svg:font-family="'Calibri Light'" style:font-adornments="Roman"/>
    <style:font-face style:name="Calibri1" svg:font-family="Calibri" style:font-family-generic="modern"/>
    <style:font-face style:name="Calibri2" svg:font-family="Calibri" style:font-family-generic="swiss"/>
    <style:font-face style:name="Calibri3" svg:font-family="Calibri" style:font-pitch="variable"/>
    <style:font-face style:name="DejaVu Sans" svg:font-family="'DejaVu Sans'" style:font-adornments="Normal" style:font-family-generic="swiss"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family-generic="modern"/>
    <style:font-face style:name="DejaVu Sans Mono3" svg:font-family="'DejaVu Sans Mono'" style:font-adornments="Roman" style:font-family-generic="modern" style:font-pitch="fixed"/>
    <style:font-face style:name="DejaVu Sans Mono4" svg:font-family="'DejaVu Sans Mono'" style:font-family-generic="modern" style:font-pitch="variable"/>
    <style:font-face style:name="DejaVu Sans1" svg:font-family="'DejaVu Sans'" style:font-family-generic="swiss" style:font-pitch="variable"/>
    <style:font-face style:name="DejaVu Sans2" svg:font-family="'DejaVu Sans'" style:font-family-generic="system" style:font-pitch="variable"/>
    <style:font-face style:name="DejaVu Serif" svg:font-family="'DejaVu Serif'" style:font-family-generic="roman"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Triangle" svg:viewBox="0 0 1013 1130" svg:d="M1009 1050l-449-1008-22-30-29-12-34 12-21 26-449 1012-5 13v8l5 21 12 21 17 13 21 4h903l21-4 21-13 9-21 4-21v-8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2"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false"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Light3" fo:font-family="'Calibri Light'" style:font-family-generic="swiss" style:font-pitch="variable" fo:font-size="14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font-style-asian="normal" style:font-weight-asian="normal" style:font-name-complex="Calibri Light3" style:font-family-complex="'Calibri Light'" style:font-family-generic-complex="swiss" style:font-pitch-complex="variable" style:font-size-complex="14pt"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paragraph-properties fo:margin-top="0.4cm" fo:margin-bottom="0cm" fo:line-height="120%" fo:text-align="start" style:punctuation-wrap="hanging" style:writing-mode="lr-tb"/>
      <style:text-properties fo:font-variant="normal" fo:text-transform="none" fo:color="#000000" loext:opacity="100%" style:text-line-through-style="none" style:text-line-through-type="none" style:text-position="0% 100%" style:font-name="Calibri Light3" fo:font-family="'Calibri Light'" style:font-family-generic="swiss" style:font-pitch="variable" fo:font-size="14pt" fo:letter-spacing="normal" fo:font-style="normal" style:text-underline-style="none" fo:font-weight="normal" fo:background-color="transparent" style:font-size-asian="14pt" style:font-style-asian="normal" style:font-weight-asian="normal" style:font-name-complex="Calibri Light3" style:font-family-complex="'Calibri Light'" style:font-family-generic-complex="swiss" style:font-pitch-complex="variable" style:font-size-complex="14pt" style:font-style-complex="normal" style:font-weight-complex="normal" fo:hyphenate="false"/>
    </style:style>
    <style:style style:name="Titelfolie-outline3" style:family="presentation" style:parent-style-name="Titelfolie-outline2">
      <style:paragraph-properties fo:margin-top="0.3cm" fo:margin-bottom="0cm" fo:line-height="120%" fo:text-align="start" style:punctuation-wrap="hanging" style:writing-mode="lr-tb"/>
      <style:text-properties fo:font-variant="normal" fo:text-transform="none" fo:color="#000000" loext:opacity="100%" style:text-line-through-style="none" style:text-line-through-type="none" style:text-position="0% 100%" style:font-name="Calibri Light3" fo:font-family="'Calibri Light'" style:font-family-generic="swiss" style:font-pitch="variable" fo:font-size="14pt" fo:letter-spacing="normal" fo:font-style="normal" style:text-underline-style="none" fo:font-weight="normal" fo:background-color="transparent" style:font-size-asian="14pt" style:font-style-asian="normal" style:font-weight-asian="normal" style:font-name-complex="Calibri Light3" style:font-family-complex="'Calibri Light'" style:font-family-generic-complex="swiss" style:font-pitch-complex="variable" style:font-size-complex="14pt" style:font-style-complex="normal" style:font-weight-complex="normal" fo:hyphenate="false"/>
    </style:style>
    <style:style style:name="Titelfolie-outline4" style:family="presentation" style:parent-style-name="Titelfolie-outline3">
      <style:paragraph-properties fo:margin-top="0.2cm" fo:margin-bottom="0cm" fo:line-height="120%" fo:text-align="start" style:punctuation-wrap="hanging" style:writing-mode="lr-tb"/>
      <style:text-properties fo:font-variant="normal" fo:text-transform="none" fo:color="#000000" loext:opacity="100%" style:text-line-through-style="none" style:text-line-through-type="none" style:text-position="0% 100%" style:font-name="Calibri Light3" fo:font-family="'Calibri Light'" style:font-family-generic="swiss" style:font-pitch="variable" fo:font-size="14pt" fo:letter-spacing="normal" fo:font-style="normal" style:text-underline-style="none" fo:font-weight="normal" fo:background-color="transparent" style:font-size-asian="14pt" style:font-style-asian="normal" style:font-weight-asian="normal" style:font-name-complex="Calibri Light3" style:font-family-complex="'Calibri Light'" style:font-family-generic-complex="swiss" style:font-pitch-complex="variable" style:font-size-complex="14pt" style:font-style-complex="normal" style:font-weight-complex="normal" fo:hyphenate="false"/>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Bitstream Vera Sans2" fo:font-family="'Bitstream Vera Sans'" style:font-style-name="Roman"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57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Bitstream Vera Sans2" fo:font-family="'Bitstream Vera Sans'" style:font-style-name="Roman" style:font-family-generic="swiss" style:font-pitch="variable"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font-style-asian="normal" style:font-weight-asian="normal" style:font-name-complex="Calibri Light3" style:font-family-complex="'Calibri Light'" style:font-family-generic-complex="swiss" style:font-pitch-complex="variable" style:font-size-complex="14pt" style:font-style-complex="normal" style:font-weight-complex="normal" style:text-emphasize="none" style:font-relief="none" style:text-overline-style="none" style:text-overline-color="font-color" fo:hyphenate="false"/>
    </style:style>
    <style:style style:name="Nur_20_Titel-outline2" style:display-name="Nur Titel-outline2" style:family="presentation" style:parent-style-name="Nur_20_Titel-outline1">
      <style:paragraph-properties fo:margin-left="0cm" fo:margin-right="0cm" fo:margin-top="0.1cm" fo:margin-bottom="0cm" fo:line-height="120%" fo:text-align="start" fo:text-indent="0cm" style:punctuation-wrap="hanging" style:writing-mode="lr-tb"/>
      <style:text-properties fo:font-variant="normal" fo:text-transform="none" fo:color="#000000" loext:opacity="100%" style:text-line-through-style="none" style:text-line-through-type="none" style:text-position="0% 100%" style:font-name="Bitstream Vera Sans2" fo:font-family="'Bitstream Vera Sans'" style:font-style-name="Roman" style:font-family-generic="swiss" style:font-pitch="variable" fo:font-size="18pt" fo:letter-spacing="normal" fo:font-style="normal" style:text-underline-style="none" fo:font-weight="normal" fo:background-color="transparent" style:font-size-asian="14pt" style:font-style-asian="normal" style:font-weight-asian="normal" style:font-name-complex="Calibri Light3" style:font-family-complex="'Calibri Light'" style:font-family-generic-complex="swiss" style:font-pitch-complex="variable" style:font-size-complex="14pt" style:font-style-complex="normal" style:font-weight-complex="normal" fo:hyphenate="false"/>
    </style:style>
    <style:style style:name="Nur_20_Titel-outline3" style:display-name="Nur Titel-outline3" style:family="presentation" style:parent-style-name="Nur_20_Titel-outline2">
      <style:paragraph-properties fo:margin-top="0cm" fo:margin-bottom="0cm" fo:line-height="120%" fo:text-align="start" style:punctuation-wrap="hanging" style:writing-mode="lr-tb"/>
      <style:text-properties fo:font-variant="normal" fo:text-transform="none" fo:color="#000000" loext:opacity="100%" style:text-line-through-style="none" style:text-line-through-type="none" style:text-position="0% 100%" style:font-name="Calibri Light3" fo:font-family="'Calibri Light'" style:font-family-generic="swiss" style:font-pitch="variable" fo:font-size="14pt" fo:letter-spacing="normal" fo:font-style="normal" style:text-underline-style="none" fo:font-weight="normal" fo:background-color="transparent" style:font-size-asian="14pt" style:font-style-asian="normal" style:font-weight-asian="normal" style:font-name-complex="Calibri Light3" style:font-family-complex="'Calibri Light'" style:font-family-generic-complex="swiss" style:font-pitch-complex="variable" style:font-size-complex="14pt" style:font-style-complex="normal" style:font-weight-complex="normal" fo:hyphenate="false"/>
    </style:style>
    <style:style style:name="Nur_20_Titel-outline4" style:display-name="Nur Titel-outline4" style:family="presentation" style:parent-style-name="Nur_20_Titel-outline3">
      <style:paragraph-properties fo:margin-top="0.2cm" fo:margin-bottom="0cm" fo:line-height="120%" fo:text-align="start" style:punctuation-wrap="hanging" style:writing-mode="lr-tb"/>
      <style:text-properties fo:font-variant="normal" fo:text-transform="none" fo:color="#000000" loext:opacity="100%" style:text-line-through-style="none" style:text-line-through-type="none" style:text-position="0% 100%" style:font-name="Calibri Light3" fo:font-family="'Calibri Light'" style:font-family-generic="swiss" style:font-pitch="variable" fo:font-size="14pt" fo:letter-spacing="normal" fo:font-style="normal" style:text-underline-style="none" fo:font-weight="normal" fo:background-color="transparent" style:font-size-asian="14pt" style:font-style-asian="normal" style:font-weight-asian="normal" style:font-name-complex="Calibri Light3" style:font-family-complex="'Calibri Light'" style:font-family-generic-complex="swiss" style:font-pitch-complex="variable" style:font-size-complex="14pt" style:font-style-complex="normal" style:font-weight-complex="normal" fo:hyphenate="false"/>
    </style:style>
    <style:style style:name="Nur_20_Titel-outline5" style:display-name="Nur Titel-outline5" style:family="presentation" style:parent-style-name="Nur_20_Titel-outline4">
      <style:paragraph-properties fo:margin-top="0.1cm" fo:margin-bottom="0cm"/>
      <style:text-properties fo:font-size="20pt" style:font-size-asian="20pt" style:font-size-complex="20pt"/>
    </style:style>
    <style:style style:name="Nur_20_Titel-outline6" style:display-name="Nur Titel-outline6" style:family="presentation" style:parent-style-name="Nur_20_Titel-outline5">
      <style:paragraph-properties fo:margin-top="0.1cm" fo:margin-bottom="0cm"/>
      <style:text-properties fo:font-size="20pt" style:font-size-asian="20pt" style:font-size-complex="20pt"/>
    </style:style>
    <style:style style:name="Nur_20_Titel-outline7" style:display-name="Nur Titel-outline7" style:family="presentation" style:parent-style-name="Nur_20_Titel-outline6">
      <style:paragraph-properties fo:margin-top="0.1cm" fo:margin-bottom="0cm"/>
      <style:text-properties fo:font-size="20pt" style:font-size-asian="20pt" style:font-size-complex="20pt"/>
    </style:style>
    <style:style style:name="Nur_20_Titel-outline8" style:display-name="Nur Titel-outline8" style:family="presentation" style:parent-style-name="Nur_20_Titel-outline7">
      <style:paragraph-properties fo:margin-top="0.1cm" fo:margin-bottom="0cm"/>
      <style:text-properties fo:font-size="20pt" style:font-size-asian="20pt" style:font-size-complex="20pt"/>
    </style:style>
    <style:style style:name="Nur_20_Titel-outline9" style:display-name="Nur Titel-outline9" style:family="presentation" style:parent-style-name="Nur_20_Titel-outline8">
      <style:paragraph-properties fo:margin-top="0.1cm" fo:margin-bottom="0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DejaVu Sans" fo:font-family="'DejaVu Sans'" style:font-style-name="Normal" style:font-family-generic="swiss"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96pt" style:language-asian="zh" style:country-asian="CN" style:font-style-asian="normal" style:font-weight-asian="normal" style:font-name-complex="Noto Sans Devanagari" style:font-family-complex="'Noto Sans Devanagari'" style:font-family-generic-complex="system" style:font-pitch-complex="variable" style:font-size-complex="96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Schlussfolie-background" style:family="presentation">
      <style:graphic-properties draw:stroke="none" draw:fill="solid" draw:fill-color="#ffffff"/>
      <style:text-properties style:letter-kerning="true"/>
    </style:style>
    <style:style style:name="Schlussfolie-backgroundobjects" style:family="presentation">
      <style:graphic-properties draw:textarea-horizontal-align="justify" draw:shadow="hidden" draw:shadow-offset-x="0.2cm" draw:shadow-offset-y="0.2cm" draw:shadow-color="#808080"/>
      <style:text-properties style:letter-kerning="true"/>
    </style:style>
    <style:style style:name="Schluss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outline1" style:family="presentation">
      <style:graphic-properties draw:stroke="none" draw:fill="none" draw:auto-grow-height="false" draw:fit-to-size="false" style:shrink-to-fit="true">
        <text:list-style style:name="Schlus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Light3" fo:font-family="'Calibri Light'" style:font-family-generic="swiss" style:font-pitch="variable" fo:font-size="14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font-style-asian="normal" style:font-weight-asian="normal" style:font-name-complex="Calibri Light3" style:font-family-complex="'Calibri Light'" style:font-family-generic-complex="swiss" style:font-pitch-complex="variable" style:font-size-complex="14pt" style:font-style-complex="normal" style:font-weight-complex="normal" style:text-emphasize="none" style:font-relief="none" style:text-overline-style="none" style:text-overline-color="font-color" fo:hyphenate="false"/>
    </style:style>
    <style:style style:name="Schlussfolie-outline2" style:family="presentation" style:parent-style-name="Schlussfolie-outline1">
      <style:paragraph-properties fo:margin-top="0.4cm" fo:margin-bottom="0cm" fo:line-height="120%" fo:text-align="start" style:punctuation-wrap="hanging" style:writing-mode="lr-tb"/>
      <style:text-properties fo:font-variant="normal" fo:text-transform="none" fo:color="#000000" loext:opacity="100%" style:text-line-through-style="none" style:text-line-through-type="none" style:text-position="0% 100%" style:font-name="Calibri Light3" fo:font-family="'Calibri Light'" style:font-family-generic="swiss" style:font-pitch="variable" fo:font-size="14pt" fo:letter-spacing="normal" fo:font-style="normal" style:text-underline-style="none" fo:font-weight="normal" fo:background-color="transparent" style:font-size-asian="14pt" style:font-style-asian="normal" style:font-weight-asian="normal" style:font-name-complex="Calibri Light3" style:font-family-complex="'Calibri Light'" style:font-family-generic-complex="swiss" style:font-pitch-complex="variable" style:font-size-complex="14pt" style:font-style-complex="normal" style:font-weight-complex="normal" fo:hyphenate="false"/>
    </style:style>
    <style:style style:name="Schlussfolie-outline3" style:family="presentation" style:parent-style-name="Schlussfolie-outline2">
      <style:paragraph-properties fo:margin-top="0.3cm" fo:margin-bottom="0cm" fo:line-height="120%" fo:text-align="start" style:punctuation-wrap="hanging" style:writing-mode="lr-tb"/>
      <style:text-properties fo:font-variant="normal" fo:text-transform="none" fo:color="#000000" loext:opacity="100%" style:text-line-through-style="none" style:text-line-through-type="none" style:text-position="0% 100%" style:font-name="Calibri Light3" fo:font-family="'Calibri Light'" style:font-family-generic="swiss" style:font-pitch="variable" fo:font-size="14pt" fo:letter-spacing="normal" fo:font-style="normal" style:text-underline-style="none" fo:font-weight="normal" fo:background-color="transparent" style:font-size-asian="14pt" style:font-style-asian="normal" style:font-weight-asian="normal" style:font-name-complex="Calibri Light3" style:font-family-complex="'Calibri Light'" style:font-family-generic-complex="swiss" style:font-pitch-complex="variable" style:font-size-complex="14pt" style:font-style-complex="normal" style:font-weight-complex="normal" fo:hyphenate="false"/>
    </style:style>
    <style:style style:name="Schlussfolie-outline4" style:family="presentation" style:parent-style-name="Schlussfolie-outline3">
      <style:paragraph-properties fo:margin-top="0.2cm" fo:margin-bottom="0cm" fo:line-height="120%" fo:text-align="start" style:punctuation-wrap="hanging" style:writing-mode="lr-tb"/>
      <style:text-properties fo:font-variant="normal" fo:text-transform="none" fo:color="#000000" loext:opacity="100%" style:text-line-through-style="none" style:text-line-through-type="none" style:text-position="0% 100%" style:font-name="Calibri Light3" fo:font-family="'Calibri Light'" style:font-family-generic="swiss" style:font-pitch="variable" fo:font-size="14pt" fo:letter-spacing="normal" fo:font-style="normal" style:text-underline-style="none" fo:font-weight="normal" fo:background-color="transparent" style:font-size-asian="14pt" style:font-style-asian="normal" style:font-weight-asian="normal" style:font-name-complex="Calibri Light3" style:font-family-complex="'Calibri Light'" style:font-family-generic-complex="swiss" style:font-pitch-complex="variable" style:font-size-complex="14pt" style:font-style-complex="normal" style:font-weight-complex="normal" fo:hyphenate="false"/>
    </style:style>
    <style:style style:name="Schlussfolie-outline5" style:family="presentation" style:parent-style-name="Schlussfolie-outline4">
      <style:paragraph-properties fo:margin-top="0.1cm" fo:margin-bottom="0cm"/>
      <style:text-properties fo:font-size="20pt" style:font-size-asian="20pt" style:font-size-complex="20pt"/>
    </style:style>
    <style:style style:name="Schlussfolie-outline6" style:family="presentation" style:parent-style-name="Schlussfolie-outline5">
      <style:paragraph-properties fo:margin-top="0.1cm" fo:margin-bottom="0cm"/>
      <style:text-properties fo:font-size="20pt" style:font-size-asian="20pt" style:font-size-complex="20pt"/>
    </style:style>
    <style:style style:name="Schlussfolie-outline7" style:family="presentation" style:parent-style-name="Schlussfolie-outline6">
      <style:paragraph-properties fo:margin-top="0.1cm" fo:margin-bottom="0cm"/>
      <style:text-properties fo:font-size="20pt" style:font-size-asian="20pt" style:font-size-complex="20pt"/>
    </style:style>
    <style:style style:name="Schlussfolie-outline8" style:family="presentation" style:parent-style-name="Schlussfolie-outline7">
      <style:paragraph-properties fo:margin-top="0.1cm" fo:margin-bottom="0cm"/>
      <style:text-properties fo:font-size="20pt" style:font-size-asian="20pt" style:font-size-complex="20pt"/>
    </style:style>
    <style:style style:name="Schlussfolie-outline9" style:family="presentation" style:parent-style-name="Schlussfolie-outline8">
      <style:paragraph-properties fo:margin-top="0.1cm" fo:margin-bottom="0cm"/>
      <style:text-properties fo:font-size="20pt" style:font-size-asian="20pt" style:font-size-complex="20pt"/>
    </style:style>
    <style:style style:name="Schlussfolie-subtitle" style:family="presentation">
      <style:graphic-properties draw:stroke="none" draw:fill="none" draw:textarea-vertical-align="middle">
        <text:list-style style:name="Schluss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title" style:family="presentation">
      <style:graphic-properties draw:stroke="none" draw:fill="none" draw:textarea-vertical-align="middle">
        <text:list-style style:name="Schluss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7c2648"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7c2648"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graphic-properties draw:stroke="none" svg:stroke-width="0cm" draw:fill="solid" draw:fill-color="#aa7a83"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graphic-properties draw:stroke="none" svg:stroke-width="0cm" draw:fill="solid" draw:fill-color="#1a6c7d"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graphic-properties draw:stroke="none" svg:stroke-width="0cm" draw:fill="solid" draw:fill-color="#309cb3"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graphic-properties draw:stroke="none" svg:stroke-width="0cm" draw:fill="solid" draw:fill-color="#d9d9d9"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graphic-properties draw:stroke="none" svg:stroke-width="0cm" draw:fill="solid" draw:fill-color="#898989"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standard">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35cm" draw:stroke-linejoin="miter" svg:stroke-linecap="butt" draw:fill="solid" draw:fill-color="#ffffff" draw:opacity="80%" draw:textarea-vertical-align="middle" draw:auto-grow-height="false" draw:fit-to-size="false" style:shrink-to-fit="false" fo:min-height="0cm" fo:min-width="0cm" fo:padding-top="0.125cm" fo:padding-bottom="0.125cm" fo:padding-left="0.25cm" fo:padding-right="0.25cm" fo:wrap-option="wrap"/>
    </style:style>
    <style:style style:name="Mgr14"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0.445cm, 11.195cm, 12.281cm, 2.058cm)" draw:image-opacity="100%" style:mirror="none"/>
    </style:style>
    <style:style style:name="Mgr15"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6.163cm, 2.017cm, 16.563cm, 11.236cm)" draw:image-opacity="100%" style:mirror="none"/>
    </style:style>
    <style:style style:name="Mgr16"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4.674cm, 11.366cm, 8.052cm, 1.887cm)" draw:image-opacity="100%" style:mirror="none"/>
    </style:style>
    <style:style style:name="Mgr17" style:family="graphic" style:parent-style-name="standard">
      <style:graphic-properties draw:stroke="solid" svg:stroke-width="0.062cm" svg:stroke-color="#7c2648" draw:marker-end="msArrowOvalEnd_20_5" draw:marker-end-width="0.21cm" draw:marker-end-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elfoli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Titelfolie-backgroundobjects">
      <style:graphic-properties draw:stroke="none" draw:fill="none" draw:fill-color="#ffffff" draw:auto-grow-height="false" fo:min-height="1.485cm"/>
      <style:paragraph-properties style:writing-mode="lr-tb"/>
    </style:style>
    <style:style style:name="Mpr3" style:family="presentation" style:parent-style-name="Titelfoli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Nur_20_Titel-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Nur_20_Titel-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Nur_20_Titel-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Nur_20_Titel-backgroundobjects">
      <style:graphic-properties draw:stroke="none" draw:fill="none" draw:fill-color="#ffffff" draw:auto-grow-height="false" fo:min-height="1.485cm"/>
      <style:paragraph-properties style:writing-mode="lr-tb"/>
    </style:style>
    <style:style style:name="Mpr8"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Schlussfoli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0" style:family="presentation" style:parent-style-name="Schlussfoli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1" style:family="presentation" style:parent-style-name="Schlussfoli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Schlussfolie-backgroundobjects">
      <style:graphic-properties draw:stroke="none" draw:fill="none" draw:fill-color="#ffffff" draw:auto-grow-height="false" fo:min-height="1.485cm"/>
      <style:paragraph-properties style:writing-mode="lr-tb"/>
    </style:style>
    <style:style style:name="Mpr13" style:family="presentation" style:parent-style-name="Schlussfoli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c2648"/>
      <style:paragraph-properties fo:text-align="center"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MP10" style:family="paragraph">
      <loext:graphic-properties draw:fill="solid" draw:fill-color="#7c2648"/>
      <style:paragraph-properties fo:text-align="center" style:writing-mode="lr-tb" style:font-independent-line-spacing="true"/>
      <style:text-properties fo:font-size="18pt"/>
    </style:style>
    <style:style style:name="MP11" style:family="paragraph">
      <loext:graphic-properties draw:fill="solid" draw:fill-color="#aa7a83"/>
      <style:paragraph-properties fo:text-align="center" style:writing-mode="lr-tb" style:font-independent-line-spacing="true"/>
      <style:text-properties fo:font-size="18pt"/>
    </style:style>
    <style:style style:name="MP12" style:family="paragraph">
      <loext:graphic-properties draw:fill="solid" draw:fill-color="#1a6c7d"/>
      <style:paragraph-properties fo:text-align="center" style:writing-mode="lr-tb" style:font-independent-line-spacing="true"/>
      <style:text-properties fo:font-size="18pt"/>
    </style:style>
    <style:style style:name="MP13" style:family="paragraph">
      <loext:graphic-properties draw:fill="solid" draw:fill-color="#309cb3"/>
      <style:paragraph-properties fo:text-align="center" style:writing-mode="lr-tb" style:font-independent-line-spacing="true"/>
      <style:text-properties fo:font-size="18pt"/>
    </style:style>
    <style:style style:name="MP14" style:family="paragraph">
      <loext:graphic-properties draw:fill="solid" draw:fill-color="#d9d9d9"/>
      <style:paragraph-properties fo:text-align="center" style:writing-mode="lr-tb" style:font-independent-line-spacing="true"/>
      <style:text-properties fo:font-size="18pt"/>
    </style:style>
    <style:style style:name="MP15" style:family="paragraph">
      <loext:graphic-properties draw:fill="solid" draw:fill-color="#898989"/>
      <style:paragraph-properties fo:text-align="center" style:writing-mode="lr-tb" style:font-independent-line-spacing="true"/>
      <style:text-properties fo:font-size="18pt"/>
    </style:style>
    <style:style style:name="MP16" style:family="paragraph">
      <loext:graphic-properties draw:fill="none"/>
      <style:paragraph-properties fo:text-align="center" style:writing-mode="lr-tb" style:font-independent-line-spacing="true"/>
      <style:text-properties fo:font-size="18pt"/>
    </style:style>
    <style:style style:name="MP17" style:family="paragraph">
      <loext:graphic-properties draw:fill="solid" draw:fill-color="#ffffff" draw:opacity="80%"/>
      <style:paragraph-properties fo:text-align="center" style:font-independent-line-spacing="true"/>
      <style:text-properties fo:font-size="18pt"/>
    </style:style>
    <style:style style:name="MP18" style:family="paragraph">
      <style:paragraph-properties fo:margin-top="0cm" fo:margin-bottom="0cm" fo:line-height="90%" fo:text-align="end" style:punctuation-wrap="hanging" style:writing-mode="lr-tb"/>
      <style:text-properties fo:hyphenate="false"/>
    </style:style>
    <style:style style:name="MP19" style:family="paragraph">
      <loext:graphic-properties draw:fill="none"/>
      <style:paragraph-properties fo:text-align="start" style:writing-mode="lr-tb" style:font-independent-line-spacing="true"/>
      <style:text-properties fo:font-size="36pt"/>
    </style:style>
    <style:style style:name="M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21" style:family="paragraph">
      <style:paragraph-properties fo:margin-top="0cm" fo:margin-bottom="0cm" fo:line-height="90%" fo:text-align="start"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24pt"/>
    </style:style>
    <style:style style:name="MP23" style:family="paragraph">
      <style:paragraph-properties fo:margin-left="0cm" fo:margin-right="0cm" fo:margin-top="0cm" fo:margin-bottom="0cm" fo:line-height="100%" fo:text-align="center" fo:text-indent="0cm" style:punctuation-wrap="hanging" style:writing-mode="lr-tb"/>
      <style:text-properties fo:font-size="9pt" style:font-size-asian="14pt" style:font-size-complex="14pt" fo:hyphenate="false"/>
    </style:style>
    <style:style style:name="MP24"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2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26" style:family="paragraph">
      <loext:graphic-properties draw:fill="none"/>
      <style:paragraph-properties fo:text-align="start" style:writing-mode="lr-tb" style:font-independent-line-spacing="true"/>
      <style:text-properties fo:font-size="14pt"/>
    </style:style>
    <style:style style:name="MP27" style:family="paragraph">
      <style:paragraph-properties fo:margin-left="0cm" fo:margin-right="0cm" fo:margin-top="0.212cm" fo:margin-bottom="0cm" fo:line-height="120%" fo:text-align="start" fo:text-indent="0cm" style:punctuation-wrap="hanging" style:writing-mode="lr-tb">
        <style:tab-stops>
          <style:tab-stop style:position="0cm"/>
        </style:tab-stops>
      </style:paragraph-properties>
      <style:text-properties fo:hyphenate="false"/>
    </style:style>
    <style:style style:name="MP28" style:family="paragraph">
      <style:paragraph-properties fo:margin-left="0cm" fo:margin-right="0cm" fo:margin-top="0.071cm" fo:margin-bottom="0cm" fo:line-height="120%" fo:text-align="start" fo:text-indent="0cm" style:punctuation-wrap="hanging" style:writing-mode="lr-tb">
        <style:tab-stops>
          <style:tab-stop style:position="0cm"/>
        </style:tab-stops>
      </style:paragraph-properties>
      <style:text-properties fo:hyphenate="false"/>
    </style:style>
    <style:style style:name="MP29" style:family="paragraph">
      <loext:graphic-properties draw:fill="none"/>
      <style:paragraph-properties fo:text-align="start" style:writing-mode="lr-tb" style:font-independent-line-spacing="true"/>
      <style:text-properties fo:font-size="32pt"/>
    </style:style>
    <style:style style:name="MP30" style:family="paragraph">
      <style:paragraph-properties fo:margin-left="0cm" fo:margin-right="0cm" fo:margin-top="0.212cm" fo:margin-bottom="0cm" fo:line-height="90%" fo:text-align="start" fo:text-indent="0cm" style:punctuation-wrap="hanging" style:writing-mode="lr-tb">
        <style:tab-stops>
          <style:tab-stop style:position="0cm"/>
        </style:tab-stops>
      </style:paragraph-properties>
      <style:text-properties fo:hyphenate="false"/>
    </style:style>
    <style:style style:name="MP31" style:family="paragraph">
      <style:paragraph-properties fo:margin-left="0cm" fo:margin-right="0cm" fo:margin-top="0.071cm" fo:margin-bottom="0.071cm" fo:line-height="100%" fo:text-align="start" fo:text-indent="0cm" style:punctuation-wrap="hanging" style:writing-mode="lr-tb"/>
      <style:text-properties fo:font-size="18pt" fo:hyphenate="false"/>
    </style:style>
    <style:style style:name="MP32" style:family="paragraph">
      <style:paragraph-properties fo:margin-left="0cm" fo:margin-right="0cm" fo:margin-top="0.212cm" fo:margin-bottom="0cm" fo:line-height="120%" fo:text-align="start" fo:text-indent="0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898989" loext:opacity="100%" style:text-line-through-style="none" style:text-line-through-type="none" style:text-position="0% 100%" style:font-name="Calibri Light3" fo:font-size="9pt" fo:letter-spacing="normal" fo:language="de" fo:country="DE" fo:font-style="normal" style:text-underline-style="none" fo:font-weight="normal" fo:background-color="transparent" style:font-size-asian="9pt" style:font-style-asian="normal" style:font-weight-asian="normal" style:font-name-complex="Calibri Light3" style:font-size-complex="9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alibri Light4"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Light4"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5" style:family="text">
      <style:text-properties fo:font-variant="normal" fo:text-transform="none" fo:color="#7c2648" loext:opacity="100%" style:text-line-through-style="none" style:text-line-through-type="none" style:text-position="0% 100%" style:font-name="Calibri Light4" fo:font-size="36pt" fo:letter-spacing="normal" fo:language="de" fo:country="DE"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6" style:family="text">
      <style:text-properties fo:font-variant="normal" fo:text-transform="none" fo:color="#898989" loext:opacity="100%" style:text-line-through-style="none" style:text-line-through-type="none" style:text-position="0% 100%" style:font-name="Calibri Light3" fo:font-size="12pt" fo:letter-spacing="normal" fo:language="de" fo:country="DE" fo:font-style="normal" style:text-underline-style="none" fo:font-weight="normal" fo:background-color="transparent" style:font-size-asian="12pt" style:font-style-asian="normal" style:font-weight-asian="normal" style:font-name-complex="Calibri Light3" style:font-size-complex="12pt" style:font-style-complex="normal" style:font-weight-complex="normal"/>
    </style:style>
    <style:style style:name="MT7" style:family="text">
      <style:text-properties fo:font-variant="normal" fo:text-transform="none" fo:color="#7c2648" loext:opacity="100%" style:text-line-through-style="none" style:text-line-through-type="none" style:text-position="0% 100%" style:font-name="Calibri Light4" fo:font-size="24pt" fo:letter-spacing="normal" fo:language="de" fo:country="DE"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Light3" fo:font-size="9pt" fo:letter-spacing="normal" fo:language="de" fo:country="DE" fo:font-style="normal" style:text-underline-style="none" fo:font-weight="normal" fo:background-color="transparent" style:font-size-asian="9pt" style:font-style-asian="normal" style:font-weight-asian="normal" style:font-name-complex="Calibri Light3" style:font-size-complex="9pt" style:font-style-complex="normal" style:font-weight-complex="normal"/>
    </style:style>
    <style:style style:name="MT9" style:family="text">
      <style:text-properties fo:font-variant="normal" fo:text-transform="none" fo:color="#898989" loext:opacity="100%" style:text-line-through-style="none" style:text-line-through-type="none" style:text-position="0% 100%" style:font-name="Calibri Light3" fo:font-size="14pt" fo:letter-spacing="normal" fo:language="de" fo:country="DE" fo:font-style="normal" style:text-underline-style="none" fo:font-weight="normal" fo:background-color="transparent" style:font-size-asian="14pt" style:font-style-asian="normal" style:font-weight-asian="normal" style:font-name-complex="Calibri Light3" style:font-size-complex="1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 Light3" fo:font-size="14pt" fo:letter-spacing="normal" fo:language="de" fo:country="DE" fo:font-style="normal" style:text-underline-style="none" fo:font-weight="normal" fo:background-color="transparent" style:font-size-asian="14pt" style:font-style-asian="normal" style:font-weight-asian="normal" style:font-name-complex="Calibri Light3" style:font-size-complex="14pt" style:font-style-complex="normal" style:font-weight-complex="normal"/>
    </style:style>
    <style:style style:name="MT11" style:family="text">
      <style:text-properties fo:font-variant="normal" fo:text-transform="none" fo:color="#7c2648" loext:opacity="100%" style:text-line-through-style="none" style:text-line-through-type="none" style:text-position="0% 100%" style:font-name="Calibri Light4"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 Light4" fo:font-size="14pt" fo:letter-spacing="normal" fo:language="de" fo:country="DE" fo:font-style="normal" style:text-underline-style="none" fo:font-weight="normal" fo:background-color="transparent" style:font-size-asian="14pt" style:font-style-asian="normal" style:font-weight-asian="normal" style:font-name-complex="Calibri Light3" style:font-size-complex="14pt" style:font-style-complex="normal" style:font-weight-complex="normal"/>
    </style:style>
    <style:style style:name="MT13" style:family="text">
      <style:text-properties fo:font-variant="normal" fo:text-transform="none" fo:color="#7c2648" loext:opacity="100%" style:text-line-through-style="none" style:text-line-through-type="none" style:text-position="0% 100%" style:font-name="Calibri Light3" fo:font-size="14pt" fo:letter-spacing="normal" fo:language="de" fo:country="DE" fo:font-style="normal" style:text-underline-style="none" fo:font-weight="normal" fo:background-color="transparent" style:font-size-asian="14pt" style:font-style-asian="normal" style:font-weight-asian="normal" style:font-name-complex="Calibri Light3"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Arial" style:font-family-generic="swiss" style:font-pitch="variable" fo:color="#7c2648"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Arial" style:font-family-generic="swiss" style:font-pitch="variable" fo:color="#7c2648" fo:font-size="90%"/>
      </text:list-level-style-bullet>
      <text:list-level-style-bullet text:level="3" text:bullet-char="•">
        <style:list-level-properties text:space-before="0.5cm" text:min-label-width="0.5cm"/>
        <style:text-properties fo:font-family="Arial" style:font-family-generic="swiss" style:font-pitch="variable" fo:color="#7c2648"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Arial" style:font-family-generic="swiss" style:font-pitch="variable" fo:color="#7c2648" fo:font-size="90%"/>
      </text:list-level-style-bullet>
      <text:list-level-style-bullet text:level="3" text:bullet-char="•">
        <style:list-level-properties text:space-before="0.5cm" text:min-label-width="0.5cm"/>
        <style:text-properties fo:font-family="Arial" style:font-family-generic="swiss" style:font-pitch="variable" fo:color="#7c2648" fo:font-size="90%"/>
      </text:list-level-style-bullet>
      <text:list-level-style-bullet text:level="4" text:bullet-char="•">
        <style:list-level-properties text:space-before="1cm" text:min-label-width="0.5cm"/>
        <style:text-properties fo:font-family="Arial" style:font-family-generic="swiss" style:font-pitch="variable" fo:color="#7c2648" fo:font-size="9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Arial" style:font-family-generic="swiss" style:font-pitch="variable" fo:color="#7c2648" fo:font-size="90%"/>
      </text:list-level-style-bullet>
      <text:list-level-style-bullet text:level="3" text:bullet-char="•">
        <style:list-level-properties text:space-before="0.5cm" text:min-label-width="0.5cm"/>
        <style:text-properties fo:font-family="Arial" style:font-family-generic="swiss" style:font-pitch="variable" fo:color="#7c2648" fo:font-size="90%"/>
      </text:list-level-style-bullet>
      <text:list-level-style-bullet text:level="4" text:bullet-char="•">
        <style:list-level-properties text:space-before="1cm" text:min-label-width="0.5cm"/>
        <style:text-properties fo:font-family="Arial" style:font-family-generic="swiss" style:font-pitch="variable" fo:color="#7c2648" fo:font-size="90%"/>
      </text:list-level-style-bullet>
      <text:list-level-style-bullet text:level="5" text:bullet-char="•">
        <style:list-level-properties text:space-before="1.5cm" text:min-label-width="0.5cm"/>
        <style:text-properties fo:font-family="Arial" style:font-family-generic="swiss" style:font-pitch="variable" fo:color="#7c2648"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Titelfolie" style:page-layout-name="PM1" draw:style-name="Mdp1">
      <office:forms form:automatic-focus="false" form:apply-design-mode="false"/>
      <draw:custom-shape draw:name="Rechteck 8" draw:style-name="Mgr3" draw:text-style-name="MP5" draw:layer="backgroundobjects" drawooo:display="none" svg:width="0.827cm" svg:height="1.708cm" svg:x="0.67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0" draw:style-name="Mgr4" draw:text-style-name="MP6" draw:layer="backgroundobjects" drawooo:display="none" svg:width="3.869cm" svg:height="1.083cm" svg:x="28.88cm" svg:y="17.61cm">
        <draw:image xlink:href="Pictures/1000105600004D72000017E0F4E2FAD780817858.wmf" xlink:type="simple" xlink:show="embed" xlink:actuate="onLoad" draw:mime-type="image/x-wmf">
          <text:p/>
        </draw:image>
        <draw:image xlink:href="Pictures/10000001000002ED000000E7BACDE74141ACE9D3.png" xlink:type="simple" xlink:show="embed" xlink:actuate="onLoad" draw:mime-type="image/png"/>
        <svg:desc>funkwerk-CMYK.wmf</svg:desc>
      </draw:frame>
      <draw:custom-shape draw:name="Textfeld 13" draw:style-name="Mgr5" draw:text-style-name="MP8" draw:layer="backgroundobjects" drawooo:display="none" svg:width="4.387cm" svg:height="1.011cm" svg:x="0.671cm" svg:y="17.725cm">
        <text:p text:style-name="MP7"><text:span text:style-name="MT2">© Funkwerk Systems GmbH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4" drawooo:display="none">
        <draw:custom-shape draw:name="Textfeld 11" draw:style-name="Mgr6" draw:text-style-name="MP10" draw:layer="layout" svg:width="3.873cm" svg:height="0.696cm" svg:x="35.247cm" svg:y="0.001cm">
          <text:p text:style-name="MP9"><text:span text:style-name="MT3">124 |38 | 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Mgr7" draw:text-style-name="MP11" draw:layer="layout" svg:width="3.873cm" svg:height="0.696cm" svg:x="35.247cm" svg:y="0.863cm">
          <text:p text:style-name="MP9"><text:span text:style-name="MT3">163 |124 | 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Mgr8" draw:text-style-name="MP12" draw:layer="layout" svg:width="3.873cm" svg:height="0.696cm" svg:x="35.247cm" svg:y="1.733cm">
          <text:p text:style-name="MP9"><text:span text:style-name="MT3">43 |95 | 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Mgr9" draw:text-style-name="MP13" draw:layer="layout" svg:width="3.873cm" svg:height="0.696cm" svg:x="35.247cm" svg:y="2.593cm">
          <text:p text:style-name="MP9"><text:span text:style-name="MT3">82 |154 | 1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Mgr10" draw:text-style-name="MP14" draw:layer="layout" svg:width="3.873cm" svg:height="0.696cm" svg:x="35.247cm" svg:y="3.495cm">
          <text:p text:style-name="MP9"><text:span text:style-name="MT3">217 | 217 | 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Mgr11" draw:text-style-name="MP15" draw:layer="layout" svg:width="3.873cm" svg:height="0.696cm" svg:x="35.247cm" svg:y="4.356cm">
          <text:p text:style-name="MP9"><text:span text:style-name="MT3">137 | 137 | 1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6" draw:style-name="Mgr12" draw:text-style-name="MP6" draw:layer="layout" svg:x1="-0.006cm" svg:y1="5.508cm" svg:x2="-1.006cm" svg:y2="5.509cm">
          <text:p/>
        </draw:line>
        <draw:line draw:name="Gerade Verbindung 38" draw:style-name="Mgr12" draw:text-style-name="MP6" draw:layer="layout" svg:x1="34.866cm" svg:y1="5.508cm" svg:x2="33.866cm" svg:y2="5.509cm">
          <text:p/>
        </draw:line>
        <draw:line draw:name="Gerade Verbindung 45" draw:style-name="Mgr12" draw:text-style-name="MP6" draw:layer="layout" svg:x1="-0.006cm" svg:y1="16.205cm" svg:x2="-1.006cm" svg:y2="16.206cm">
          <text:p/>
        </draw:line>
        <draw:line draw:name="Gerade Verbindung 46" draw:style-name="Mgr12" draw:text-style-name="MP6" draw:layer="layout" svg:x1="34.866cm" svg:y1="16.205cm" svg:x2="33.866cm" svg:y2="16.206cm">
          <text:p/>
        </draw:line>
        <draw:line draw:name="Gerade Verbindung 47" draw:style-name="Mgr12" draw:text-style-name="MP6" draw:layer="layout" svg:x1="-0.006cm" svg:y1="3.494cm" svg:x2="-1.006cm" svg:y2="3.495cm">
          <text:p/>
        </draw:line>
        <draw:line draw:name="Gerade Verbindung 48" draw:style-name="Mgr12" draw:text-style-name="MP6" draw:layer="layout" svg:x1="34.866cm" svg:y1="3.494cm" svg:x2="33.866cm" svg:y2="3.495cm">
          <text:p/>
        </draw:line>
        <draw:line draw:name="Gerade Verbindung 49" draw:style-name="Mgr12" draw:text-style-name="MP6" draw:layer="layout" svg:x1="-0.006cm" svg:y1="17.52cm" svg:x2="-1.006cm" svg:y2="17.521cm">
          <text:p/>
        </draw:line>
        <draw:line draw:name="Gerade Verbindung 50" draw:style-name="Mgr12" draw:text-style-name="MP6" draw:layer="layout" svg:x1="34.866cm" svg:y1="17.52cm" svg:x2="33.866cm" svg:y2="17.521cm">
          <text:p/>
        </draw:line>
        <draw:custom-shape draw:name="Textfeld 51" draw:style-name="Mgr5" draw:text-style-name="MP16" draw:layer="layout" svg:width="3.493cm" svg:height="0.589cm" draw:transform="rotate (1.5707963267949) translate (-0.943cm 3.494cm)">
          <text:p text:style-name="MP9"><text:span text:style-name="MT4">H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2" draw:style-name="Mgr5" draw:text-style-name="MP16" draw:layer="layout" svg:width="1.511cm" svg:height="0.925cm" draw:transform="rotate (1.5707963267949) translate (-0.943cm 19.05cm)">
          <text:p text:style-name="MP9"><text:span text:style-name="MT4">FOO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3" draw:style-name="Mgr5" draw:text-style-name="MP16" draw:layer="layout" svg:width="10.705cm" svg:height="0.589cm" draw:transform="rotate (1.5707963267949) translate (-0.943cm 16.206cm)">
          <text:p text:style-name="MP9"><text:span text:style-name="MT4">INHA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Bildplatzhalter 4" presentation:style-name="Titelfolie-outline1" draw:layer="backgroundobjects" svg:width="17.563cm" svg:height="12.296cm" svg:x="16.303cm" svg:y="1.709cm" presentation:class="outline" presentation:placeholder="true" presentation:user-transformed="true">
        <draw:text-box/>
      </draw:frame>
      <draw:custom-shape draw:name="Rechteck 6" draw:style-name="Mgr13" draw:text-style-name="MP17" draw:layer="backgroundobjects" svg:width="23.04cm" svg:height="3.73cm" svg:x="0cm" svg:y="8.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1" draw:text-style-name="MP19" draw:layer="backgroundobjects" svg:width="21.999cm" svg:height="1.714cm" svg:x="0.671cm" svg:y="10.417cm" presentation:class="title" presentation:user-transformed="true">
        <draw:text-box>
          <text:p text:style-name="MP18"><text:span text:style-name="MT5">MASTERTITELFORMAT BEARBEITEN</text:span></text:p>
        </draw:text-box>
      </draw:frame>
      <draw:custom-shape draw:name="Textfeld 11" draw:style-name="Mgr5" draw:text-style-name="MP8" draw:layer="backgroundobjects" svg:width="17.03cm" svg:height="0.758cm" svg:x="0.671cm" svg:y="17.725cm">
        <text:p text:style-name="MP7"><text:span text:style-name="MT6">Funkwerk Systems GmbH | Traditional. Innovative. SOL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2" draw:style-name="Mgr4" draw:text-style-name="MP6" draw:layer="backgroundobjects" svg:width="3.869cm" svg:height="1.083cm" svg:x="28.88cm" svg:y="17.61cm">
        <draw:image xlink:href="Pictures/1000105600004D72000017E0F4E2FAD780817858.wmf" xlink:type="simple" xlink:show="embed" xlink:actuate="onLoad" draw:mime-type="image/x-wmf">
          <text:p/>
        </draw:image>
        <draw:image xlink:href="Pictures/10000001000002ED000000E7BACDE74141ACE9D3.png" xlink:type="simple" xlink:show="embed" xlink:actuate="onLoad" draw:mime-type="image/png"/>
        <svg:desc>funkwerk-CMYK.wmf</svg:desc>
      </draw:frame>
      <draw:custom-shape draw:name="Textfeld 8" draw:style-name="Mgr6" draw:text-style-name="MP10" draw:layer="backgroundobjects" svg:width="3.873cm" svg:height="0.696cm" svg:x="34.56cm" svg:y="0.356cm">
        <text:p text:style-name="MP9"><text:span text:style-name="MT3">124 |38 | 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Mgr7" draw:text-style-name="MP11" draw:layer="backgroundobjects" svg:width="3.873cm" svg:height="0.696cm" svg:x="34.56cm" svg:y="1.219cm">
        <text:p text:style-name="MP9"><text:span text:style-name="MT3">163 |124 | 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Mgr8" draw:text-style-name="MP12" draw:layer="backgroundobjects" svg:width="3.873cm" svg:height="0.696cm" svg:x="34.56cm" svg:y="2.088cm">
        <text:p text:style-name="MP9"><text:span text:style-name="MT3">43 |95 | 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Mgr9" draw:text-style-name="MP13" draw:layer="backgroundobjects" svg:width="3.873cm" svg:height="0.696cm" svg:x="34.56cm" svg:y="2.948cm">
        <text:p text:style-name="MP9"><text:span text:style-name="MT3">82 |154 | 1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 draw:style-name="Mgr10" draw:text-style-name="MP14" draw:layer="backgroundobjects" svg:width="3.873cm" svg:height="0.696cm" svg:x="34.56cm" svg:y="3.851cm">
        <text:p text:style-name="MP9"><text:span text:style-name="MT3">217 | 217 | 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Mgr11" draw:text-style-name="MP15" draw:layer="backgroundobjects" svg:width="3.873cm" svg:height="0.696cm" svg:x="34.56cm" svg:y="4.711cm">
        <text:p text:style-name="MP9"><text:span text:style-name="MT3">137 | 137 | 1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Nur_20_Titel" style:display-name="Nur Titel" style:page-layout-name="PM1" draw:style-name="Mdp1">
      <office:forms form:automatic-focus="false" form:apply-design-mode="false"/>
      <draw:custom-shape draw:name="Rechteck 8" draw:style-name="Mgr3" draw:text-style-name="MP5" draw:layer="backgroundobjects" svg:width="0.827cm" svg:height="1.708cm" svg:x="0.67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0" draw:style-name="Mgr4" draw:text-style-name="MP6" draw:layer="backgroundobjects" svg:width="3.869cm" svg:height="1.083cm" svg:x="28.88cm" svg:y="17.61cm">
        <draw:image xlink:href="Pictures/1000105600004D72000017E0F4E2FAD780817858.wmf" xlink:type="simple" xlink:show="embed" xlink:actuate="onLoad" draw:mime-type="image/x-wmf">
          <text:p/>
        </draw:image>
        <draw:image xlink:href="Pictures/10000001000002ED000000E7BACDE74141ACE9D3.png" xlink:type="simple" xlink:show="embed" xlink:actuate="onLoad" draw:mime-type="image/png"/>
        <svg:desc>funkwerk-CMYK.wmf</svg:desc>
      </draw:frame>
      <draw:custom-shape draw:name="Textfeld 13" draw:style-name="Mgr5" draw:text-style-name="MP20" draw:layer="backgroundobjects" svg:width="4.929cm" svg:height="0.632cm" svg:x="0.671cm" svg:y="17.725cm">
        <text:p text:style-name="MP7"><text:span text:style-name="MT2">© Funkwerk Systems GmbH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4">
        <draw:custom-shape draw:name="Textfeld 11" draw:style-name="Mgr6" draw:text-style-name="MP10" draw:layer="layout" svg:width="3.873cm" svg:height="0.696cm" svg:x="35.247cm" svg:y="0.001cm">
          <text:p text:style-name="MP9"><text:span text:style-name="MT3">124 |38 | 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Mgr7" draw:text-style-name="MP11" draw:layer="layout" svg:width="3.873cm" svg:height="0.696cm" svg:x="35.247cm" svg:y="0.863cm">
          <text:p text:style-name="MP9"><text:span text:style-name="MT3">163 |124 | 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Mgr8" draw:text-style-name="MP12" draw:layer="layout" svg:width="3.873cm" svg:height="0.696cm" svg:x="35.247cm" svg:y="1.733cm">
          <text:p text:style-name="MP9"><text:span text:style-name="MT3">43 |95 | 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Mgr9" draw:text-style-name="MP13" draw:layer="layout" svg:width="3.873cm" svg:height="0.696cm" svg:x="35.247cm" svg:y="2.593cm">
          <text:p text:style-name="MP9"><text:span text:style-name="MT3">82 |154 | 1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Mgr10" draw:text-style-name="MP14" draw:layer="layout" svg:width="3.873cm" svg:height="0.696cm" svg:x="35.247cm" svg:y="3.495cm">
          <text:p text:style-name="MP9"><text:span text:style-name="MT3">217 | 217 | 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Mgr11" draw:text-style-name="MP15" draw:layer="layout" svg:width="3.873cm" svg:height="0.696cm" svg:x="35.247cm" svg:y="4.356cm">
          <text:p text:style-name="MP9"><text:span text:style-name="MT3">137 | 137 | 1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6" draw:style-name="Mgr12" draw:text-style-name="MP6" draw:layer="layout" svg:x1="-0.006cm" svg:y1="5.508cm" svg:x2="-1.006cm" svg:y2="5.509cm">
          <text:p/>
        </draw:line>
        <draw:line draw:name="Gerade Verbindung 38" draw:style-name="Mgr12" draw:text-style-name="MP6" draw:layer="layout" svg:x1="34.866cm" svg:y1="5.508cm" svg:x2="33.866cm" svg:y2="5.509cm">
          <text:p/>
        </draw:line>
        <draw:line draw:name="Gerade Verbindung 45" draw:style-name="Mgr12" draw:text-style-name="MP6" draw:layer="layout" svg:x1="-0.006cm" svg:y1="16.205cm" svg:x2="-1.006cm" svg:y2="16.206cm">
          <text:p/>
        </draw:line>
        <draw:line draw:name="Gerade Verbindung 46" draw:style-name="Mgr12" draw:text-style-name="MP6" draw:layer="layout" svg:x1="34.866cm" svg:y1="16.205cm" svg:x2="33.866cm" svg:y2="16.206cm">
          <text:p/>
        </draw:line>
        <draw:line draw:name="Gerade Verbindung 47" draw:style-name="Mgr12" draw:text-style-name="MP6" draw:layer="layout" svg:x1="-0.006cm" svg:y1="3.494cm" svg:x2="-1.006cm" svg:y2="3.495cm">
          <text:p/>
        </draw:line>
        <draw:line draw:name="Gerade Verbindung 48" draw:style-name="Mgr12" draw:text-style-name="MP6" draw:layer="layout" svg:x1="34.866cm" svg:y1="3.494cm" svg:x2="33.866cm" svg:y2="3.495cm">
          <text:p/>
        </draw:line>
        <draw:line draw:name="Gerade Verbindung 49" draw:style-name="Mgr12" draw:text-style-name="MP6" draw:layer="layout" svg:x1="-0.006cm" svg:y1="17.52cm" svg:x2="-1.006cm" svg:y2="17.521cm">
          <text:p/>
        </draw:line>
        <draw:line draw:name="Gerade Verbindung 50" draw:style-name="Mgr12" draw:text-style-name="MP6" draw:layer="layout" svg:x1="34.866cm" svg:y1="17.52cm" svg:x2="33.866cm" svg:y2="17.521cm">
          <text:p/>
        </draw:line>
        <draw:custom-shape draw:name="Textfeld 51" draw:style-name="Mgr5" draw:text-style-name="MP16" draw:layer="layout" svg:width="3.493cm" svg:height="0.589cm" draw:transform="rotate (1.5707963267949) translate (-0.943cm 3.494cm)">
          <text:p text:style-name="MP9"><text:span text:style-name="MT4">H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2" draw:style-name="Mgr5" draw:text-style-name="MP16" draw:layer="layout" svg:width="1.511cm" svg:height="0.925cm" draw:transform="rotate (1.5707963267949) translate (-0.943cm 19.05cm)">
          <text:p text:style-name="MP9"><text:span text:style-name="MT4">FOO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3" draw:style-name="Mgr5" draw:text-style-name="MP16" draw:layer="layout" svg:width="10.705cm" svg:height="0.589cm" draw:transform="rotate (1.5707963267949) translate (-0.943cm 16.206cm)">
          <text:p text:style-name="MP9"><text:span text:style-name="MT4">INHA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el 1" presentation:style-name="Mpr4" draw:text-style-name="MP22" draw:layer="backgroundobjects" svg:width="28.999cm" svg:height="0.999cm" svg:x="2.328cm" svg:y="2.59cm" presentation:class="title" presentation:user-transformed="true">
        <draw:text-box>
          <text:p text:style-name="MP21"><text:span text:style-name="MT7">MASTERTITELFORMAT BEARBEITEN</text:span></text:p>
        </draw:text-box>
      </draw:frame>
      <draw:frame draw:name="Foliennummernplatzhalter 4" presentation:style-name="Mpr5" draw:text-style-name="MP24" draw:layer="backgroundobjects" svg:width="1.253cm" svg:height="1.013cm" svg:x="0.458cm" svg:y="0.694cm" presentation:class="page-number" presentation:user-transformed="true">
        <draw:text-box>
          <text:p text:style-name="MP23"><text:span text:style-name="MT8"><text:page-number>&lt;Foliennummer&gt;</text:page-number></text:span></text:p>
        </draw:text-box>
      </draw:frame>
      <draw:frame draw:name="Textplatzhalter 7" presentation:style-name="Mpr6" draw:text-style-name="MP26" draw:layer="backgroundobjects" svg:width="28.999cm" svg:height="0.88cm" svg:x="2.327cm" svg:y="1.709cm" presentation:class="outline" presentation:user-transformed="true">
        <draw:text-box>
          <text:list text:style-name="ML3">
            <text:list-item>
              <text:p text:style-name="MP25"><text:span text:style-name="MT9">Mastertextformat bearbeiten</text:span></text:p>
            </text:list-item>
          </text:list>
        </draw:text-box>
      </draw:frame>
      <draw:frame draw:name="Textplatzhalter 9" presentation:style-name="Mpr6" draw:text-style-name="MP26" draw:layer="backgroundobjects" svg:width="28.999cm" svg:height="10.499cm" svg:x="2.327cm" svg:y="5.5cm" presentation:class="outline" presentation:user-transformed="true">
        <draw:text-box>
          <text:p text:style-name="MP25"><text:span text:style-name="MT10">Mastertextformat bearbeiten</text:span></text:p>
          <text:list text:style-name="ML4">
            <text:list-item>
              <text:list>
                <text:list-item>
                  <text:p text:style-name="MP27"><text:span text:style-name="MT10">Zweite Ebene</text:span></text:p>
                </text:list-item>
              </text:list>
            </text:list-item>
          </text:list>
          <text:list text:style-name="ML5">
            <text:list-item>
              <text:list>
                <text:list-item>
                  <text:list>
                    <text:list-item>
                      <text:p text:style-name="MP28"><text:span text:style-name="MT10">Dritte Ebene</text:span></text:p>
                    </text:list-item>
                  </text:list>
                </text:list-item>
              </text:list>
            </text:list-item>
          </text:list>
          <text:list text:style-name="ML6">
            <text:list-item>
              <text:list>
                <text:list-item>
                  <text:list>
                    <text:list-item>
                      <text:list>
                        <text:list-item>
                          <text:p text:style-name="MP28"><text:span text:style-name="MT10">Vierte Ebene</text:span></text:p>
                        </text:list-item>
                      </text:list>
                    </text:list-item>
                  </text:list>
                </text:list-item>
              </text:list>
            </text:list-item>
          </text:list>
          <text:list text:style-name="ML7">
            <text:list-item>
              <text:list>
                <text:list-item>
                  <text:list>
                    <text:list-item>
                      <text:list>
                        <text:list-item>
                          <text:list>
                            <text:list-item>
                              <text:p text:style-name="MP28"><text:span text:style-name="MT10">Fünfte Ebene</text:span></text:p>
                            </text:list-item>
                          </text:list>
                        </text:list-item>
                      </text:list>
                    </text:list-item>
                  </text:list>
                </text:list-item>
              </text:list>
            </text:list-item>
          </text:list>
        </draw:text-box>
      </draw:frame>
      <presentation:notes style:page-layout-name="PM0">
        <office:forms form:automatic-focus="false" form:apply-design-mode="false"/>
        <draw:page-thumbnail presentation:style-name="Nur_20_Titel-title" draw:layer="backgroundobjects" svg:width="19.798cm" svg:height="11.136cm" svg:x="0.6cm" svg:y="2.257cm" presentation:class="page"/>
        <draw:frame presentation:style-name="Nur_20_Titel-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chlussfolie" style:page-layout-name="PM1" draw:style-name="Mdp1">
      <office:forms form:automatic-focus="false" form:apply-design-mode="false"/>
      <draw:custom-shape draw:name="Rechteck 8" draw:style-name="Mgr3" draw:text-style-name="MP5" draw:layer="backgroundobjects" drawooo:display="none" svg:width="0.827cm" svg:height="1.708cm" svg:x="0.67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0" draw:style-name="Mgr4" draw:text-style-name="MP6" draw:layer="backgroundobjects" drawooo:display="none" svg:width="3.869cm" svg:height="1.083cm" svg:x="28.88cm" svg:y="17.61cm">
        <draw:image xlink:href="Pictures/1000105600004D72000017E0F4E2FAD780817858.wmf" xlink:type="simple" xlink:show="embed" xlink:actuate="onLoad" draw:mime-type="image/x-wmf">
          <text:p/>
        </draw:image>
        <draw:image xlink:href="Pictures/10000001000002ED000000E7BACDE74141ACE9D3.png" xlink:type="simple" xlink:show="embed" xlink:actuate="onLoad" draw:mime-type="image/png"/>
        <svg:desc>funkwerk-CMYK.wmf</svg:desc>
      </draw:frame>
      <draw:custom-shape draw:name="Textfeld 13" draw:style-name="Mgr5" draw:text-style-name="MP8" draw:layer="backgroundobjects" drawooo:display="none" svg:width="4.387cm" svg:height="1.011cm" svg:x="0.671cm" svg:y="17.725cm">
        <text:p text:style-name="MP7"><text:span text:style-name="MT2">© Funkwerk Systems GmbH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4" drawooo:display="none">
        <draw:custom-shape draw:name="Textfeld 11" draw:style-name="Mgr6" draw:text-style-name="MP10" draw:layer="layout" svg:width="3.873cm" svg:height="0.696cm" svg:x="35.247cm" svg:y="0.001cm">
          <text:p text:style-name="MP9"><text:span text:style-name="MT3">124 |38 | 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Mgr7" draw:text-style-name="MP11" draw:layer="layout" svg:width="3.873cm" svg:height="0.696cm" svg:x="35.247cm" svg:y="0.863cm">
          <text:p text:style-name="MP9"><text:span text:style-name="MT3">163 |124 | 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Mgr8" draw:text-style-name="MP12" draw:layer="layout" svg:width="3.873cm" svg:height="0.696cm" svg:x="35.247cm" svg:y="1.733cm">
          <text:p text:style-name="MP9"><text:span text:style-name="MT3">43 |95 | 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Mgr9" draw:text-style-name="MP13" draw:layer="layout" svg:width="3.873cm" svg:height="0.696cm" svg:x="35.247cm" svg:y="2.593cm">
          <text:p text:style-name="MP9"><text:span text:style-name="MT3">82 |154 | 1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Mgr10" draw:text-style-name="MP14" draw:layer="layout" svg:width="3.873cm" svg:height="0.696cm" svg:x="35.247cm" svg:y="3.495cm">
          <text:p text:style-name="MP9"><text:span text:style-name="MT3">217 | 217 | 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Mgr11" draw:text-style-name="MP15" draw:layer="layout" svg:width="3.873cm" svg:height="0.696cm" svg:x="35.247cm" svg:y="4.356cm">
          <text:p text:style-name="MP9"><text:span text:style-name="MT3">137 | 137 | 1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6" draw:style-name="Mgr12" draw:text-style-name="MP6" draw:layer="layout" svg:x1="-0.006cm" svg:y1="5.508cm" svg:x2="-1.006cm" svg:y2="5.509cm">
          <text:p/>
        </draw:line>
        <draw:line draw:name="Gerade Verbindung 38" draw:style-name="Mgr12" draw:text-style-name="MP6" draw:layer="layout" svg:x1="34.866cm" svg:y1="5.508cm" svg:x2="33.866cm" svg:y2="5.509cm">
          <text:p/>
        </draw:line>
        <draw:line draw:name="Gerade Verbindung 45" draw:style-name="Mgr12" draw:text-style-name="MP6" draw:layer="layout" svg:x1="-0.006cm" svg:y1="16.205cm" svg:x2="-1.006cm" svg:y2="16.206cm">
          <text:p/>
        </draw:line>
        <draw:line draw:name="Gerade Verbindung 46" draw:style-name="Mgr12" draw:text-style-name="MP6" draw:layer="layout" svg:x1="34.866cm" svg:y1="16.205cm" svg:x2="33.866cm" svg:y2="16.206cm">
          <text:p/>
        </draw:line>
        <draw:line draw:name="Gerade Verbindung 47" draw:style-name="Mgr12" draw:text-style-name="MP6" draw:layer="layout" svg:x1="-0.006cm" svg:y1="3.494cm" svg:x2="-1.006cm" svg:y2="3.495cm">
          <text:p/>
        </draw:line>
        <draw:line draw:name="Gerade Verbindung 48" draw:style-name="Mgr12" draw:text-style-name="MP6" draw:layer="layout" svg:x1="34.866cm" svg:y1="3.494cm" svg:x2="33.866cm" svg:y2="3.495cm">
          <text:p/>
        </draw:line>
        <draw:line draw:name="Gerade Verbindung 49" draw:style-name="Mgr12" draw:text-style-name="MP6" draw:layer="layout" svg:x1="-0.006cm" svg:y1="17.52cm" svg:x2="-1.006cm" svg:y2="17.521cm">
          <text:p/>
        </draw:line>
        <draw:line draw:name="Gerade Verbindung 50" draw:style-name="Mgr12" draw:text-style-name="MP6" draw:layer="layout" svg:x1="34.866cm" svg:y1="17.52cm" svg:x2="33.866cm" svg:y2="17.521cm">
          <text:p/>
        </draw:line>
        <draw:custom-shape draw:name="Textfeld 51" draw:style-name="Mgr5" draw:text-style-name="MP16" draw:layer="layout" svg:width="3.493cm" svg:height="0.589cm" draw:transform="rotate (1.5707963267949) translate (-0.943cm 3.494cm)">
          <text:p text:style-name="MP9"><text:span text:style-name="MT4">H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2" draw:style-name="Mgr5" draw:text-style-name="MP16" draw:layer="layout" svg:width="1.511cm" svg:height="0.925cm" draw:transform="rotate (1.5707963267949) translate (-0.943cm 19.05cm)">
          <text:p text:style-name="MP9"><text:span text:style-name="MT4">FOO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3" draw:style-name="Mgr5" draw:text-style-name="MP16" draw:layer="layout" svg:width="10.705cm" svg:height="0.589cm" draw:transform="rotate (1.5707963267949) translate (-0.943cm 16.206cm)">
          <text:p text:style-name="MP9"><text:span text:style-name="MT4">INHA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Bildplatzhalter 4" presentation:style-name="Schlussfolie-outline1" draw:layer="backgroundobjects" svg:width="18.763cm" svg:height="11.99cm" svg:x="15.103cm" svg:y="3.684cm" presentation:class="outline" presentation:placeholder="true" presentation:user-transformed="true">
        <draw:text-box/>
      </draw:frame>
      <draw:custom-shape draw:name="Rechteck 12" draw:style-name="Mgr13" draw:text-style-name="MP17" draw:layer="backgroundobjects" svg:width="16.932cm" svg:height="3.454cm" svg:x="16.933cm" svg:y="2.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Mgr4" draw:text-style-name="MP6" draw:layer="backgroundobjects" svg:width="3.869cm" svg:height="1.083cm" svg:x="28.88cm" svg:y="17.61cm">
        <draw:image xlink:href="Pictures/1000105600004D72000017E0F4E2FAD780817858.wmf" xlink:type="simple" xlink:show="embed" xlink:actuate="onLoad" draw:mime-type="image/x-wmf">
          <text:p/>
        </draw:image>
        <draw:image xlink:href="Pictures/10000001000002ED000000E7BACDE74141ACE9D3.png" xlink:type="simple" xlink:show="embed" xlink:actuate="onLoad" draw:mime-type="image/png"/>
        <svg:desc>funkwerk-CMYK.wmf</svg:desc>
      </draw:frame>
      <draw:custom-shape draw:name="Textfeld 9" draw:style-name="Mgr5" draw:text-style-name="MP8" draw:layer="backgroundobjects" svg:width="17.03cm" svg:height="0.758cm" svg:x="0.671cm" svg:y="17.725cm">
        <text:p text:style-name="MP7"><text:span text:style-name="MT6">Funkwerk Systems GmbH | Traditional. Innovative. SOL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9" draw:text-style-name="MP29" draw:layer="backgroundobjects" svg:width="19.199cm" svg:height="1.714cm" svg:x="13.55cm" svg:y="2.854cm" presentation:class="title" presentation:user-transformed="true">
        <draw:text-box>
          <text:p text:style-name="MP18"><text:span text:style-name="MT11">MASTERTITELFORMAT BEARBEITEN</text:span></text:p>
        </draw:text-box>
      </draw:frame>
      <draw:frame draw:name="Textplatzhalter 2" presentation:style-name="Mpr10" draw:text-style-name="MP26" draw:layer="backgroundobjects" svg:width="9.627cm" svg:height="1.524cm" svg:x="3.484cm" svg:y="11.975cm" presentation:class="outline" presentation:user-transformed="true">
        <draw:text-box>
          <text:p text:style-name="MP30"><text:span text:style-name="MT10">Telefonnummer</text:span></text:p>
          <text:p text:style-name="MP30"><text:span text:style-name="MT10">E-Mail-Adresse</text:span></text:p>
        </draw:text-box>
      </draw:frame>
      <draw:custom-shape draw:name="Textfeld 16" draw:style-name="Mgr5" draw:text-style-name="MP8" draw:layer="backgroundobjects" svg:width="8.163cm" svg:height="1.506cm" svg:x="2.305cm" svg:y="14.484cm">
        <text:p text:style-name="MP31"><text:span text:style-name="MT12">Funkwerk Systems GmbH</text:span></text:p>
        <text:p text:style-name="MP7"><text:span text:style-name="MT12">Liebigstraße 1a | 85757 Karlsfe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2" presentation:style-name="Mpr10" draw:text-style-name="MP26" draw:layer="backgroundobjects" svg:width="10.79cm" svg:height="0.854cm" svg:x="2.321cm" svg:y="9.839cm" presentation:class="outline" presentation:user-transformed="true">
        <draw:text-box>
          <text:p text:style-name="MP32"><text:span text:style-name="MT13">VORNAME NACHNAME</text:span></text:p>
        </draw:text-box>
      </draw:frame>
      <draw:frame draw:name="Grafik 5" draw:style-name="Mgr14" draw:text-style-name="MP6" draw:layer="backgroundobjects" svg:width="0.759cm" svg:height="0.899cm" svg:x="2.515cm" svg:y="13.409cm">
        <draw:image xlink:href="Pictures/1000000100000600000009C4985CE7110064766D.png" xlink:type="simple" xlink:show="embed" xlink:actuate="onLoad" draw:mime-type="image/png">
          <text:p/>
        </draw:image>
      </draw:frame>
      <draw:frame draw:name="Grafik 17" draw:style-name="Mgr15" draw:text-style-name="MP6" draw:layer="backgroundobjects" svg:width="0.759cm" svg:height="0.899cm" svg:x="2.541cm" svg:y="12.58cm">
        <draw:image xlink:href="Pictures/1000000100000600000009C4985CE7110064766D.png" xlink:type="simple" xlink:show="embed" xlink:actuate="onLoad" draw:mime-type="image/png">
          <text:p/>
        </draw:image>
      </draw:frame>
      <draw:frame draw:name="Grafik 18" draw:style-name="Mgr16" draw:text-style-name="MP6" draw:layer="backgroundobjects" svg:width="0.759cm" svg:height="0.899cm" svg:x="2.495cm" svg:y="11.722cm">
        <draw:image xlink:href="Pictures/1000000100000600000009C4985CE7110064766D.png" xlink:type="simple" xlink:show="embed" xlink:actuate="onLoad" draw:mime-type="image/png">
          <text:p/>
        </draw:image>
      </draw:frame>
      <draw:custom-shape draw:name="Textfeld 19" draw:style-name="Mgr5" draw:text-style-name="MP8" draw:layer="backgroundobjects" svg:width="8.163cm" svg:height="0.843cm" draw:transform="rotate (1.5707963267949) translate (0.671cm 9.661cm)">
        <text:p text:style-name="MP31"><text:span text:style-name="MT12">Ihr Ansprechpart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2" presentation:style-name="Mpr11" draw:text-style-name="MP26" draw:layer="backgroundobjects" svg:width="10.79cm" svg:height="0.854cm" svg:x="2.321cm" svg:y="10.654cm" presentation:class="outline" presentation:user-transformed="true">
        <draw:text-box>
          <text:p text:style-name="MP32"><text:span text:style-name="MT10">Position</text:span></text:p>
        </draw:text-box>
      </draw:frame>
      <draw:custom-shape draw:name="Textfeld 21" draw:style-name="Mgr5" draw:text-style-name="MP8" draw:layer="backgroundobjects" svg:width="8.163cm" svg:height="0.843cm" svg:x="3.484cm" svg:y="13.452cm">
        <text:p text:style-name="MP31"><text:span text:style-name="MT12">funkwerk.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 draw:style-name="Mgr17" draw:text-style-name="MP6" draw:layer="backgroundobjects" svg:x1="1.098cm" svg:y1="0cm" svg:x2="1.099cm" svg:y2="5.011cm">
        <text:p/>
      </draw:line>
      <draw:custom-shape draw:name="Rechteck 30" draw:style-name="Mgr3" draw:text-style-name="MP5" draw:layer="backgroundobjects" svg:width="13.294cm" svg:height="0.428cm" svg:x="20.572cm" svg:y="15.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Mgr6" draw:text-style-name="MP10" draw:layer="backgroundobjects" svg:width="3.873cm" svg:height="0.696cm" svg:x="34.56cm" svg:y="0.356cm">
        <text:p text:style-name="MP9"><text:span text:style-name="MT3">124 |38 | 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3" draw:style-name="Mgr7" draw:text-style-name="MP11" draw:layer="backgroundobjects" svg:width="3.873cm" svg:height="0.696cm" svg:x="34.56cm" svg:y="1.219cm">
        <text:p text:style-name="MP9"><text:span text:style-name="MT3">163 |124 | 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Mgr8" draw:text-style-name="MP12" draw:layer="backgroundobjects" svg:width="3.873cm" svg:height="0.696cm" svg:x="34.56cm" svg:y="2.088cm">
        <text:p text:style-name="MP9"><text:span text:style-name="MT3">43 |95 | 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Mgr9" draw:text-style-name="MP13" draw:layer="backgroundobjects" svg:width="3.873cm" svg:height="0.696cm" svg:x="34.56cm" svg:y="2.948cm">
        <text:p text:style-name="MP9"><text:span text:style-name="MT3">82 |154 | 1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Mgr10" draw:text-style-name="MP14" draw:layer="backgroundobjects" svg:width="3.873cm" svg:height="0.696cm" svg:x="34.56cm" svg:y="3.851cm">
        <text:p text:style-name="MP9"><text:span text:style-name="MT3">217 | 217 | 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Mgr11" draw:text-style-name="MP15" draw:layer="backgroundobjects" svg:width="3.873cm" svg:height="0.696cm" svg:x="34.56cm" svg:y="4.711cm">
        <text:p text:style-name="MP9"><text:span text:style-name="MT3">137 | 137 | 1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chlussfolie-title" draw:layer="backgroundobjects" svg:width="19.798cm" svg:height="11.136cm" svg:x="0.6cm" svg:y="2.257cm" presentation:class="page"/>
        <draw:frame presentation:style-name="Schlussfolie-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äsentation</dc:title>
    <meta:editing-cycles>250</meta:editing-cycles>
    <meta:creation-date>2022-07-22T12:35:19.271497606</meta:creation-date>
    <dc:date>2022-07-29T10:24:00.012649282</dc:date>
    <meta:editing-duration>P6DT21H10M31S</meta:editing-duration>
    <meta:generator>LibreOffice/7.3.4.2$Linux_X86_64 LibreOffice_project/30$Build-2</meta:generator>
    <meta:document-statistic meta:object-count="264"/>
    <meta:user-defined meta:name="AppVersion">16.0000</meta:user-defined>
    <meta:user-defined meta:name="PresentationFormat">Breitbild</meta:user-defined>
    <meta:user-defined meta:name="Slides" meta:value-type="float">22</meta:user-defined>
  </office:meta>
</office:document-meta>
</file>